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ce style:name="DejaVu Sans1" svg:font-family="'DejaVu Sans'"/>
    <style:font-face style:name="Arial1" svg:font-family="Arial"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MS PGothic1" svg:font-family="'MS PGothic'" style:font-pitch="variable"/>
    <style:font-face style:name="Nachlieli CLM1" svg:font-family="'Nachlieli CLM'" style:font-pitch="variable"/>
    <style:font-face style:name="Segoe UI" svg:font-family="'Segoe UI'"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S PGothic" svg:font-family="'MS PGothic'" style:font-family-generic="system" style:font-pitch="variable"/>
    <style:font-face style:name="Nachlieli CLM" svg:font-family="'Nachlieli CLM'"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71cm" svg:stroke-color="#0000ff" draw:fill="solid" draw:fill-color="#ffefcf"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solid" svg:stroke-width="0.035cm" svg:stroke-color="#02721d" draw:stroke-linejoin="round" draw:fill="solid" draw:fill-color="#cefed9"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solid" svg:stroke-width="0.071cm" svg:stroke-color="#0000ff"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solid" svg:stroke-width="0.071cm" svg:stroke-color="#ff0000"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35cm" svg:stroke-color="#02721d" draw:stroke-linejoin="round" draw:fill="solid" draw:fill-color="#cefed9" draw:textarea-vertical-align="middle" draw:auto-grow-height="false" draw:fit-to-size="false" style:shrink-to-fit="false" fo:min-height="0cm" fo:min-width="0cm" fo:padding-top="0.127cm" fo:padding-bottom="0.127cm" fo:padding-left="0.254cm" fo:padding-right="0.254cm" fo:wrap-option="wrap"/>
    </style:style>
    <style:style style:name="gr6" style:family="graphic" style:parent-style-name="standard">
      <style:graphic-properties draw:stroke="solid" svg:stroke-width="0.026cm" svg:stroke-color="#0000ff" draw:fill="solid" draw:fill-color="#ffefcf"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71cm" svg:stroke-color="#0000ff" draw:fill="solid" draw:fill-color="#ffefcf"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solid" svg:stroke-width="0.071cm" svg:stroke-color="#ff0000" draw:fill="solid" draw:fill-color="#ffccff" draw:textarea-vertical-align="top" draw:auto-grow-height="fals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71cm" svg:stroke-color="#0000ff" draw:fill="solid" draw:fill-color="#ffefcf" draw:textarea-vertical-align="middle" draw:auto-grow-height="fals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solid" svg:stroke-width="0.071cm" svg:stroke-color="#0000ff" draw:fill="solid" draw:fill-color="#ffefcf" draw:textarea-vertical-align="middle" draw:auto-grow-height="false" draw:fit-to-size="false" style:shrink-to-fit="false" fo:min-height="0cm" fo:min-width="0cm" fo:padding-top="0.127cm" fo:padding-bottom="0.127cm" fo:padding-left="0.254cm" fo:padding-right="0.254cm" fo:wrap-option="wrap"/>
    </style:style>
    <style:style style:name="gr11" style:family="graphic">
      <style:graphic-properties style:protect="size"/>
    </style:style>
    <style:style style:name="pr1" style:family="presentation" style:parent-style-name="Blank_20_Slide-notes" style:list-style-name="L2">
      <style:graphic-properties draw:stroke="none" svg:stroke-width="0cm" draw:fill="none" draw:fill-color="#ffffff" draw:textarea-vertical-align="top" draw:auto-grow-height="false" draw:fit-to-size="false" style:shrink-to-fit="false" fo:min-height="12.573cm" fo:padding-top="0.127cm" fo:padding-bottom="0.127cm" fo:padding-left="0.254cm" fo:padding-right="0.254cm" fo:wrap-option="wrap"/>
    </style:style>
    <style:style style:name="pr2" style:family="presentation" style:parent-style-name="Blank_20_Slide-backgroundobjects">
      <style:graphic-properties draw:stroke="none" svg:stroke-width="0cm" draw:fill="none" draw:fill-color="#ffffff" draw:textarea-vertical-align="bottom" draw:auto-grow-height="false" draw:fit-to-size="false" style:shrink-to-fit="false" fo:min-height="12.573cm" fo:padding-top="0.127cm" fo:padding-bottom="0.127cm" fo:padding-left="0.254cm" fo:padding-right="0.254cm" fo:wrap-option="wrap"/>
    </style:style>
    <style:style style:name="P1" style:family="paragraph">
      <loext:graphic-properties draw:fill="solid" draw:fill-color="#ffefcf"/>
      <style:paragraph-properties fo:text-align="start"/>
      <style:text-properties fo:font-size="18pt"/>
    </style:style>
    <style:style style:name="P2" style:family="paragraph">
      <loext:graphic-properties draw:fill="solid" draw:fill-color="#cefed9"/>
      <style:paragraph-properties fo:text-align="start"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loext:graphic-properties draw:fill="solid" draw:fill-color="#ffefcf"/>
      <style:paragraph-properties fo:text-align="start" style:font-independent-line-spacing="true"/>
      <style:text-properties fo:font-size="18pt"/>
    </style:style>
    <style:style style:name="P5" style:family="paragraph">
      <loext:graphic-properties draw:fill="solid" draw:fill-color="#ffccff"/>
      <style:paragraph-properties fo:text-align="start" style:font-independent-line-spacing="true"/>
      <style:text-properties fo:font-size="18pt"/>
    </style:style>
    <style:style style:name="P6"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7" style:family="paragraph">
      <style:paragraph-properties fo:margin-top="0cm" fo:margin-bottom="0cm" fo:line-height="100%" fo:text-align="end"/>
      <style:text-properties fo:font-size="14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draw:custom-shape draw:name="accentBorderCallout1" draw:style-name="gr1" draw:text-style-name="P1" draw:layer="layout" svg:width="2.998cm" svg:height="4.999cm" svg:x="2cm" svg:y="1cm">
          <text:p/>
          <draw:enhanced-geometry draw:mirror-horizontal="false" draw:mirror-vertical="false" draw:text-areas="0 0 ?f4 ?f7" svg:viewBox="0 0 0 0" draw:type="ooxml-accentBorderCallout1" draw:modifiers="18750 -8333 99325 -34366" draw:enhanced-path="M 0 0 L ?f4 0 ?f4 ?f7 0 ?f7 Z N M ?f1 0 L ?f1 ?f7 F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accentBorderCallout2" draw:style-name="gr1" draw:text-style-name="P1" draw:layer="layout" svg:width="2.998cm" svg:height="4.999cm" svg:x="8cm" svg:y="1.001cm">
          <text:p/>
          <draw:enhanced-geometry draw:mirror-horizontal="false" draw:mirror-vertical="false" draw:text-areas="0 0 ?f6 ?f9" svg:viewBox="0 0 0 0" draw:type="ooxml-accentBorderCallout2" draw:modifiers="18750 -8333 28487 -30780 100400 -33800" draw:enhanced-path="M 0 0 L ?f6 0 ?f6 ?f9 0 ?f9 Z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handle draw:handle-position="?f5 ?f4" draw:handle-range-x-maximum="2147483647" draw:handle-range-x-minimum="-2147483647" draw:handle-range-y-maximum="2147483647" draw:handle-range-y-minimum="-2147483647"/>
          </draw:enhanced-geometry>
        </draw:custom-shape>
        <draw:custom-shape draw:name="accentBorderCallout3" draw:style-name="gr1" draw:text-style-name="P1" draw:layer="layout" svg:width="2.998cm" svg:height="4.999cm" svg:x="14cm" svg:y="1cm">
          <text:p/>
          <draw:enhanced-geometry draw:mirror-horizontal="false" draw:mirror-vertical="false" draw:text-areas="0 0 ?f8 ?f11" svg:viewBox="0 0 0 0" draw:type="ooxml-accentBorderCallout3" draw:modifiers="18750 -8333 123 -32188 79680 -32188 99350 -40633" draw:enhanced-path="M 0 0 L ?f8 0 ?f8 ?f11 0 ?f11 Z N M ?f1 0 L ?f1 ?f11 F N M ?f1 ?f0 L ?f3 ?f2 ?f5 ?f4 ?f7 ?f6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height*$6 /100000"/>
            <draw:equation draw:name="f7" draw:formula="logwidth*$7 /100000"/>
            <draw:equation draw:name="f8" draw:formula="logwidth"/>
            <draw:equation draw:name="f9" draw:formula="logheight/2"/>
            <draw:equation draw:name="f10" draw:formula="logwidth/2"/>
            <draw:equation draw:name="f11"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handle draw:handle-position="?f5 ?f4" draw:handle-range-x-maximum="2147483647" draw:handle-range-x-minimum="-2147483647" draw:handle-range-y-maximum="2147483647" draw:handle-range-y-minimum="-2147483647"/>
            <draw:handle draw:handle-position="?f7 ?f6" draw:handle-range-x-maximum="2147483647" draw:handle-range-x-minimum="-2147483647" draw:handle-range-y-maximum="2147483647" draw:handle-range-y-minimum="-2147483647"/>
          </draw:enhanced-geometry>
        </draw:custom-shape>
        <draw:custom-shape draw:name="accentCallout1" draw:style-name="gr1" draw:text-style-name="P1" draw:layer="layout" svg:width="2.998cm" svg:height="4.999cm" svg:x="20cm" svg:y="1.001cm">
          <text:p/>
          <draw:enhanced-geometry draw:mirror-horizontal="false" draw:mirror-vertical="false" draw:text-areas="0 0 ?f4 ?f7" svg:viewBox="0 0 0 0" draw:type="ooxml-accentCallout1" draw:modifiers="18750 -8333 100647 -33394" draw:enhanced-path="M 0 0 L ?f4 0 ?f4 ?f7 0 ?f7 Z S N M ?f1 0 L ?f1 ?f7 F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accentCallout2" draw:style-name="gr1" draw:text-style-name="P1" draw:layer="layout" svg:width="2.998cm" svg:height="4.999cm" svg:x="26cm" svg:y="1cm">
          <text:p/>
          <draw:enhanced-geometry draw:mirror-horizontal="false" draw:mirror-vertical="false" draw:text-areas="0 0 ?f6 ?f9" svg:viewBox="0 0 0 0" draw:type="ooxml-accentCallout2" draw:modifiers="18750 -8333 20020 -32189 99875 -32866"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handle draw:handle-position="?f5 ?f4" draw:handle-range-x-maximum="2147483647" draw:handle-range-x-minimum="-2147483647" draw:handle-range-y-maximum="2147483647" draw:handle-range-y-minimum="-2147483647"/>
          </draw:enhanced-geometry>
        </draw:custom-shape>
        <draw:custom-shape draw:name="accentCallout3" draw:style-name="gr1" draw:text-style-name="P1" draw:layer="layout" svg:width="2.998cm" svg:height="4.999cm" svg:x="32cm" svg:y="1cm">
          <text:p/>
          <draw:enhanced-geometry draw:mirror-horizontal="false" draw:mirror-vertical="false" draw:text-areas="0 0 ?f8 ?f11" svg:viewBox="0 0 0 0" draw:type="ooxml-accentCallout3" draw:modifiers="18750 -8333 970 -32190 59783 -32189 100263 -65483" draw:enhanced-path="M 0 0 L ?f8 0 ?f8 ?f11 0 ?f11 Z S N M ?f1 0 L ?f1 ?f11 F N M ?f1 ?f0 L ?f3 ?f2 ?f5 ?f4 ?f7 ?f6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height*$6 /100000"/>
            <draw:equation draw:name="f7" draw:formula="logwidth*$7 /100000"/>
            <draw:equation draw:name="f8" draw:formula="logwidth"/>
            <draw:equation draw:name="f9" draw:formula="logheight/2"/>
            <draw:equation draw:name="f10" draw:formula="logwidth/2"/>
            <draw:equation draw:name="f11"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handle draw:handle-position="?f5 ?f4" draw:handle-range-x-maximum="2147483647" draw:handle-range-x-minimum="-2147483647" draw:handle-range-y-maximum="2147483647" draw:handle-range-y-minimum="-2147483647"/>
            <draw:handle draw:handle-position="?f7 ?f6" draw:handle-range-x-maximum="2147483647" draw:handle-range-x-minimum="-2147483647" draw:handle-range-y-maximum="2147483647" draw:handle-range-y-minimum="-2147483647"/>
          </draw:enhanced-geometry>
        </draw:custom-shape>
        <draw:custom-shape draw:name="arc" draw:style-name="gr2" draw:text-style-name="P2" draw:layer="layout" svg:width="3.997cm" svg:height="4.998cm" svg:x="85cm" svg:y="31cm">
          <text:p/>
          <draw:enhanced-geometry draw:mirror-horizontal="false" draw:mirror-vertical="false" draw:text-areas="?f36 ?f42 ?f24 ?f30" svg:viewBox="0 0 0 0" draw:type="ooxml-arc" draw:modifiers="4002424 2624343"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bentArrow" draw:style-name="gr1" draw:text-style-name="P1" draw:layer="layout" svg:width="3.999cm" svg:height="4.998cm" svg:x="44cm" svg:y="1cm">
          <text:p/>
          <draw:enhanced-geometry draw:mirror-horizontal="false" draw:mirror-vertical="false" draw:text-areas="0 0 ?f25 ?f24" svg:viewBox="0 0 0 0" draw:type="ooxml-bentArrow" draw:modifiers="20767 40874 30291 35284"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bentConnector3" draw:style-name="gr3" draw:text-style-name="P3" draw:layer="layout" svg:width="3.999cm" svg:height="4.999cm" svg:x="49.998cm" svg:y="1cm">
          <text:p/>
          <draw:enhanced-geometry draw:mirror-horizontal="true" draw:mirror-vertical="false" draw:text-areas="0 0 ?f2 ?f3" svg:viewBox="0 0 0 0" draw:type="ooxml-bentConnector3" draw:modifiers="5060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bentConnector4" draw:style-name="gr4" draw:text-style-name="P3" draw:layer="layout" svg:width="3.999cm" svg:height="4.999cm" svg:x="55.998cm" svg:y="1cm">
          <text:p/>
          <draw:enhanced-geometry draw:mirror-horizontal="true" draw:mirror-vertical="false" draw:text-areas="0 0 ?f4 ?f5" svg:viewBox="0 0 0 0" draw:type="ooxml-bentConnector4" draw:modifiers="35303 54233"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bentConnector5" draw:style-name="gr4" draw:text-style-name="P3" draw:layer="layout" svg:width="3.999cm" svg:height="4.999cm" svg:x="61.998cm" svg:y="1cm">
          <text:p/>
          <draw:enhanced-geometry draw:mirror-horizontal="true" draw:mirror-vertical="false" draw:text-areas="0 0 ?f6 ?f7" svg:viewBox="0 0 0 0" draw:type="ooxml-bentConnector5" draw:modifiers="29130 45639 69403"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position="?f0 ?f4" draw:handle-range-x-maximum="2147483647" draw:handle-range-x-minimum="-2147483647"/>
            <draw:handle draw:handle-position="?f2 ?f3" draw:handle-range-y-maximum="2147483647" draw:handle-range-y-minimum="-2147483647"/>
            <draw:handle draw:handle-position="?f1 ?f5" draw:handle-range-x-maximum="2147483647" draw:handle-range-x-minimum="-2147483647"/>
          </draw:enhanced-geometry>
        </draw:custom-shape>
        <draw:custom-shape draw:name="bentUpArrow" draw:style-name="gr1" draw:text-style-name="P1" draw:layer="layout" svg:width="3.998cm" svg:height="4.998cm" svg:x="68cm" svg:y="1.001cm">
          <text:p/>
          <draw:enhanced-geometry draw:mirror-horizontal="false" draw:mirror-vertical="false" draw:text-areas="0 ?f13 ?f11 ?f17" svg:viewBox="0 0 0 0"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bevel" draw:style-name="gr1" draw:text-style-name="P1" draw:layer="layout" svg:width="3.998cm" svg:height="4.998cm" svg:x="74cm" svg:y="1cm">
          <text:p/>
          <draw:enhanced-geometry draw:mirror-horizontal="false" draw:mirror-vertical="false" draw:text-areas="?f2 ?f2 ?f3 ?f4" svg:viewBox="0 0 0 0"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draw:custom-shape draw:name="blockArc" draw:style-name="gr5" draw:text-style-name="P2" draw:layer="layout" svg:width="3.997cm" svg:height="4.924cm" svg:x="1cm" svg:y="23.5cm">
          <text:p/>
          <draw:enhanced-geometry draw:mirror-horizontal="false" draw:mirror-vertical="false" draw:text-areas="?f60 ?f68 ?f44 ?f52" svg:viewBox="0 0 0 0" draw:type="ooxml-blockArc" draw:modifiers="8864506 3583520 20574"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borderCallout1" draw:style-name="gr1" draw:text-style-name="P1" draw:layer="layout" svg:width="2.998cm" svg:height="4.998cm" svg:x="86cm" svg:y="1cm">
          <text:p/>
          <draw:enhanced-geometry draw:mirror-horizontal="false" draw:mirror-vertical="false" draw:text-areas="0 0 ?f4 ?f7" svg:viewBox="0 0 0 0" draw:type="ooxml-borderCallout1" draw:modifiers="18750 -8333 101071 -3198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borderCallout2" draw:style-name="gr1" draw:text-style-name="P1" draw:layer="layout" svg:width="2.998cm" svg:height="4.998cm" svg:x="2cm" svg:y="8.5cm">
          <text:p/>
          <draw:enhanced-geometry draw:mirror-horizontal="false" draw:mirror-vertical="false" draw:text-areas="0 0 ?f6 ?f9" svg:viewBox="0 0 0 0" draw:type="ooxml-borderCallout2" draw:modifiers="18750 -8333 42033 -24428 100224 -33967" draw:enhanced-path="M 0 0 L ?f6 0 ?f6 ?f9 0 ?f9 Z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handle draw:handle-position="?f5 ?f4" draw:handle-range-x-maximum="2147483647" draw:handle-range-x-minimum="-2147483647" draw:handle-range-y-maximum="2147483647" draw:handle-range-y-minimum="-2147483647"/>
          </draw:enhanced-geometry>
        </draw:custom-shape>
        <draw:custom-shape draw:name="borderCallout3" draw:style-name="gr1" draw:text-style-name="P1" draw:layer="layout" svg:width="2.997cm" svg:height="4.998cm" svg:x="8cm" svg:y="8.5cm">
          <text:p/>
          <draw:enhanced-geometry draw:mirror-horizontal="false" draw:mirror-vertical="false" draw:text-areas="0 0 ?f8 ?f11" svg:viewBox="0 0 0 0" draw:type="ooxml-borderCallout3" draw:modifiers="18750 -8333 3086 -15961 41155 -31489 101533 -33036" draw:enhanced-path="M 0 0 L ?f8 0 ?f8 ?f11 0 ?f11 Z N M ?f1 ?f0 L ?f3 ?f2 ?f5 ?f4 ?f7 ?f6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height*$6 /100000"/>
            <draw:equation draw:name="f7" draw:formula="logwidth*$7 /100000"/>
            <draw:equation draw:name="f8" draw:formula="logwidth"/>
            <draw:equation draw:name="f9" draw:formula="logheight/2"/>
            <draw:equation draw:name="f10" draw:formula="logwidth/2"/>
            <draw:equation draw:name="f11"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handle draw:handle-position="?f5 ?f4" draw:handle-range-x-maximum="2147483647" draw:handle-range-x-minimum="-2147483647" draw:handle-range-y-maximum="2147483647" draw:handle-range-y-minimum="-2147483647"/>
            <draw:handle draw:handle-position="?f7 ?f6" draw:handle-range-x-maximum="2147483647" draw:handle-range-x-minimum="-2147483647" draw:handle-range-y-maximum="2147483647" draw:handle-range-y-minimum="-2147483647"/>
          </draw:enhanced-geometry>
        </draw:custom-shape>
        <draw:custom-shape draw:name="bracePair" draw:style-name="gr6" draw:text-style-name="P1" draw:layer="layout" svg:width="3.999cm" svg:height="4.998cm" svg:x="19cm" svg:y="8.5cm">
          <text:p/>
          <draw:enhanced-geometry draw:mirror-horizontal="false" draw:mirror-vertical="false" draw:text-areas="?f11 ?f11 ?f12 ?f13" svg:viewBox="0 0 0 0" draw:type="ooxml-bracePair" draw:modifiers="14681"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
            <draw:equation draw:name="f0" draw:formula="if(0-$0 ,0,if(25000-$0 ,$0 ,25000))"/>
            <draw:equation draw:name="f1" draw:formula="min(logwidth,logheight)"/>
            <draw:equation draw:name="f2" draw:formula="?f1 *?f0 /100000"/>
            <draw:equation draw:name="f3" draw:formula="?f1 *?f0 /50000"/>
            <draw:equation draw:name="f4" draw:formula="logwidth+0-?f3 "/>
            <draw:equation draw:name="f5" draw:formula="logwidth+0-?f2 "/>
            <draw:equation draw:name="f6" draw:formula="logheight/2"/>
            <draw:equation draw:name="f7" draw:formula="?f6 +0-?f2 "/>
            <draw:equation draw:name="f8" draw:formula="?f6 +?f2 -0"/>
            <draw:equation draw:name="f9" draw:formula="logheight+0-?f2 "/>
            <draw:equation draw:name="f10" draw:formula="?f2 *29289/100000"/>
            <draw:equation draw:name="f11" draw:formula="?f2 +?f10 -0"/>
            <draw:equation draw:name="f12" draw:formula="logwidth+0-?f11 "/>
            <draw:equation draw:name="f13" draw:formula="logheight+0-?f10 "/>
            <draw:equation draw:name="f14" draw:formula="logwidth/2"/>
            <draw:equation draw:name="f15" draw:formula="logheight"/>
            <draw:equation draw:name="f16" draw:formula="logwidth"/>
            <draw:equation draw:name="f17" draw:formula="(5400000)/60000.0"/>
            <draw:equation draw:name="f18" draw:formula="(5400000)/60000.0"/>
            <draw:equation draw:name="f19" draw:formula="(0)/60000.0"/>
            <draw:equation draw:name="f20" draw:formula="(-5400000)/60000.0"/>
            <draw:equation draw:name="f21" draw:formula="(5400000)/60000.0"/>
            <draw:equation draw:name="f22" draw:formula="(-5400000)/60000.0"/>
            <draw:equation draw:name="f23" draw:formula="(10800000)/60000.0"/>
            <draw:equation draw:name="f24" draw:formula="(5400000)/60000.0"/>
            <draw:equation draw:name="f25" draw:formula="(16200000)/60000.0"/>
            <draw:equation draw:name="f26" draw:formula="(5400000)/60000.0"/>
            <draw:equation draw:name="f27" draw:formula="(10800000)/60000.0"/>
            <draw:equation draw:name="f28" draw:formula="(-5400000)/60000.0"/>
            <draw:equation draw:name="f29" draw:formula="(16200000)/60000.0"/>
            <draw:equation draw:name="f30" draw:formula="(-5400000)/60000.0"/>
            <draw:equation draw:name="f31" draw:formula="(0)/60000.0"/>
            <draw:equation draw:name="f32" draw:formula="(5400000)/60000.0"/>
            <draw:equation draw:name="f33" draw:formula="(5400000)/60000.0"/>
            <draw:equation draw:name="f34" draw:formula="(5400000)/60000.0"/>
            <draw:equation draw:name="f35" draw:formula="(0)/60000.0"/>
            <draw:equation draw:name="f36" draw:formula="(-5400000)/60000.0"/>
            <draw:equation draw:name="f37" draw:formula="(5400000)/60000.0"/>
            <draw:equation draw:name="f38" draw:formula="(-5400000)/60000.0"/>
            <draw:equation draw:name="f39" draw:formula="(10800000)/60000.0"/>
            <draw:equation draw:name="f40" draw:formula="(5400000)/60000.0"/>
            <draw:equation draw:name="f41" draw:formula="(16200000)/60000.0"/>
            <draw:equation draw:name="f42" draw:formula="(5400000)/60000.0"/>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handle draw:handle-position="0 ?f2" draw:handle-range-y-maximum="25000" draw:handle-range-y-minimum="0"/>
          </draw:enhanced-geometry>
        </draw:custom-shape>
        <draw:custom-shape draw:name="bracketPair" draw:style-name="gr6" draw:text-style-name="P1" draw:layer="layout" svg:width="3.999cm" svg:height="4.998cm" svg:x="25cm" svg:y="8.5cm">
          <text:p/>
          <draw:enhanced-geometry draw:mirror-horizontal="false" draw:mirror-vertical="false" draw:text-areas="?f5 ?f5 ?f6 ?f7" svg:viewBox="0 0 0 0" draw:type="ooxml-bracketPair" draw:modifiers="28569" draw:enhanced-path="M 0 ?f2 L ?f3 0 L ?f11 ?f4 L ?f2 ?f10 Z S N M ?f2 ?f10 L 0 ?f2 M ?f3 0 L ?f11 ?f4 F N" drawooo:enhanced-path="M 0 ?f2 G ?f2 ?f2 ?f12 ?f13 L ?f3 0 G ?f2 ?f2 ?f14 ?f15 L ?f11 ?f4 G ?f2 ?f2 ?f16 ?f17 L ?f2 ?f10 G ?f2 ?f2 ?f18 ?f19 Z S N M ?f2 ?f10 G ?f2 ?f2 ?f20 ?f21 L 0 ?f2 G ?f2 ?f2 ?f22 ?f23 M ?f3 0 G ?f2 ?f2 ?f24 ?f25 L ?f11 ?f4 G ?f2 ?f2 ?f26 ?f27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54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handle draw:handle-position="0 ?f2" draw:handle-range-y-maximum="50000" draw:handle-range-y-minimum="0"/>
          </draw:enhanced-geometry>
        </draw:custom-shape>
        <draw:custom-shape draw:name="callout1" draw:style-name="gr1" draw:text-style-name="P1" draw:layer="layout" svg:width="2.998cm" svg:height="4.999cm" svg:x="14cm" svg:y="8.5cm">
          <text:p/>
          <draw:enhanced-geometry draw:mirror-horizontal="false" draw:mirror-vertical="false" draw:text-areas="0 0 ?f4 ?f7" svg:viewBox="0 0 0 0" draw:type="ooxml-callout1" draw:modifiers="18750 -8333 99085 -35510"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callout2" draw:style-name="gr1" draw:text-style-name="P1" draw:layer="layout" svg:width="2.997cm" svg:height="4.999cm" svg:x="32cm" svg:y="8.5cm">
          <text:p/>
          <draw:enhanced-geometry draw:mirror-horizontal="false" draw:mirror-vertical="false" draw:text-areas="0 0 ?f6 ?f9" svg:viewBox="0 0 0 0" draw:type="ooxml-callout2" draw:modifiers="18750 -8333 41408 -33606 99675 -38903" draw:enhanced-path="M 0 0 L ?f6 0 ?f6 ?f9 0 ?f9 Z S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handle draw:handle-position="?f5 ?f4" draw:handle-range-x-maximum="2147483647" draw:handle-range-x-minimum="-2147483647" draw:handle-range-y-maximum="2147483647" draw:handle-range-y-minimum="-2147483647"/>
          </draw:enhanced-geometry>
        </draw:custom-shape>
        <draw:custom-shape draw:name="callout3" draw:style-name="gr7" draw:text-style-name="P4" draw:layer="layout" svg:width="2.999cm" svg:height="4.999cm" svg:x="39cm" svg:y="8.5cm">
          <text:p/>
          <draw:enhanced-geometry draw:mirror-horizontal="false" draw:mirror-vertical="false" draw:text-areas="0 0 ?f8 ?f11" svg:viewBox="0 0 0 0" draw:type="ooxml-callout3" draw:modifiers="18750 -8333 9345 -16667 41003 -33595 99710 -33724" draw:enhanced-path="M 0 0 L ?f8 0 ?f8 ?f11 0 ?f11 Z S N M ?f1 ?f0 L ?f3 ?f2 ?f5 ?f4 ?f7 ?f6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height*$6 /100000"/>
            <draw:equation draw:name="f7" draw:formula="logwidth*$7 /100000"/>
            <draw:equation draw:name="f8" draw:formula="logwidth"/>
            <draw:equation draw:name="f9" draw:formula="logheight/2"/>
            <draw:equation draw:name="f10" draw:formula="logwidth/2"/>
            <draw:equation draw:name="f11"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handle draw:handle-position="?f5 ?f4" draw:handle-range-x-maximum="2147483647" draw:handle-range-x-minimum="-2147483647" draw:handle-range-y-maximum="2147483647" draw:handle-range-y-minimum="-2147483647"/>
            <draw:handle draw:handle-position="?f7 ?f6" draw:handle-range-x-maximum="2147483647" draw:handle-range-x-minimum="-2147483647" draw:handle-range-y-maximum="2147483647" draw:handle-range-y-minimum="-2147483647"/>
          </draw:enhanced-geometry>
        </draw:custom-shape>
        <draw:custom-shape draw:name="can" draw:style-name="gr1" draw:text-style-name="P1" draw:layer="layout" svg:width="3.999cm" svg:height="4.999cm" svg:x="44cm" svg:y="8.5cm">
          <text:p/>
          <draw:enhanced-geometry draw:mirror-horizontal="false" draw:mirror-vertical="false" draw:text-areas="0 ?f4 ?f9 ?f5" svg:viewBox="0 0 0 0" draw:type="ooxml-can" draw:modifiers="35317"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hevron" draw:style-name="gr1" draw:text-style-name="P1" draw:layer="layout" svg:width="3.998cm" svg:height="4.998cm" svg:x="50cm" svg:y="8.5cm">
          <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hord" draw:style-name="gr5" draw:text-style-name="P2" draw:layer="layout" svg:width="3.997cm" svg:height="4.924cm" svg:x="7cm" svg:y="23.5cm">
          <text:p/>
          <draw:enhanced-geometry draw:mirror-horizontal="false" draw:mirror-vertical="false" draw:text-areas="?f27 ?f29 ?f28 ?f30" svg:viewBox="0 0 0 0" draw:type="ooxml-chord" draw:modifiers="1780750 14658439"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circularArrow" draw:style-name="gr5" draw:text-style-name="P2" draw:layer="layout" svg:width="3.997cm" svg:height="4.998cm" svg:x="7cm" svg:y="53.5cm">
          <text:p/>
          <draw:enhanced-geometry draw:mirror-horizontal="false" draw:mirror-vertical="false" draw:text-areas="?f193 ?f195 ?f194 ?f196" svg:viewBox="0 0 0 0" draw:type="ooxml-circularArrow" draw:modifiers="14166 1359399 1588691 6750507 24160"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cloudCallout" draw:style-name="gr1" draw:text-style-name="P1" draw:layer="layout" svg:width="3.997cm" svg:height="4.998cm" svg:x="68cm" svg:y="8.5cm">
          <text:p/>
          <draw:enhanced-geometry draw:mirror-horizontal="false" draw:mirror-vertical="false" drawooo:sub-view-size="43200 43200 0 0 0 0 0 0 43200 43200" draw:text-areas="?f39 ?f40 ?f41 ?f42" svg:viewBox="0 0 0 0" draw:type="ooxml-cloudCallout" draw:modifiers="-69590 56076"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orner" draw:style-name="gr1" draw:text-style-name="P1" draw:layer="layout" svg:width="3.997cm" svg:height="4.998cm" svg:x="74cm" svg:y="8.5cm">
          <text:p/>
          <draw:enhanced-geometry draw:mirror-horizontal="false" draw:mirror-vertical="false" draw:text-areas="0 ?f11 ?f12 ?f15" svg:viewBox="0 0 0 0" draw:type="ooxml-corner" draw:modifiers="37621 36544"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cube" draw:style-name="gr1" draw:text-style-name="P1" draw:layer="layout" svg:width="3.997cm" svg:height="4.998cm" svg:x="80cm" svg:y="8.5cm">
          <text:p/>
          <draw:enhanced-geometry draw:mirror-horizontal="false" draw:mirror-vertical="false" draw:text-areas="0 ?f2 ?f6 ?f9" svg:viewBox="0 0 0 0" draw:type="ooxml-cube" draw:modifiers="24797"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curvedConnector3" draw:style-name="gr3" draw:text-style-name="P3" draw:layer="layout" svg:width="2.999cm" svg:height="4.999cm" svg:x="85.998cm" svg:y="8.5cm">
          <text:p/>
          <draw:enhanced-geometry draw:mirror-horizontal="true" draw:mirror-vertical="false" draw:text-areas="0 0 ?f5 ?f6" svg:viewBox="0 0 0 0" draw:type="ooxml-curvedConnector3" draw:modifiers="40529"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rvedConnector4" draw:style-name="gr4" draw:text-style-name="P3" draw:layer="layout" svg:width="3.999cm" svg:height="4.999cm" svg:x="0.998cm" svg:y="16cm">
          <text:p/>
          <draw:enhanced-geometry draw:mirror-horizontal="true" draw:mirror-vertical="false" draw:text-areas="0 0 ?f10 ?f11" svg:viewBox="0 0 0 0" draw:type="ooxml-curvedConnector4" draw:modifiers="51480 50000" draw:enhanced-path="M 0 0 C ?f1 0 ?f0 ?f7 ?f0 ?f6 ?f0 ?f8 ?f3 ?f5 ?f2 ?f5 ?f4 ?f5 ?f10 ?f9 ?f10 ?f11 F N">
            <draw:equation draw:name="f0" draw:formula="logwidth*$0 /100000"/>
            <draw:equation draw:name="f1" draw:formula="(0+?f0 )/2"/>
            <draw:equation draw:name="f2" draw:formula="(logwidth+?f0 )/2"/>
            <draw:equation draw:name="f3" draw:formula="(?f0 +?f2 )/2"/>
            <draw:equation draw:name="f4" draw:formula="(?f2 +logwidth)/2"/>
            <draw:equation draw:name="f5" draw:formula="logheight*$1 /100000"/>
            <draw:equation draw:name="f6" draw:formula="(0+?f5 )/2"/>
            <draw:equation draw:name="f7" draw:formula="(0+?f6 )/2"/>
            <draw:equation draw:name="f8" draw:formula="(?f6 +?f5 )/2"/>
            <draw:equation draw:name="f9" draw:formula="(logheight+?f5 )/2"/>
            <draw:equation draw:name="f10" draw:formula="logwidth"/>
            <draw:equation draw:name="f11" draw:formula="logheight"/>
            <draw:handle draw:handle-position="?f0 ?f6" draw:handle-range-x-maximum="2147483647" draw:handle-range-x-minimum="-2147483647"/>
            <draw:handle draw:handle-position="?f2 ?f5" draw:handle-range-y-maximum="2147483647" draw:handle-range-y-minimum="-2147483647"/>
          </draw:enhanced-geometry>
        </draw:custom-shape>
        <draw:custom-shape draw:name="curvedConnector5" draw:style-name="gr4" draw:text-style-name="P3" draw:layer="layout" svg:width="3.999cm" svg:height="4.999cm" svg:x="6.998cm" svg:y="16cm">
          <text:p/>
          <draw:enhanced-geometry draw:mirror-horizontal="true" draw:mirror-vertical="false" draw:text-areas="0 0 ?f14 ?f15" svg:viewBox="0 0 0 0" draw:type="ooxml-curvedConnector5" draw:modifiers="40529 50000 50000" draw:enhanced-path="M 0 0 C ?f3 0 ?f0 ?f9 ?f0 ?f8 ?f0 ?f10 ?f4 ?f7 ?f2 ?f7 ?f5 ?f7 ?f1 ?f12 ?f1 ?f11 ?f1 ?f13 ?f6 ?f15 ?f14 ?f15 F N">
            <draw:equation draw:name="f0" draw:formula="logwidth*$0 /100000"/>
            <draw:equation draw:name="f1" draw:formula="logwidth*$2 /100000"/>
            <draw:equation draw:name="f2" draw:formula="(?f0 +?f1 )/2"/>
            <draw:equation draw:name="f3" draw:formula="(0+?f0 )/2"/>
            <draw:equation draw:name="f4" draw:formula="(?f0 +?f2 )/2"/>
            <draw:equation draw:name="f5" draw:formula="(?f1 +?f2 )/2"/>
            <draw:equation draw:name="f6" draw:formula="(?f1 +logwidth)/2"/>
            <draw:equation draw:name="f7" draw:formula="logheight*$1 /100000"/>
            <draw:equation draw:name="f8" draw:formula="(0+?f7 )/2"/>
            <draw:equation draw:name="f9" draw:formula="(0+?f8 )/2"/>
            <draw:equation draw:name="f10" draw:formula="(?f8 +?f7 )/2"/>
            <draw:equation draw:name="f11" draw:formula="(logheight+?f7 )/2"/>
            <draw:equation draw:name="f12" draw:formula="(?f11 +?f7 )/2"/>
            <draw:equation draw:name="f13" draw:formula="(?f11 +logheight)/2"/>
            <draw:equation draw:name="f14" draw:formula="logwidth"/>
            <draw:equation draw:name="f15" draw:formula="logheight"/>
            <draw:handle draw:handle-position="?f0 ?f8" draw:handle-range-x-maximum="2147483647" draw:handle-range-x-minimum="-2147483647"/>
            <draw:handle draw:handle-position="?f2 ?f7" draw:handle-range-y-maximum="2147483647" draw:handle-range-y-minimum="-2147483647"/>
            <draw:handle draw:handle-position="?f1 ?f11" draw:handle-range-x-maximum="2147483647" draw:handle-range-x-minimum="-2147483647"/>
          </draw:enhanced-geometry>
        </draw:custom-shape>
        <draw:custom-shape draw:name="curvedDownArrow" draw:style-name="gr1" draw:text-style-name="P1" draw:layer="layout" svg:width="3.998cm" svg:height="4.998cm" svg:x="13cm" svg:y="16cm">
          <text:p/>
          <draw:enhanced-geometry draw:mirror-horizontal="false" draw:mirror-vertical="false" draw:text-areas="0 0 ?f44 ?f43" svg:viewBox="0 0 0 0" draw:type="ooxml-curvedDownArrow" draw:modifiers="17665 37122 40876" draw:enhanced-path="M ?f31 ?f43 L ?f28 ?f32 ?f24 ?f32 L ?f18 0 L ?f29 ?f32 Z S N M ?f36 ?f35 L 0 ?f43 Z  S N M ?f36 ?f35 L 0 ?f43 L ?f18 0 L ?f29 ?f32 ?f31 ?f43 ?f28 ?f32 ?f24 ?f32 F N" drawooo:enhanced-path="M ?f31 ?f43 L ?f28 ?f32 ?f24 ?f32 G ?f8 ?f45 ?f46 ?f47 L ?f18 0 G ?f8 ?f45 ?f48 ?f49 L ?f29 ?f32 Z S N M ?f36 ?f35 G ?f8 ?f45 ?f50 ?f51 L 0 ?f43 G ?f8 ?f45 ?f52 ?f53 Z I S N M ?f36 ?f35 G ?f8 ?f45 ?f54 ?f55 L 0 ?f43 G ?f8 ?f45 ?f56 ?f57 L ?f18 0 G ?f8 ?f45 ?f58 ?f59 L ?f29 ?f32 ?f31 ?f43 ?f28 ?f32 ?f24 ?f32 G ?f8 ?f45 ?f60 ?f61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logheight+0-?f17 "/>
            <draw:equation draw:name="f33" draw:formula="(10800000*atan2(?f23 ,?f17 ))/pi"/>
            <draw:equation draw:name="f34" draw:formula="0+0-?f33 "/>
            <draw:equation draw:name="f35" draw:formula="logheight+0-?f14 "/>
            <draw:equation draw:name="f36" draw:formula="(?f8 +?f18 )/2"/>
            <draw:equation draw:name="f37" draw:formula="?f4 *1/2"/>
            <draw:equation draw:name="f38" draw:formula="(10800000*atan2(?f37 ,?f14 ))/pi"/>
            <draw:equation draw:name="f39" draw:formula="16200000+?f33 -0"/>
            <draw:equation draw:name="f40" draw:formula="16200000+0-?f38 "/>
            <draw:equation draw:name="f41" draw:formula="?f38 +0-5400000"/>
            <draw:equation draw:name="f42" draw:formula="5400000+?f38 -0"/>
            <draw:equation draw:name="f43" draw:formula="logheight"/>
            <draw:equation draw:name="f44" draw:formula="logwidth"/>
            <draw:equation draw:name="f45" draw:formula="logheight"/>
            <draw:equation draw:name="f46" draw:formula="(?f39 )/60000.0"/>
            <draw:equation draw:name="f47" draw:formula="(?f34 )/60000.0"/>
            <draw:equation draw:name="f48" draw:formula="(16200000)/60000.0"/>
            <draw:equation draw:name="f49" draw:formula="(?f33 )/60000.0"/>
            <draw:equation draw:name="f50" draw:formula="(?f40 )/60000.0"/>
            <draw:equation draw:name="f51" draw:formula="(?f41 )/60000.0"/>
            <draw:equation draw:name="f52" draw:formula="(10800000)/60000.0"/>
            <draw:equation draw:name="f53" draw:formula="(?f42 )/60000.0"/>
            <draw:equation draw:name="f54" draw:formula="(?f40 )/60000.0"/>
            <draw:equation draw:name="f55" draw:formula="(?f41 )/60000.0"/>
            <draw:equation draw:name="f56" draw:formula="(10800000)/60000.0"/>
            <draw:equation draw:name="f57" draw:formula="(5400000)/60000.0"/>
            <draw:equation draw:name="f58" draw:formula="(16200000)/60000.0"/>
            <draw:equation draw:name="f59" draw:formula="(?f33 )/60000.0"/>
            <draw:equation draw:name="f60" draw:formula="(?f39 )/60000.0"/>
            <draw:equation draw:name="f61" draw:formula="(?f34 )/60000.0"/>
            <draw:handle draw:handle-position="?f25 ?f32" draw:handle-range-x-maximum="$1" draw:handle-range-x-minimum="0"/>
            <draw:handle draw:handle-position="?f28 ?f43" draw:handle-range-x-maximum="?f1" draw:handle-range-x-minimum="0"/>
            <draw:handle draw:handle-position="?f44 ?f32" draw:handle-range-y-maximum="?f15" draw:handle-range-y-minimum="0"/>
          </draw:enhanced-geometry>
        </draw:custom-shape>
        <draw:custom-shape draw:name="curvedLeftArrow" draw:style-name="gr1" draw:text-style-name="P1" draw:layer="layout" svg:width="3.998cm" svg:height="4.998cm" svg:x="19cm" svg:y="16cm">
          <text:p/>
          <draw:enhanced-geometry draw:mirror-horizontal="false" draw:mirror-vertical="false" draw:text-areas="0 0 ?f42 ?f43" svg:viewBox="0 0 0 0" draw:type="ooxml-curvedLeftArrow" draw:modifiers="22849 46266 29234"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aximum="?f2" draw:handle-range-y-minimum="0"/>
            <draw:handle draw:handle-position="?f42 ?f28" draw:handle-range-y-maximum="?f1" draw:handle-range-y-minimum="0"/>
            <draw:handle draw:handle-position="?f32 ?f43" draw:handle-range-x-maximum="?f15" draw:handle-range-x-minimum="0"/>
          </draw:enhanced-geometry>
        </draw:custom-shape>
        <draw:custom-shape draw:name="curvedRightArrow" draw:style-name="gr1" draw:text-style-name="P1" draw:layer="layout" svg:width="3.999cm" svg:height="4.998cm" svg:x="25cm" svg:y="16cm">
          <text:p/>
          <draw:enhanced-geometry draw:mirror-horizontal="false" draw:mirror-vertical="false" draw:text-areas="0 0 ?f43 ?f44" svg:viewBox="0 0 0 0" draw:type="ooxml-curvedRightArrow" draw:modifiers="16395 62510 30822" draw:enhanced-path="M 0 ?f8 L ?f32 ?f28 ?f43 ?f31 ?f32 ?f29 ?f32 ?f25 Z S N M ?f43 ?f4 Z  S N M ?f45 ?f8 L ?f45 ?f8 ?f54 ?f55 ?f32 ?f28 ?f43 ?f31 L ?f45 ?f8 L ?f45 ?f8 F N" drawooo:enhanced-path="M 0 ?f8 G ?f45 ?f8 ?f46 ?f47 L ?f32 ?f28 ?f43 ?f31 ?f32 ?f29 ?f32 ?f25 G ?f45 ?f8 ?f48 ?f49 Z S N M ?f43 ?f4 G ?f45 ?f8 ?f50 ?f51 ?f45 ?f8 ?f52 ?f53 Z I S N M 0 ?f8 G ?f45 ?f8 ?f54 ?f55 L ?f32 ?f28 ?f43 ?f31 ?f32 ?f29 ?f32 ?f25 G ?f45 ?f8 ?f56 ?f57 L 0 ?f8 G ?f45 ?f8 ?f58 ?f59 L ?f43 ?f4 G ?f45 ?f8 ?f60 ?f61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logwidth+0-?f17 "/>
            <draw:equation draw:name="f33" draw:formula="(10800000*atan2(?f23 ,?f17 ))/pi"/>
            <draw:equation draw:name="f34" draw:formula="10800000+0-?f33 "/>
            <draw:equation draw:name="f35" draw:formula="0+0-?f33 "/>
            <draw:equation draw:name="f36" draw:formula="logwidth+0-?f14 "/>
            <draw:equation draw:name="f37" draw:formula="(?f8 +?f18 )/2"/>
            <draw:equation draw:name="f38" draw:formula="?f4 *1/2"/>
            <draw:equation draw:name="f39" draw:formula="(10800000*atan2(?f38 ,?f14 ))/pi"/>
            <draw:equation draw:name="f40" draw:formula="?f39 +0-5400000"/>
            <draw:equation draw:name="f41" draw:formula="5400000+?f39 -0"/>
            <draw:equation draw:name="f42" draw:formula="10800000+0-?f39 "/>
            <draw:equation draw:name="f43" draw:formula="logwidth"/>
            <draw:equation draw:name="f44" draw:formula="logheight"/>
            <draw:equation draw:name="f45" draw:formula="logwidth"/>
            <draw:equation draw:name="f46" draw:formula="(10800000)/60000.0"/>
            <draw:equation draw:name="f47" draw:formula="(?f35 )/60000.0"/>
            <draw:equation draw:name="f48" draw:formula="(?f34 )/60000.0"/>
            <draw:equation draw:name="f49" draw:formula="(?f33 )/60000.0"/>
            <draw:equation draw:name="f50" draw:formula="(16200000)/60000.0"/>
            <draw:equation draw:name="f51" draw:formula="(?f40 )/60000.0"/>
            <draw:equation draw:name="f52" draw:formula="(?f42 )/60000.0"/>
            <draw:equation draw:name="f53" draw:formula="(?f41 )/60000.0"/>
            <draw:equation draw:name="f54" draw:formula="(10800000)/60000.0"/>
            <draw:equation draw:name="f55" draw:formula="(?f35 )/60000.0"/>
            <draw:equation draw:name="f56" draw:formula="(?f34 )/60000.0"/>
            <draw:equation draw:name="f57" draw:formula="(?f33 )/60000.0"/>
            <draw:equation draw:name="f58" draw:formula="(10800000)/60000.0"/>
            <draw:equation draw:name="f59" draw:formula="(5400000)/60000.0"/>
            <draw:equation draw:name="f60" draw:formula="(16200000)/60000.0"/>
            <draw:equation draw:name="f61" draw:formula="(?f40 )/60000.0"/>
            <draw:handle draw:handle-position="?f32 ?f24" draw:handle-range-y-maximum="?f2" draw:handle-range-y-minimum="0"/>
            <draw:handle draw:handle-position="?f43 ?f28" draw:handle-range-y-maximum="?f1" draw:handle-range-y-minimum="0"/>
            <draw:handle draw:handle-position="?f32 ?f44" draw:handle-range-x-maximum="?f15" draw:handle-range-x-minimum="0"/>
          </draw:enhanced-geometry>
        </draw:custom-shape>
        <draw:custom-shape draw:name="curvedUpArrow" draw:style-name="gr1" draw:text-style-name="P1" draw:layer="layout" svg:width="3.999cm" svg:height="4.998cm" svg:x="31cm" svg:y="16cm">
          <text:p/>
          <draw:enhanced-geometry draw:mirror-horizontal="false" draw:mirror-vertical="false" draw:text-areas="0 0 ?f44 ?f45" svg:viewBox="0 0 0 0" draw:type="ooxml-curvedUpArrow" draw:modifiers="17217 35607 29921"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diagStripe" draw:style-name="gr1" draw:text-style-name="P1" draw:layer="layout" svg:width="3.998cm" svg:height="4.999cm" svg:x="38cm" svg:y="16cm">
          <text:p/>
          <draw:enhanced-geometry draw:mirror-horizontal="false" draw:mirror-vertical="false" draw:text-areas="0 0 ?f3 ?f6" svg:viewBox="0 0 0 0" draw:type="ooxml-diagStripe" draw:modifiers="56107"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donut" draw:style-name="gr1" draw:text-style-name="P1" draw:layer="layout" svg:width="3.998cm" svg:height="4.998cm" svg:x="44cm" svg:y="16cm">
          <text:p/>
          <draw:enhanced-geometry draw:mirror-horizontal="false" draw:mirror-vertical="false" draw:text-areas="?f10 ?f13 ?f11 ?f14" svg:viewBox="0 0 0 0" draw:type="ooxml-donut" draw:modifiers="33316"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doubleWave" draw:style-name="gr1" draw:text-style-name="P1" draw:layer="layout" svg:width="3.999cm" svg:height="4.998cm" svg:x="50cm" svg:y="16cm">
          <text:p/>
          <draw:enhanced-geometry draw:mirror-horizontal="false" draw:mirror-vertical="false" draw:text-areas="?f33 ?f35 ?f34 ?f36" svg:viewBox="0 0 0 0" draw:type="ooxml-doubleWave" draw:modifiers="7207 -3967" draw:enhanced-path="M ?f13 ?f2 C ?f17 ?f4 ?f19 ?f5 ?f20 ?f2 ?f21 ?f4 ?f22 ?f5 ?f15 ?f2 L ?f24 ?f6 C ?f29 ?f8 ?f28 ?f7 ?f27 ?f6 ?f26 ?f8 ?f25 ?f7 ?f23 ?f6 Z N">
            <draw:equation draw:name="f0" draw:formula="if(0-$0 ,0,if(12500-$0 ,$0 ,12500))"/>
            <draw:equation draw:name="f1" draw:formula="if(-10000-$1 ,-10000,if(10000-$1 ,$1 ,10000))"/>
            <draw:equation draw:name="f2" draw:formula="logheight*?f0 /100000"/>
            <draw:equation draw:name="f3" draw:formula="?f2 *10/3"/>
            <draw:equation draw:name="f4" draw:formula="?f2 +0-?f3 "/>
            <draw:equation draw:name="f5" draw:formula="?f2 +?f3 -0"/>
            <draw:equation draw:name="f6" draw:formula="logheight+0-?f2 "/>
            <draw:equation draw:name="f7" draw:formula="?f6 +0-?f3 "/>
            <draw:equation draw:name="f8" draw:formula="?f6 +?f3 -0"/>
            <draw:equation draw:name="f9" draw:formula="logwidth*?f1 /100000"/>
            <draw:equation draw:name="f10" draw:formula="logwidth*?f1 /50000"/>
            <draw:equation draw:name="f11" draw:formula="abs(?f9 )"/>
            <draw:equation draw:name="f12" draw:formula="if(?f10 ,0,?f10 )"/>
            <draw:equation draw:name="f13" draw:formula="0+0-?f12 "/>
            <draw:equation draw:name="f14" draw:formula="if(?f10 ,?f10 ,0)"/>
            <draw:equation draw:name="f15" draw:formula="logwidth+0-?f14 "/>
            <draw:equation draw:name="f16" draw:formula="(?f12 +?f15 )/6"/>
            <draw:equation draw:name="f17" draw:formula="?f13 +?f16 -0"/>
            <draw:equation draw:name="f18" draw:formula="(?f12 +?f15 )/3"/>
            <draw:equation draw:name="f19" draw:formula="?f13 +?f18 -0"/>
            <draw:equation draw:name="f20" draw:formula="(?f13 +?f15 )/2"/>
            <draw:equation draw:name="f21" draw:formula="?f20 +?f16 -0"/>
            <draw:equation draw:name="f22" draw:formula="(?f21 +?f15 )/2"/>
            <draw:equation draw:name="f23" draw:formula="0+?f14 -0"/>
            <draw:equation draw:name="f24" draw:formula="logwidth+?f12 -0"/>
            <draw:equation draw:name="f25" draw:formula="?f23 +?f16 -0"/>
            <draw:equation draw:name="f26" draw:formula="?f23 +?f18 -0"/>
            <draw:equation draw:name="f27" draw:formula="(?f23 +?f24 )/2"/>
            <draw:equation draw:name="f28" draw:formula="?f27 +?f16 -0"/>
            <draw:equation draw:name="f29" draw:formula="(?f28 +?f24 )/2"/>
            <draw:equation draw:name="f30" draw:formula="logwidth+0-?f11 "/>
            <draw:equation draw:name="f31" draw:formula="logwidth/2"/>
            <draw:equation draw:name="f32" draw:formula="?f31 +?f9 -0"/>
            <draw:equation draw:name="f33" draw:formula="max(?f13 ,?f23 )"/>
            <draw:equation draw:name="f34" draw:formula="min(?f15 ,?f24 )"/>
            <draw:equation draw:name="f35" draw:formula="logheight*?f0 /50000"/>
            <draw:equation draw:name="f36" draw:formula="logheight+0-?f35 "/>
            <draw:equation draw:name="f37" draw:formula="logheight"/>
            <draw:equation draw:name="f38" draw:formula="logheight/2"/>
            <draw:handle draw:handle-position="0 ?f2" draw:handle-range-y-maximum="12500" draw:handle-range-y-minimum="0"/>
            <draw:handle draw:handle-position="?f32 ?f37" draw:handle-range-x-maximum="10000" draw:handle-range-x-minimum="-10000"/>
          </draw:enhanced-geometry>
        </draw:custom-shape>
        <draw:custom-shape draw:name="downArrow" draw:style-name="gr1" draw:text-style-name="P1" draw:layer="layout" svg:width="3.999cm" svg:height="4.998cm" svg:x="56cm" svg:y="16cm">
          <text:p/>
          <draw:enhanced-geometry draw:mirror-horizontal="false" draw:mirror-vertical="false" draw:text-areas="?f8 0 ?f9 ?f12" svg:viewBox="0 0 0 0" draw:type="ooxml-downArrow" draw:modifiers="42443 4471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ArrowCallout" draw:style-name="gr1" draw:text-style-name="P1" draw:layer="layout" svg:width="3.999cm" svg:height="4.999cm" svg:x="62cm" svg:y="16cm">
          <text:p/>
          <draw:enhanced-geometry draw:mirror-horizontal="false" draw:mirror-vertical="false" draw:text-areas="0 0 ?f22 ?f19" svg:viewBox="0 0 0 0" draw:type="ooxml-downArrowCallout" draw:modifiers="25000 31047 25000 51574" draw:enhanced-path="M 0 0 L ?f22 0 ?f22 ?f19 ?f15 ?f19 ?f15 ?f18 ?f16 ?f18 ?f12 ?f21 ?f13 ?f18 ?f14 ?f18 ?f14 ?f19 0 ?f19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0-?f17 "/>
            <draw:equation draw:name="f19" draw:formula="logheight*?f9 /100000"/>
            <draw:equation draw:name="f20" draw:formula="?f19 *1/2"/>
            <draw:equation draw:name="f21" draw:formula="logheight"/>
            <draw:equation draw:name="f22" draw:formula="logwidth"/>
            <draw:handle draw:handle-position="?f14 ?f18" draw:handle-range-x-maximum="?f3" draw:handle-range-x-minimum="0"/>
            <draw:handle draw:handle-position="?f13 ?f21" draw:handle-range-x-maximum="?f1" draw:handle-range-x-minimum="0"/>
            <draw:handle draw:handle-position="?f22 ?f18" draw:handle-range-y-maximum="?f5" draw:handle-range-y-minimum="0"/>
            <draw:handle draw:handle-position="0 ?f19" draw:handle-range-y-maximum="?f8" draw:handle-range-y-minimum="0"/>
          </draw:enhanced-geometry>
        </draw:custom-shape>
        <draw:custom-shape draw:name="ellipseRibbon" draw:style-name="gr1" draw:text-style-name="P1" draw:layer="layout" svg:width="3.999cm" svg:height="4.998cm" svg:x="68cm" svg:y="16cm">
          <text:p/>
          <draw:enhanced-geometry draw:mirror-horizontal="false" draw:mirror-vertical="false" draw:text-areas="?f9 ?f23 ?f13 ?f36" svg:viewBox="0 0 0 0" draw:type="ooxml-ellipseRibbon" draw:modifiers="33467 50000 12500" draw:enhanced-path="M 0 0 Q ?f20 ?f21 ?f11 ?f19 L ?f9 ?f28 Q ?f8 ?f31 ?f13 ?f28 L ?f12 ?f19 Q ?f22 ?f21 ?f46 0 L ?f14 ?f34 ?f46 ?f32 Q ?f40 ?f39 ?f13 ?f35 L ?f13 ?f36 Q ?f8 ?f41 ?f9 ?f36 L ?f9 ?f35 Q ?f37 ?f39 0 ?f32 L ?f10 ?f34 Z S N M ?f11 ?f42 L ?f11 ?f19 ?f9 ?f28 Q ?f8 ?f31 ?f13 ?f28 L ?f12 ?f19 ?f12 ?f42 Q ?f8 ?f43 ?f11 ?f42 Z  S N M 0 0 Q ?f20 ?f21 ?f11 ?f19 L ?f9 ?f28 Q ?f8 ?f31 ?f13 ?f28 L ?f12 ?f19 Q ?f22 ?f21 ?f46 0 L ?f14 ?f34 ?f46 ?f32 Q ?f40 ?f39 ?f13 ?f35 L ?f13 ?f36 Q ?f8 ?f41 ?f9 ?f36 L ?f9 ?f35 Q ?f37 ?f39 0 ?f32 L ?f10 ?f34 Z M ?f9 ?f35 L ?f9 ?f28 M ?f13 ?f28 L ?f13 ?f35 M ?f11 ?f19 L ?f11 ?f42 M ?f12 ?f42 L ?f12 ?f19 F N" drawooo:enhanced-path="M 0 0 Q ?f20 ?f21 ?f11 ?f19 L ?f9 ?f28 Q ?f8 ?f31 ?f13 ?f28 L ?f12 ?f19 Q ?f22 ?f21 ?f46 0 L ?f14 ?f34 ?f46 ?f32 Q ?f40 ?f39 ?f13 ?f35 L ?f13 ?f36 Q ?f8 ?f41 ?f9 ?f36 L ?f9 ?f35 Q ?f37 ?f39 0 ?f32 L ?f10 ?f34 Z S N M ?f11 ?f42 L ?f11 ?f19 ?f9 ?f28 Q ?f8 ?f31 ?f13 ?f28 L ?f12 ?f19 ?f12 ?f42 Q ?f8 ?f43 ?f11 ?f42 Z I S N M 0 0 Q ?f20 ?f21 ?f11 ?f19 L ?f9 ?f28 Q ?f8 ?f31 ?f13 ?f28 L ?f12 ?f19 Q ?f22 ?f21 ?f46 0 L ?f14 ?f34 ?f46 ?f32 Q ?f40 ?f39 ?f13 ?f35 L ?f13 ?f36 Q ?f8 ?f41 ?f9 ?f36 L ?f9 ?f35 Q ?f37 ?f39 0 ?f32 L ?f10 ?f34 Z M ?f9 ?f35 L ?f9 ?f28 M ?f13 ?f28 L ?f13 ?f35 M ?f11 ?f19 L ?f11 ?f42 M ?f12 ?f42 L ?f12 ?f19 F N">
            <draw:equation draw:name="f0" draw:formula="if(0-$0 ,0,if(100000-$0 ,$0 ,100000))"/>
            <draw:equation draw:name="f1" draw:formula="if(25000-$1 ,25000,if(75000-$1 ,$1 ,75000))"/>
            <draw:equation draw:name="f2" draw:formula="100000+0-?f0 "/>
            <draw:equation draw:name="f3" draw:formula="?f2 *1/2"/>
            <draw:equation draw:name="f4" draw:formula="?f0 +0-?f3 "/>
            <draw:equation draw:name="f5" draw:formula="max(0,?f4 )"/>
            <draw:equation draw:name="f6" draw:formula="if(?f5 -$2 ,?f5 ,if(?f0 -$2 ,$2 ,?f0 ))"/>
            <draw:equation draw:name="f7" draw:formula="logwidth*?f1 /200000"/>
            <draw:equation draw:name="f8" draw:formula="logwidth/2"/>
            <draw:equation draw:name="f9" draw:formula="?f8 +0-?f7 "/>
            <draw:equation draw:name="f10" draw:formula="logwidth/8"/>
            <draw:equation draw:name="f11" draw:formula="?f9 +?f10 -0"/>
            <draw:equation draw:name="f12" draw:formula="logwidth+0-?f11 "/>
            <draw:equation draw:name="f13" draw:formula="logwidth+0-?f9 "/>
            <draw:equation draw:name="f14" draw:formula="logwidth+0-?f10 "/>
            <draw:equation draw:name="f15" draw:formula="logheight*?f6 /100000"/>
            <draw:equation draw:name="f16" draw:formula="4*?f15 /logwidth"/>
            <draw:equation draw:name="f17" draw:formula="?f11 *?f11 /logwidth"/>
            <draw:equation draw:name="f18" draw:formula="?f11 +0-?f17 "/>
            <draw:equation draw:name="f19" draw:formula="?f16 *?f18 /1"/>
            <draw:equation draw:name="f20" draw:formula="?f11 *1/2"/>
            <draw:equation draw:name="f21" draw:formula="?f16 *?f20 /1"/>
            <draw:equation draw:name="f22" draw:formula="logwidth+0-?f20 "/>
            <draw:equation draw:name="f23" draw:formula="logheight*?f0 /100000"/>
            <draw:equation draw:name="f24" draw:formula="?f23 +0-?f15 "/>
            <draw:equation draw:name="f25" draw:formula="?f9 *?f9 /logwidth"/>
            <draw:equation draw:name="f26" draw:formula="?f9 +0-?f25 "/>
            <draw:equation draw:name="f27" draw:formula="?f16 *?f26 /1"/>
            <draw:equation draw:name="f28" draw:formula="?f27 +?f24 -0"/>
            <draw:equation draw:name="f29" draw:formula="?f15 +?f24 -?f28 "/>
            <draw:equation draw:name="f30" draw:formula="?f29 +?f15 -0"/>
            <draw:equation draw:name="f31" draw:formula="?f30 +?f24 -0"/>
            <draw:equation draw:name="f32" draw:formula="logheight+0-?f23 "/>
            <draw:equation draw:name="f33" draw:formula="?f15 *14/16"/>
            <draw:equation draw:name="f34" draw:formula="(?f33 +?f32 )/2"/>
            <draw:equation draw:name="f35" draw:formula="?f27 +?f32 -0"/>
            <draw:equation draw:name="f36" draw:formula="?f28 +?f32 -0"/>
            <draw:equation draw:name="f37" draw:formula="?f9 *1/2"/>
            <draw:equation draw:name="f38" draw:formula="?f16 *?f37 /1"/>
            <draw:equation draw:name="f39" draw:formula="?f38 +?f32 -0"/>
            <draw:equation draw:name="f40" draw:formula="logwidth+0-?f37 "/>
            <draw:equation draw:name="f41" draw:formula="?f31 +?f32 -0"/>
            <draw:equation draw:name="f42" draw:formula="?f19 +?f24 -0"/>
            <draw:equation draw:name="f43" draw:formula="?f23 +?f23 -?f42 "/>
            <draw:equation draw:name="f44" draw:formula="logheight+0-?f15 "/>
            <draw:equation draw:name="f45" draw:formula="logheight"/>
            <draw:equation draw:name="f46" draw:formula="logwidth"/>
            <draw:handle draw:handle-position="?f8 ?f23" draw:handle-range-y-maximum="100000" draw:handle-range-y-minimum="0"/>
            <draw:handle draw:handle-position="?f9 ?f45" draw:handle-range-x-maximum="75000" draw:handle-range-x-minimum="25000"/>
            <draw:handle draw:handle-position="0 ?f44" draw:handle-range-y-maximum="?f0" draw:handle-range-y-minimum="?f5"/>
          </draw:enhanced-geometry>
        </draw:custom-shape>
        <draw:custom-shape draw:name="ellipseRibbon2" draw:style-name="gr1" draw:text-style-name="P1" draw:layer="layout" svg:width="3.999cm" svg:height="4.998cm" svg:x="73.998cm" svg:y="16cm">
          <text:p/>
          <draw:enhanced-geometry draw:mirror-horizontal="false" draw:mirror-vertical="false" draw:text-areas="?f9 ?f43 ?f13 ?f36" svg:viewBox="0 0 0 0" draw:type="ooxml-ellipseRibbon2" draw:modifiers="31430 50000 12500" draw:enhanced-path="M 0 ?f55 Q ?f21 ?f23 ?f11 ?f20 L ?f9 ?f31 Q ?f8 ?f35 ?f13 ?f31 L ?f12 ?f20 Q ?f24 ?f23 ?f56 ?f55 L ?f14 ?f39 ?f56 ?f25 Q ?f48 ?f47 ?f13 ?f41 L ?f13 ?f43 Q ?f8 ?f50 ?f9 ?f43 L ?f9 ?f41 Q ?f44 ?f47 0 ?f25 L ?f10 ?f39 Z S N M ?f11 ?f52 L ?f11 ?f20 ?f9 ?f31 Q ?f8 ?f35 ?f13 ?f31 L ?f12 ?f20 ?f12 ?f52 Q ?f8 ?f54 ?f11 ?f52 Z  S N M 0 ?f55 L ?f10 ?f39 0 ?f25 Q ?f44 ?f47 ?f9 ?f41 L ?f9 ?f43 Q ?f8 ?f50 ?f13 ?f43 L ?f13 ?f41 Q ?f48 ?f47 ?f56 ?f25 L ?f14 ?f39 ?f56 ?f55 Q ?f24 ?f23 ?f12 ?f20 L ?f13 ?f31 Q ?f8 ?f35 ?f9 ?f31 L ?f11 ?f20 Q ?f21 ?f23 0 ?f55 Z M ?f9 ?f31 L ?f9 ?f41 M ?f13 ?f41 L ?f13 ?f31 M ?f11 ?f52 L ?f11 ?f20 M ?f12 ?f20 L ?f12 ?f52 F N" drawooo:enhanced-path="M 0 ?f55 Q ?f21 ?f23 ?f11 ?f20 L ?f9 ?f31 Q ?f8 ?f35 ?f13 ?f31 L ?f12 ?f20 Q ?f24 ?f23 ?f56 ?f55 L ?f14 ?f39 ?f56 ?f25 Q ?f48 ?f47 ?f13 ?f41 L ?f13 ?f43 Q ?f8 ?f50 ?f9 ?f43 L ?f9 ?f41 Q ?f44 ?f47 0 ?f25 L ?f10 ?f39 Z S N M ?f11 ?f52 L ?f11 ?f20 ?f9 ?f31 Q ?f8 ?f35 ?f13 ?f31 L ?f12 ?f20 ?f12 ?f52 Q ?f8 ?f54 ?f11 ?f52 Z I S N M 0 ?f55 L ?f10 ?f39 0 ?f25 Q ?f44 ?f47 ?f9 ?f41 L ?f9 ?f43 Q ?f8 ?f50 ?f13 ?f43 L ?f13 ?f41 Q ?f48 ?f47 ?f56 ?f25 L ?f14 ?f39 ?f56 ?f55 Q ?f24 ?f23 ?f12 ?f20 L ?f13 ?f31 Q ?f8 ?f35 ?f9 ?f31 L ?f11 ?f20 Q ?f21 ?f23 0 ?f55 Z M ?f9 ?f31 L ?f9 ?f41 M ?f13 ?f41 L ?f13 ?f31 M ?f11 ?f52 L ?f11 ?f20 M ?f12 ?f20 L ?f12 ?f52 F N">
            <draw:equation draw:name="f0" draw:formula="if(0-$0 ,0,if(100000-$0 ,$0 ,100000))"/>
            <draw:equation draw:name="f1" draw:formula="if(25000-$1 ,25000,if(75000-$1 ,$1 ,75000))"/>
            <draw:equation draw:name="f2" draw:formula="100000+0-?f0 "/>
            <draw:equation draw:name="f3" draw:formula="?f2 *1/2"/>
            <draw:equation draw:name="f4" draw:formula="?f0 +0-?f3 "/>
            <draw:equation draw:name="f5" draw:formula="max(0,?f4 )"/>
            <draw:equation draw:name="f6" draw:formula="if(?f5 -$2 ,?f5 ,if(?f0 -$2 ,$2 ,?f0 ))"/>
            <draw:equation draw:name="f7" draw:formula="logwidth*?f1 /200000"/>
            <draw:equation draw:name="f8" draw:formula="logwidth/2"/>
            <draw:equation draw:name="f9" draw:formula="?f8 +0-?f7 "/>
            <draw:equation draw:name="f10" draw:formula="logwidth/8"/>
            <draw:equation draw:name="f11" draw:formula="?f9 +?f10 -0"/>
            <draw:equation draw:name="f12" draw:formula="logwidth+0-?f11 "/>
            <draw:equation draw:name="f13" draw:formula="logwidth+0-?f9 "/>
            <draw:equation draw:name="f14" draw:formula="logwidth+0-?f10 "/>
            <draw:equation draw:name="f15" draw:formula="logheight*?f6 /100000"/>
            <draw:equation draw:name="f16" draw:formula="4*?f15 /logwidth"/>
            <draw:equation draw:name="f17" draw:formula="?f11 *?f11 /logwidth"/>
            <draw:equation draw:name="f18" draw:formula="?f11 +0-?f17 "/>
            <draw:equation draw:name="f19" draw:formula="?f16 *?f18 /1"/>
            <draw:equation draw:name="f20" draw:formula="logheight+0-?f19 "/>
            <draw:equation draw:name="f21" draw:formula="?f11 *1/2"/>
            <draw:equation draw:name="f22" draw:formula="?f16 *?f21 /1"/>
            <draw:equation draw:name="f23" draw:formula="logheight+0-?f22 "/>
            <draw:equation draw:name="f24" draw:formula="logwidth+0-?f21 "/>
            <draw:equation draw:name="f25" draw:formula="logheight*?f0 /100000"/>
            <draw:equation draw:name="f26" draw:formula="?f25 +0-?f15 "/>
            <draw:equation draw:name="f27" draw:formula="?f9 *?f9 /logwidth"/>
            <draw:equation draw:name="f28" draw:formula="?f9 +0-?f27 "/>
            <draw:equation draw:name="f29" draw:formula="?f16 *?f28 /1"/>
            <draw:equation draw:name="f30" draw:formula="?f29 +?f26 -0"/>
            <draw:equation draw:name="f31" draw:formula="logheight+0-?f30 "/>
            <draw:equation draw:name="f32" draw:formula="?f15 +?f26 -?f30 "/>
            <draw:equation draw:name="f33" draw:formula="?f32 +?f15 -0"/>
            <draw:equation draw:name="f34" draw:formula="?f33 +?f26 -0"/>
            <draw:equation draw:name="f35" draw:formula="logheight+0-?f34 "/>
            <draw:equation draw:name="f36" draw:formula="logheight+0-?f25 "/>
            <draw:equation draw:name="f37" draw:formula="?f15 *14/16"/>
            <draw:equation draw:name="f38" draw:formula="(?f37 +?f36 )/2"/>
            <draw:equation draw:name="f39" draw:formula="logheight+0-?f38 "/>
            <draw:equation draw:name="f40" draw:formula="?f29 +?f36 -0"/>
            <draw:equation draw:name="f41" draw:formula="logheight+0-?f40 "/>
            <draw:equation draw:name="f42" draw:formula="?f30 +?f36 -0"/>
            <draw:equation draw:name="f43" draw:formula="logheight+0-?f42 "/>
            <draw:equation draw:name="f44" draw:formula="?f9 *1/2"/>
            <draw:equation draw:name="f45" draw:formula="?f16 *?f44 /1"/>
            <draw:equation draw:name="f46" draw:formula="?f45 +?f36 -0"/>
            <draw:equation draw:name="f47" draw:formula="logheight+0-?f46 "/>
            <draw:equation draw:name="f48" draw:formula="logwidth+0-?f44 "/>
            <draw:equation draw:name="f49" draw:formula="?f34 +?f36 -0"/>
            <draw:equation draw:name="f50" draw:formula="logheight+0-?f49 "/>
            <draw:equation draw:name="f51" draw:formula="?f19 +?f26 -0"/>
            <draw:equation draw:name="f52" draw:formula="logheight+0-?f51 "/>
            <draw:equation draw:name="f53" draw:formula="?f25 +?f25 -?f51 "/>
            <draw:equation draw:name="f54" draw:formula="logheight+0-?f53 "/>
            <draw:equation draw:name="f55" draw:formula="logheight"/>
            <draw:equation draw:name="f56" draw:formula="logwidth"/>
            <draw:handle draw:handle-position="?f8 ?f36" draw:handle-range-y-maximum="100000" draw:handle-range-y-minimum="0"/>
            <draw:handle draw:handle-position="?f9 0" draw:handle-range-x-maximum="100000" draw:handle-range-x-minimum="25000"/>
            <draw:handle draw:handle-position="0 ?f15" draw:handle-range-y-maximum="?f0" draw:handle-range-y-minimum="?f5"/>
          </draw:enhanced-geometry>
        </draw:custom-shape>
        <draw:custom-shape draw:name="foldedCorner" draw:style-name="gr1" draw:text-style-name="P1" draw:layer="layout" svg:width="3.997cm" svg:height="5.047cm" svg:x="80cm" svg:y="16cm">
          <text:p/>
          <draw:enhanced-geometry draw:mirror-horizontal="false" draw:mirror-vertical="false" draw:text-areas="0 0 ?f11 ?f6" svg:viewBox="0 0 0 0" draw:type="ooxml-foldedCorner" draw:modifiers="43568"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frame" draw:style-name="gr1" draw:text-style-name="P1" draw:layer="layout" svg:width="3.999cm" svg:height="4.999cm" svg:x="85cm" svg:y="16cm">
          <text:p/>
          <draw:enhanced-geometry draw:mirror-horizontal="false" draw:mirror-vertical="false" draw:text-areas="?f2 ?f2 ?f3 ?f4" svg:viewBox="0 0 0 0" draw:type="ooxml-frame" draw:modifiers="18127"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gear6" draw:style-name="gr8" draw:text-style-name="P5" draw:layer="layout" svg:width="3.997cm" svg:height="5.601cm" svg:x="55.999cm" svg:y="7.897cm">
          <text:p/>
          <draw:enhanced-geometry draw:mirror-horizontal="false" draw:mirror-vertical="false" draw:text-areas="?f105 ?f29 ?f27 ?f83" svg:viewBox="0 0 0 0" draw:type="ooxml-gear6" draw:modifiers="19737 2386" draw:enhanced-path="M ?f27 ?f29 L ?f56 ?f55 ?f54 ?f53 ?f39 ?f40 L ?f54 ?f85 ?f56 ?f84 ?f27 ?f83 L ?f70 ?f93 ?f71 ?f93 ?f69 ?f92 L ?f100 ?f84 ?f99 ?f85 ?f98 ?f79 L ?f107 ?f53 ?f106 ?f55 ?f105 ?f29 L ?f71 ?f72 ?f70 ?f72 ?f67 ?f68 Z N" drawooo:enhanced-path="M ?f27 ?f29 L ?f56 ?f55 ?f54 ?f53 ?f39 ?f40 G ?f11 ?f9 ?f112 ?f113 L ?f54 ?f85 ?f56 ?f84 ?f27 ?f83 G ?f11 ?f9 ?f114 ?f115 L ?f70 ?f93 ?f71 ?f93 ?f69 ?f92 G ?f11 ?f9 ?f116 ?f117 L ?f100 ?f84 ?f99 ?f85 ?f98 ?f79 G ?f11 ?f9 ?f118 ?f119 L ?f107 ?f53 ?f106 ?f55 ?f105 ?f29 G ?f11 ?f9 ?f120 ?f121 L ?f71 ?f72 ?f70 ?f72 ?f67 ?f68 G ?f11 ?f9 ?f122 ?f123 Z N">
            <draw:equation draw:name="f0" draw:formula="if(0-$0 ,0,if(20000-$0 ,$0 ,20000))"/>
            <draw:equation draw:name="f1" draw:formula="if(0-$1 ,0,if(5358-$1 ,$1 ,5358))"/>
            <draw:equation draw:name="f2" draw:formula="min(logwidth,logheight)"/>
            <draw:equation draw:name="f3" draw:formula="?f2 *?f0 /100000"/>
            <draw:equation draw:name="f4" draw:formula="?f2 *?f1 /100000"/>
            <draw:equation draw:name="f5" draw:formula="?f3 *1/2"/>
            <draw:equation draw:name="f6" draw:formula="?f4 *1/2"/>
            <draw:equation draw:name="f7" draw:formula="?f5 +?f6 -0"/>
            <draw:equation draw:name="f8" draw:formula="logheight/2"/>
            <draw:equation draw:name="f9" draw:formula="?f8 +0-?f3 "/>
            <draw:equation draw:name="f10" draw:formula="logwidth/2"/>
            <draw:equation draw:name="f11" draw:formula="?f10 +0-?f3 "/>
            <draw:equation draw:name="f12" draw:formula="?f11 +0-?f9 "/>
            <draw:equation draw:name="f13" draw:formula="if(?f12 ,?f9 ,?f11 )"/>
            <draw:equation draw:name="f14" draw:formula="(10800000*atan2(?f7 ,?f13 ))/pi"/>
            <draw:equation draw:name="f15" draw:formula="19800000+0-?f14 "/>
            <draw:equation draw:name="f16" draw:formula="19800000+?f14 -0"/>
            <draw:equation draw:name="f17" draw:formula="?f11 *cos(pi*(?f15 )/10800000)"/>
            <draw:equation draw:name="f18" draw:formula="?f9 *sin(pi*(?f15 )/10800000)"/>
            <draw:equation draw:name="f19" draw:formula="(10800000*atan2(?f18 ,?f17 ))/pi"/>
            <draw:equation draw:name="f20" draw:formula="?f9 *cos(pi*(?f19 )/10800000)"/>
            <draw:equation draw:name="f21" draw:formula="?f11 *sin(pi*(?f19 )/10800000)"/>
            <draw:equation draw:name="f22" draw:formula="sqrt(?f20 *?f20 +?f21 *?f21 +0*0)"/>
            <draw:equation draw:name="f23" draw:formula="?f11 *?f9 /?f22 "/>
            <draw:equation draw:name="f24" draw:formula="?f23 *cos(pi*(?f19 )/10800000)"/>
            <draw:equation draw:name="f25" draw:formula="?f23 *sin(pi*(?f19 )/10800000)"/>
            <draw:equation draw:name="f26" draw:formula="logwidth/2"/>
            <draw:equation draw:name="f27" draw:formula="?f26 +?f24 -0"/>
            <draw:equation draw:name="f28" draw:formula="logheight/2"/>
            <draw:equation draw:name="f29" draw:formula="?f28 +?f25 -0"/>
            <draw:equation draw:name="f30" draw:formula="?f11 *cos(pi*(?f16 )/10800000)"/>
            <draw:equation draw:name="f31" draw:formula="?f9 *sin(pi*(?f16 )/10800000)"/>
            <draw:equation draw:name="f32" draw:formula="(10800000*atan2(?f31 ,?f30 ))/pi"/>
            <draw:equation draw:name="f33" draw:formula="?f9 *cos(pi*(?f32 )/10800000)"/>
            <draw:equation draw:name="f34" draw:formula="?f11 *sin(pi*(?f32 )/10800000)"/>
            <draw:equation draw:name="f35" draw:formula="sqrt(?f33 *?f33 +?f34 *?f34 +0*0)"/>
            <draw:equation draw:name="f36" draw:formula="?f11 *?f9 /?f35 "/>
            <draw:equation draw:name="f37" draw:formula="?f36 *cos(pi*(?f32 )/10800000)"/>
            <draw:equation draw:name="f38" draw:formula="?f36 *sin(pi*(?f32 )/10800000)"/>
            <draw:equation draw:name="f39" draw:formula="?f26 +?f37 -0"/>
            <draw:equation draw:name="f40" draw:formula="?f28 +?f38 -0"/>
            <draw:equation draw:name="f41" draw:formula="?f27 +0-?f39 "/>
            <draw:equation draw:name="f42" draw:formula="?f29 +0-?f40 "/>
            <draw:equation draw:name="f43" draw:formula="sqrt(?f41 *?f41 +?f42 *?f42 +0*0)"/>
            <draw:equation draw:name="f44" draw:formula="(10800000*atan2(?f41 ,?f42 ))/pi"/>
            <draw:equation draw:name="f45" draw:formula="?f4 *sin(pi*(?f44 )/10800000)"/>
            <draw:equation draw:name="f46" draw:formula="?f4 *cos(pi*(?f44 )/10800000)"/>
            <draw:equation draw:name="f47" draw:formula="?f39 +?f45 -0"/>
            <draw:equation draw:name="f48" draw:formula="?f40 +?f46 -0"/>
            <draw:equation draw:name="f49" draw:formula="?f27 +0-?f45 "/>
            <draw:equation draw:name="f50" draw:formula="?f29 +0-?f46 "/>
            <draw:equation draw:name="f51" draw:formula="?f3 *sin(pi*(?f44 )/10800000)"/>
            <draw:equation draw:name="f52" draw:formula="?f3 *cos(pi*(?f44 )/10800000)"/>
            <draw:equation draw:name="f53" draw:formula="?f48 +?f51 -0"/>
            <draw:equation draw:name="f54" draw:formula="?f47 +0-?f52 "/>
            <draw:equation draw:name="f55" draw:formula="?f50 +?f51 -0"/>
            <draw:equation draw:name="f56" draw:formula="?f49 +0-?f52 "/>
            <draw:equation draw:name="f57" draw:formula="16200000+?f14 -0"/>
            <draw:equation draw:name="f58" draw:formula="?f11 *cos(pi*(?f57 )/10800000)"/>
            <draw:equation draw:name="f59" draw:formula="?f9 *sin(pi*(?f57 )/10800000)"/>
            <draw:equation draw:name="f60" draw:formula="(10800000*atan2(?f59 ,?f58 ))/pi"/>
            <draw:equation draw:name="f61" draw:formula="?f9 *cos(pi*(?f60 )/10800000)"/>
            <draw:equation draw:name="f62" draw:formula="?f11 *sin(pi*(?f60 )/10800000)"/>
            <draw:equation draw:name="f63" draw:formula="sqrt(?f61 *?f61 +?f62 *?f62 +0*0)"/>
            <draw:equation draw:name="f64" draw:formula="?f11 *?f9 /?f63 "/>
            <draw:equation draw:name="f65" draw:formula="?f64 *cos(pi*(?f60 )/10800000)"/>
            <draw:equation draw:name="f66" draw:formula="?f64 *sin(pi*(?f60 )/10800000)"/>
            <draw:equation draw:name="f67" draw:formula="?f26 +?f65 -0"/>
            <draw:equation draw:name="f68" draw:formula="?f28 +?f66 -0"/>
            <draw:equation draw:name="f69" draw:formula="?f26 +0-?f65 "/>
            <draw:equation draw:name="f70" draw:formula="?f67 +0-?f4 "/>
            <draw:equation draw:name="f71" draw:formula="?f69 +?f4 -0"/>
            <draw:equation draw:name="f72" draw:formula="?f68 +0-?f3 "/>
            <draw:equation draw:name="f73" draw:formula="?f19 +0-?f60 "/>
            <draw:equation draw:name="f74" draw:formula="1800000+0-?f14 "/>
            <draw:equation draw:name="f75" draw:formula="1800000+?f14 -0"/>
            <draw:equation draw:name="f76" draw:formula="?f11 *cos(pi*(?f74 )/10800000)"/>
            <draw:equation draw:name="f77" draw:formula="?f9 *sin(pi*(?f74 )/10800000)"/>
            <draw:equation draw:name="f78" draw:formula="(10800000*atan2(?f77 ,?f76 ))/pi"/>
            <draw:equation draw:name="f79" draw:formula="logheight+0-?f40 "/>
            <draw:equation draw:name="f80" draw:formula="?f11 *cos(pi*(?f75 )/10800000)"/>
            <draw:equation draw:name="f81" draw:formula="?f9 *sin(pi*(?f75 )/10800000)"/>
            <draw:equation draw:name="f82" draw:formula="(10800000*atan2(?f81 ,?f80 ))/pi"/>
            <draw:equation draw:name="f83" draw:formula="logheight+0-?f29 "/>
            <draw:equation draw:name="f84" draw:formula="logheight+0-?f55 "/>
            <draw:equation draw:name="f85" draw:formula="logheight+0-?f53 "/>
            <draw:equation draw:name="f86" draw:formula="?f54 "/>
            <draw:equation draw:name="f87" draw:formula="?f78 +0-?f32 "/>
            <draw:equation draw:name="f88" draw:formula="5400000+?f14 -0"/>
            <draw:equation draw:name="f89" draw:formula="?f11 *cos(pi*(?f88 )/10800000)"/>
            <draw:equation draw:name="f90" draw:formula="?f9 *sin(pi*(?f88 )/10800000)"/>
            <draw:equation draw:name="f91" draw:formula="(10800000*atan2(?f90 ,?f89 ))/pi"/>
            <draw:equation draw:name="f92" draw:formula="logheight+0-?f68 "/>
            <draw:equation draw:name="f93" draw:formula="logheight+0-?f72 "/>
            <draw:equation draw:name="f94" draw:formula="9000000+?f14 -0"/>
            <draw:equation draw:name="f95" draw:formula="?f11 *cos(pi*(?f94 )/10800000)"/>
            <draw:equation draw:name="f96" draw:formula="?f9 *sin(pi*(?f94 )/10800000)"/>
            <draw:equation draw:name="f97" draw:formula="(10800000*atan2(?f96 ,?f95 ))/pi"/>
            <draw:equation draw:name="f98" draw:formula="logwidth+0-?f39 "/>
            <draw:equation draw:name="f99" draw:formula="logwidth+0-?f54 "/>
            <draw:equation draw:name="f100" draw:formula="logwidth+0-?f56 "/>
            <draw:equation draw:name="f101" draw:formula="12600000+?f14 -0"/>
            <draw:equation draw:name="f102" draw:formula="?f11 *cos(pi*(?f101 )/10800000)"/>
            <draw:equation draw:name="f103" draw:formula="?f9 *sin(pi*(?f101 )/10800000)"/>
            <draw:equation draw:name="f104" draw:formula="(10800000*atan2(?f103 ,?f102 ))/pi"/>
            <draw:equation draw:name="f105" draw:formula="logwidth+0-?f27 "/>
            <draw:equation draw:name="f106" draw:formula="logwidth+0-?f56 "/>
            <draw:equation draw:name="f107" draw:formula="logwidth+0-?f54 "/>
            <draw:equation draw:name="f108" draw:formula="(?f56 +?f54 )/2"/>
            <draw:equation draw:name="f109" draw:formula="(?f55 +?f53 )/2"/>
            <draw:equation draw:name="f110" draw:formula="logheight+0-?f109 "/>
            <draw:equation draw:name="f111" draw:formula="(logwidth+0)/?f108 "/>
            <draw:equation draw:name="f112" draw:formula="(?f32 )/60000.0"/>
            <draw:equation draw:name="f113" draw:formula="(?f87 )/60000.0"/>
            <draw:equation draw:name="f114" draw:formula="(?f82 )/60000.0"/>
            <draw:equation draw:name="f115" draw:formula="(?f73 )/60000.0"/>
            <draw:equation draw:name="f116" draw:formula="(?f91 )/60000.0"/>
            <draw:equation draw:name="f117" draw:formula="(?f73 )/60000.0"/>
            <draw:equation draw:name="f118" draw:formula="(?f97 )/60000.0"/>
            <draw:equation draw:name="f119" draw:formula="(?f87 )/60000.0"/>
            <draw:equation draw:name="f120" draw:formula="(?f104 )/60000.0"/>
            <draw:equation draw:name="f121" draw:formula="(?f73 )/60000.0"/>
            <draw:equation draw:name="f122" draw:formula="(?f60 )/60000.0"/>
            <draw:equation draw:name="f123" draw:formula="(?f73 )/60000.0"/>
            <draw:handle draw:handle-position="?f67 ?f68" draw:handle-range-y-maximum="20000" draw:handle-range-y-minimum="0"/>
            <draw:handle draw:handle-position="?f69 ?f68" draw:handle-range-x-maximum="5358" draw:handle-range-x-minimum="0"/>
          </draw:enhanced-geometry>
        </draw:custom-shape>
        <draw:custom-shape draw:name="gear9" draw:style-name="gr8" draw:text-style-name="P5" draw:layer="layout" svg:width="3.997cm" svg:height="5.601cm" svg:x="61.919cm" svg:y="7.897cm">
          <text:p/>
          <draw:enhanced-geometry draw:mirror-horizontal="false" draw:mirror-vertical="false" draw:text-areas="?f210 ?f40 ?f39 ?f121" svg:viewBox="0 0 0 0" draw:type="ooxml-gear9" draw:modifiers="15334 1039" draw:enhanced-path="M ?f27 ?f29 L ?f56 ?f55 ?f54 ?f53 ?f39 ?f40 L ?f96 ?f95 ?f94 ?f93 ?f79 ?f80 L ?f137 ?f136 ?f135 ?f134 ?f120 ?f121 L ?f178 ?f177 ?f176 ?f175 ?f161 ?f162 L ?f190 ?f175 ?f189 ?f177 ?f188 ?f151 L ?f198 ?f134 ?f197 ?f136 ?f196 ?f110 L ?f205 ?f93 ?f204 ?f95 ?f203 ?f69 L ?f213 ?f53 ?f212 ?f55 ?f211 ?f29 L ?f232 ?f233 ?f231 ?f233 ?f225 ?f226 Z N" drawooo:enhanced-path="M ?f27 ?f29 L ?f56 ?f55 ?f54 ?f53 ?f39 ?f40 G ?f11 ?f9 ?f247 ?f248 L ?f96 ?f95 ?f94 ?f93 ?f79 ?f80 G ?f11 ?f9 ?f249 ?f250 L ?f137 ?f136 ?f135 ?f134 ?f120 ?f121 G ?f11 ?f9 ?f251 ?f252 L ?f178 ?f177 ?f176 ?f175 ?f161 ?f162 G ?f11 ?f9 ?f253 ?f254 L ?f190 ?f175 ?f189 ?f177 ?f188 ?f151 G ?f11 ?f9 ?f255 ?f256 L ?f198 ?f134 ?f197 ?f136 ?f196 ?f110 G ?f11 ?f9 ?f257 ?f258 L ?f205 ?f93 ?f204 ?f95 ?f203 ?f69 G ?f11 ?f9 ?f259 ?f260 L ?f213 ?f53 ?f212 ?f55 ?f211 ?f29 G ?f11 ?f9 ?f261 ?f262 L ?f232 ?f233 ?f231 ?f233 ?f225 ?f226 G ?f11 ?f9 ?f263 ?f264 Z N">
            <draw:equation draw:name="f0" draw:formula="if(0-$0 ,0,if(20000-$0 ,$0 ,20000))"/>
            <draw:equation draw:name="f1" draw:formula="if(0-$1 ,0,if(2679-$1 ,$1 ,2679))"/>
            <draw:equation draw:name="f2" draw:formula="min(logwidth,logheight)"/>
            <draw:equation draw:name="f3" draw:formula="?f2 *?f0 /100000"/>
            <draw:equation draw:name="f4" draw:formula="?f2 *?f1 /100000"/>
            <draw:equation draw:name="f5" draw:formula="?f3 *1/2"/>
            <draw:equation draw:name="f6" draw:formula="?f4 *1/2"/>
            <draw:equation draw:name="f7" draw:formula="?f5 +?f6 -0"/>
            <draw:equation draw:name="f8" draw:formula="logheight/2"/>
            <draw:equation draw:name="f9" draw:formula="?f8 +0-?f3 "/>
            <draw:equation draw:name="f10" draw:formula="logwidth/2"/>
            <draw:equation draw:name="f11" draw:formula="?f10 +0-?f3 "/>
            <draw:equation draw:name="f12" draw:formula="?f11 +0-?f9 "/>
            <draw:equation draw:name="f13" draw:formula="if(?f12 ,?f9 ,?f11 )"/>
            <draw:equation draw:name="f14" draw:formula="(10800000*atan2(?f7 ,?f13 ))/pi"/>
            <draw:equation draw:name="f15" draw:formula="18600000+0-?f14 "/>
            <draw:equation draw:name="f16" draw:formula="18600000+?f14 -0"/>
            <draw:equation draw:name="f17" draw:formula="?f11 *cos(pi*(?f15 )/10800000)"/>
            <draw:equation draw:name="f18" draw:formula="?f9 *sin(pi*(?f15 )/10800000)"/>
            <draw:equation draw:name="f19" draw:formula="(10800000*atan2(?f18 ,?f17 ))/pi"/>
            <draw:equation draw:name="f20" draw:formula="?f9 *cos(pi*(?f19 )/10800000)"/>
            <draw:equation draw:name="f21" draw:formula="?f11 *sin(pi*(?f19 )/10800000)"/>
            <draw:equation draw:name="f22" draw:formula="sqrt(?f20 *?f20 +?f21 *?f21 +0*0)"/>
            <draw:equation draw:name="f23" draw:formula="?f11 *?f9 /?f22 "/>
            <draw:equation draw:name="f24" draw:formula="?f23 *cos(pi*(?f19 )/10800000)"/>
            <draw:equation draw:name="f25" draw:formula="?f23 *sin(pi*(?f19 )/10800000)"/>
            <draw:equation draw:name="f26" draw:formula="logwidth/2"/>
            <draw:equation draw:name="f27" draw:formula="?f26 +?f24 -0"/>
            <draw:equation draw:name="f28" draw:formula="logheight/2"/>
            <draw:equation draw:name="f29" draw:formula="?f28 +?f25 -0"/>
            <draw:equation draw:name="f30" draw:formula="?f11 *cos(pi*(?f16 )/10800000)"/>
            <draw:equation draw:name="f31" draw:formula="?f9 *sin(pi*(?f16 )/10800000)"/>
            <draw:equation draw:name="f32" draw:formula="(10800000*atan2(?f31 ,?f30 ))/pi"/>
            <draw:equation draw:name="f33" draw:formula="?f9 *cos(pi*(?f32 )/10800000)"/>
            <draw:equation draw:name="f34" draw:formula="?f11 *sin(pi*(?f32 )/10800000)"/>
            <draw:equation draw:name="f35" draw:formula="sqrt(?f33 *?f33 +?f34 *?f34 +0*0)"/>
            <draw:equation draw:name="f36" draw:formula="?f11 *?f9 /?f35 "/>
            <draw:equation draw:name="f37" draw:formula="?f36 *cos(pi*(?f32 )/10800000)"/>
            <draw:equation draw:name="f38" draw:formula="?f36 *sin(pi*(?f32 )/10800000)"/>
            <draw:equation draw:name="f39" draw:formula="?f26 +?f37 -0"/>
            <draw:equation draw:name="f40" draw:formula="?f28 +?f38 -0"/>
            <draw:equation draw:name="f41" draw:formula="?f27 +0-?f39 "/>
            <draw:equation draw:name="f42" draw:formula="?f29 +0-?f40 "/>
            <draw:equation draw:name="f43" draw:formula="sqrt(?f41 *?f41 +?f42 *?f42 +0*0)"/>
            <draw:equation draw:name="f44" draw:formula="(10800000*atan2(?f41 ,?f42 ))/pi"/>
            <draw:equation draw:name="f45" draw:formula="?f4 *sin(pi*(?f44 )/10800000)"/>
            <draw:equation draw:name="f46" draw:formula="?f4 *cos(pi*(?f44 )/10800000)"/>
            <draw:equation draw:name="f47" draw:formula="?f39 +?f45 -0"/>
            <draw:equation draw:name="f48" draw:formula="?f40 +?f46 -0"/>
            <draw:equation draw:name="f49" draw:formula="?f27 +0-?f45 "/>
            <draw:equation draw:name="f50" draw:formula="?f29 +0-?f46 "/>
            <draw:equation draw:name="f51" draw:formula="?f3 *sin(pi*(?f44 )/10800000)"/>
            <draw:equation draw:name="f52" draw:formula="?f3 *cos(pi*(?f44 )/10800000)"/>
            <draw:equation draw:name="f53" draw:formula="?f48 +?f51 -0"/>
            <draw:equation draw:name="f54" draw:formula="?f47 +0-?f52 "/>
            <draw:equation draw:name="f55" draw:formula="?f50 +?f51 -0"/>
            <draw:equation draw:name="f56" draw:formula="?f49 +0-?f52 "/>
            <draw:equation draw:name="f57" draw:formula="21000000+0-?f14 "/>
            <draw:equation draw:name="f58" draw:formula="21000000+?f14 -0"/>
            <draw:equation draw:name="f59" draw:formula="?f11 *cos(pi*(?f57 )/10800000)"/>
            <draw:equation draw:name="f60" draw:formula="?f9 *sin(pi*(?f57 )/10800000)"/>
            <draw:equation draw:name="f61" draw:formula="(10800000*atan2(?f60 ,?f59 ))/pi"/>
            <draw:equation draw:name="f62" draw:formula="?f9 *cos(pi*(?f61 )/10800000)"/>
            <draw:equation draw:name="f63" draw:formula="?f11 *sin(pi*(?f61 )/10800000)"/>
            <draw:equation draw:name="f64" draw:formula="sqrt(?f62 *?f62 +?f63 *?f63 +0*0)"/>
            <draw:equation draw:name="f65" draw:formula="?f11 *?f9 /?f64 "/>
            <draw:equation draw:name="f66" draw:formula="?f65 *cos(pi*(?f61 )/10800000)"/>
            <draw:equation draw:name="f67" draw:formula="?f65 *sin(pi*(?f61 )/10800000)"/>
            <draw:equation draw:name="f68" draw:formula="?f26 +?f66 -0"/>
            <draw:equation draw:name="f69" draw:formula="?f28 +?f67 -0"/>
            <draw:equation draw:name="f70" draw:formula="?f11 *cos(pi*(?f58 )/10800000)"/>
            <draw:equation draw:name="f71" draw:formula="?f9 *sin(pi*(?f58 )/10800000)"/>
            <draw:equation draw:name="f72" draw:formula="(10800000*atan2(?f71 ,?f70 ))/pi"/>
            <draw:equation draw:name="f73" draw:formula="?f9 *cos(pi*(?f72 )/10800000)"/>
            <draw:equation draw:name="f74" draw:formula="?f11 *sin(pi*(?f72 )/10800000)"/>
            <draw:equation draw:name="f75" draw:formula="sqrt(?f73 *?f73 +?f74 *?f74 +0*0)"/>
            <draw:equation draw:name="f76" draw:formula="?f11 *?f9 /?f75 "/>
            <draw:equation draw:name="f77" draw:formula="?f76 *cos(pi*(?f72 )/10800000)"/>
            <draw:equation draw:name="f78" draw:formula="?f76 *sin(pi*(?f72 )/10800000)"/>
            <draw:equation draw:name="f79" draw:formula="?f26 +?f77 -0"/>
            <draw:equation draw:name="f80" draw:formula="?f28 +?f78 -0"/>
            <draw:equation draw:name="f81" draw:formula="?f68 +0-?f79 "/>
            <draw:equation draw:name="f82" draw:formula="?f69 +0-?f80 "/>
            <draw:equation draw:name="f83" draw:formula="sqrt(?f81 *?f81 +?f82 *?f82 +0*0)"/>
            <draw:equation draw:name="f84" draw:formula="(10800000*atan2(?f81 ,?f82 ))/pi"/>
            <draw:equation draw:name="f85" draw:formula="?f4 *sin(pi*(?f84 )/10800000)"/>
            <draw:equation draw:name="f86" draw:formula="?f4 *cos(pi*(?f84 )/10800000)"/>
            <draw:equation draw:name="f87" draw:formula="?f79 +?f85 -0"/>
            <draw:equation draw:name="f88" draw:formula="?f80 +?f86 -0"/>
            <draw:equation draw:name="f89" draw:formula="?f68 +0-?f85 "/>
            <draw:equation draw:name="f90" draw:formula="?f69 +0-?f86 "/>
            <draw:equation draw:name="f91" draw:formula="?f3 *sin(pi*(?f84 )/10800000)"/>
            <draw:equation draw:name="f92" draw:formula="?f3 *cos(pi*(?f84 )/10800000)"/>
            <draw:equation draw:name="f93" draw:formula="?f88 +?f91 -0"/>
            <draw:equation draw:name="f94" draw:formula="?f87 +0-?f92 "/>
            <draw:equation draw:name="f95" draw:formula="?f90 +?f91 -0"/>
            <draw:equation draw:name="f96" draw:formula="?f89 +0-?f92 "/>
            <draw:equation draw:name="f97" draw:formula="?f61 +0-?f32 "/>
            <draw:equation draw:name="f98" draw:formula="1800000+0-?f14 "/>
            <draw:equation draw:name="f99" draw:formula="1800000+?f14 -0"/>
            <draw:equation draw:name="f100" draw:formula="?f11 *cos(pi*(?f98 )/10800000)"/>
            <draw:equation draw:name="f101" draw:formula="?f9 *sin(pi*(?f98 )/10800000)"/>
            <draw:equation draw:name="f102" draw:formula="(10800000*atan2(?f101 ,?f100 ))/pi"/>
            <draw:equation draw:name="f103" draw:formula="?f9 *cos(pi*(?f102 )/10800000)"/>
            <draw:equation draw:name="f104" draw:formula="?f11 *sin(pi*(?f102 )/10800000)"/>
            <draw:equation draw:name="f105" draw:formula="sqrt(?f103 *?f103 +?f104 *?f104 +0*0)"/>
            <draw:equation draw:name="f106" draw:formula="?f11 *?f9 /?f105 "/>
            <draw:equation draw:name="f107" draw:formula="?f106 *cos(pi*(?f102 )/10800000)"/>
            <draw:equation draw:name="f108" draw:formula="?f106 *sin(pi*(?f102 )/10800000)"/>
            <draw:equation draw:name="f109" draw:formula="?f26 +?f107 -0"/>
            <draw:equation draw:name="f110" draw:formula="?f28 +?f108 -0"/>
            <draw:equation draw:name="f111" draw:formula="?f11 *cos(pi*(?f99 )/10800000)"/>
            <draw:equation draw:name="f112" draw:formula="?f9 *sin(pi*(?f99 )/10800000)"/>
            <draw:equation draw:name="f113" draw:formula="(10800000*atan2(?f112 ,?f111 ))/pi"/>
            <draw:equation draw:name="f114" draw:formula="?f9 *cos(pi*(?f113 )/10800000)"/>
            <draw:equation draw:name="f115" draw:formula="?f11 *sin(pi*(?f113 )/10800000)"/>
            <draw:equation draw:name="f116" draw:formula="sqrt(?f114 *?f114 +?f115 *?f115 +0*0)"/>
            <draw:equation draw:name="f117" draw:formula="?f11 *?f9 /?f116 "/>
            <draw:equation draw:name="f118" draw:formula="?f117 *cos(pi*(?f113 )/10800000)"/>
            <draw:equation draw:name="f119" draw:formula="?f117 *sin(pi*(?f113 )/10800000)"/>
            <draw:equation draw:name="f120" draw:formula="?f26 +?f118 -0"/>
            <draw:equation draw:name="f121" draw:formula="?f28 +?f119 -0"/>
            <draw:equation draw:name="f122" draw:formula="?f109 +0-?f120 "/>
            <draw:equation draw:name="f123" draw:formula="?f110 +0-?f121 "/>
            <draw:equation draw:name="f124" draw:formula="sqrt(?f122 *?f122 +?f123 *?f123 +0*0)"/>
            <draw:equation draw:name="f125" draw:formula="(10800000*atan2(?f122 ,?f123 ))/pi"/>
            <draw:equation draw:name="f126" draw:formula="?f4 *sin(pi*(?f125 )/10800000)"/>
            <draw:equation draw:name="f127" draw:formula="?f4 *cos(pi*(?f125 )/10800000)"/>
            <draw:equation draw:name="f128" draw:formula="?f120 +?f126 -0"/>
            <draw:equation draw:name="f129" draw:formula="?f121 +?f127 -0"/>
            <draw:equation draw:name="f130" draw:formula="?f109 +0-?f126 "/>
            <draw:equation draw:name="f131" draw:formula="?f110 +0-?f127 "/>
            <draw:equation draw:name="f132" draw:formula="?f3 *sin(pi*(?f125 )/10800000)"/>
            <draw:equation draw:name="f133" draw:formula="?f3 *cos(pi*(?f125 )/10800000)"/>
            <draw:equation draw:name="f134" draw:formula="?f129 +?f132 -0"/>
            <draw:equation draw:name="f135" draw:formula="?f128 +0-?f133 "/>
            <draw:equation draw:name="f136" draw:formula="?f131 +?f132 -0"/>
            <draw:equation draw:name="f137" draw:formula="?f130 +0-?f133 "/>
            <draw:equation draw:name="f138" draw:formula="?f102 +0-?f72 "/>
            <draw:equation draw:name="f139" draw:formula="4200000+0-?f14 "/>
            <draw:equation draw:name="f140" draw:formula="4200000+?f14 -0"/>
            <draw:equation draw:name="f141" draw:formula="?f11 *cos(pi*(?f139 )/10800000)"/>
            <draw:equation draw:name="f142" draw:formula="?f9 *sin(pi*(?f139 )/10800000)"/>
            <draw:equation draw:name="f143" draw:formula="(10800000*atan2(?f142 ,?f141 ))/pi"/>
            <draw:equation draw:name="f144" draw:formula="?f9 *cos(pi*(?f143 )/10800000)"/>
            <draw:equation draw:name="f145" draw:formula="?f11 *sin(pi*(?f143 )/10800000)"/>
            <draw:equation draw:name="f146" draw:formula="sqrt(?f144 *?f144 +?f145 *?f145 +0*0)"/>
            <draw:equation draw:name="f147" draw:formula="?f11 *?f9 /?f146 "/>
            <draw:equation draw:name="f148" draw:formula="?f147 *cos(pi*(?f143 )/10800000)"/>
            <draw:equation draw:name="f149" draw:formula="?f147 *sin(pi*(?f143 )/10800000)"/>
            <draw:equation draw:name="f150" draw:formula="?f26 +?f148 -0"/>
            <draw:equation draw:name="f151" draw:formula="?f28 +?f149 -0"/>
            <draw:equation draw:name="f152" draw:formula="?f11 *cos(pi*(?f140 )/10800000)"/>
            <draw:equation draw:name="f153" draw:formula="?f9 *sin(pi*(?f140 )/10800000)"/>
            <draw:equation draw:name="f154" draw:formula="(10800000*atan2(?f153 ,?f152 ))/pi"/>
            <draw:equation draw:name="f155" draw:formula="?f9 *cos(pi*(?f154 )/10800000)"/>
            <draw:equation draw:name="f156" draw:formula="?f11 *sin(pi*(?f154 )/10800000)"/>
            <draw:equation draw:name="f157" draw:formula="sqrt(?f155 *?f155 +?f156 *?f156 +0*0)"/>
            <draw:equation draw:name="f158" draw:formula="?f11 *?f9 /?f157 "/>
            <draw:equation draw:name="f159" draw:formula="?f158 *cos(pi*(?f154 )/10800000)"/>
            <draw:equation draw:name="f160" draw:formula="?f158 *sin(pi*(?f154 )/10800000)"/>
            <draw:equation draw:name="f161" draw:formula="?f26 +?f159 -0"/>
            <draw:equation draw:name="f162" draw:formula="?f28 +?f160 -0"/>
            <draw:equation draw:name="f163" draw:formula="?f150 +0-?f161 "/>
            <draw:equation draw:name="f164" draw:formula="?f151 +0-?f162 "/>
            <draw:equation draw:name="f165" draw:formula="sqrt(?f163 *?f163 +?f164 *?f164 +0*0)"/>
            <draw:equation draw:name="f166" draw:formula="(10800000*atan2(?f163 ,?f164 ))/pi"/>
            <draw:equation draw:name="f167" draw:formula="?f4 *sin(pi*(?f166 )/10800000)"/>
            <draw:equation draw:name="f168" draw:formula="?f4 *cos(pi*(?f166 )/10800000)"/>
            <draw:equation draw:name="f169" draw:formula="?f161 +?f167 -0"/>
            <draw:equation draw:name="f170" draw:formula="?f162 +?f168 -0"/>
            <draw:equation draw:name="f171" draw:formula="?f150 +0-?f167 "/>
            <draw:equation draw:name="f172" draw:formula="?f151 +0-?f168 "/>
            <draw:equation draw:name="f173" draw:formula="?f3 *sin(pi*(?f166 )/10800000)"/>
            <draw:equation draw:name="f174" draw:formula="?f3 *cos(pi*(?f166 )/10800000)"/>
            <draw:equation draw:name="f175" draw:formula="?f170 +?f173 -0"/>
            <draw:equation draw:name="f176" draw:formula="?f169 +0-?f174 "/>
            <draw:equation draw:name="f177" draw:formula="?f172 +?f173 -0"/>
            <draw:equation draw:name="f178" draw:formula="?f171 +0-?f174 "/>
            <draw:equation draw:name="f179" draw:formula="?f143 +0-?f113 "/>
            <draw:equation draw:name="f180" draw:formula="6600000+0-?f14 "/>
            <draw:equation draw:name="f181" draw:formula="6600000+?f14 -0"/>
            <draw:equation draw:name="f182" draw:formula="?f11 *cos(pi*(?f180 )/10800000)"/>
            <draw:equation draw:name="f183" draw:formula="?f9 *sin(pi*(?f180 )/10800000)"/>
            <draw:equation draw:name="f184" draw:formula="(10800000*atan2(?f183 ,?f182 ))/pi"/>
            <draw:equation draw:name="f185" draw:formula="?f11 *cos(pi*(?f181 )/10800000)"/>
            <draw:equation draw:name="f186" draw:formula="?f9 *sin(pi*(?f181 )/10800000)"/>
            <draw:equation draw:name="f187" draw:formula="(10800000*atan2(?f186 ,?f185 ))/pi"/>
            <draw:equation draw:name="f188" draw:formula="logwidth+0-?f150 "/>
            <draw:equation draw:name="f189" draw:formula="logwidth+0-?f178 "/>
            <draw:equation draw:name="f190" draw:formula="logwidth+0-?f176 "/>
            <draw:equation draw:name="f191" draw:formula="?f184 +0-?f154 "/>
            <draw:equation draw:name="f192" draw:formula="9000000+?f14 -0"/>
            <draw:equation draw:name="f193" draw:formula="?f11 *cos(pi*(?f192 )/10800000)"/>
            <draw:equation draw:name="f194" draw:formula="?f9 *sin(pi*(?f192 )/10800000)"/>
            <draw:equation draw:name="f195" draw:formula="(10800000*atan2(?f194 ,?f193 ))/pi"/>
            <draw:equation draw:name="f196" draw:formula="logwidth+0-?f109 "/>
            <draw:equation draw:name="f197" draw:formula="logwidth+0-?f137 "/>
            <draw:equation draw:name="f198" draw:formula="logwidth+0-?f135 "/>
            <draw:equation draw:name="f199" draw:formula="11400000+?f14 -0"/>
            <draw:equation draw:name="f200" draw:formula="?f11 *cos(pi*(?f199 )/10800000)"/>
            <draw:equation draw:name="f201" draw:formula="?f9 *sin(pi*(?f199 )/10800000)"/>
            <draw:equation draw:name="f202" draw:formula="(10800000*atan2(?f201 ,?f200 ))/pi"/>
            <draw:equation draw:name="f203" draw:formula="logwidth+0-?f68 "/>
            <draw:equation draw:name="f204" draw:formula="logwidth+0-?f96 "/>
            <draw:equation draw:name="f205" draw:formula="logwidth+0-?f94 "/>
            <draw:equation draw:name="f206" draw:formula="13800000+?f14 -0"/>
            <draw:equation draw:name="f207" draw:formula="?f11 *cos(pi*(?f206 )/10800000)"/>
            <draw:equation draw:name="f208" draw:formula="?f9 *sin(pi*(?f206 )/10800000)"/>
            <draw:equation draw:name="f209" draw:formula="(10800000*atan2(?f208 ,?f207 ))/pi"/>
            <draw:equation draw:name="f210" draw:formula="logwidth+0-?f39 "/>
            <draw:equation draw:name="f211" draw:formula="logwidth+0-?f27 "/>
            <draw:equation draw:name="f212" draw:formula="logwidth+0-?f56 "/>
            <draw:equation draw:name="f213" draw:formula="logwidth+0-?f54 "/>
            <draw:equation draw:name="f214" draw:formula="16200000+0-?f14 "/>
            <draw:equation draw:name="f215" draw:formula="16200000+?f14 -0"/>
            <draw:equation draw:name="f216" draw:formula="?f11 *cos(pi*(?f215 )/10800000)"/>
            <draw:equation draw:name="f217" draw:formula="?f9 *sin(pi*(?f215 )/10800000)"/>
            <draw:equation draw:name="f218" draw:formula="(10800000*atan2(?f217 ,?f216 ))/pi"/>
            <draw:equation draw:name="f219" draw:formula="?f9 *cos(pi*(?f218 )/10800000)"/>
            <draw:equation draw:name="f220" draw:formula="?f11 *sin(pi*(?f218 )/10800000)"/>
            <draw:equation draw:name="f221" draw:formula="sqrt(?f219 *?f219 +?f220 *?f220 +0*0)"/>
            <draw:equation draw:name="f222" draw:formula="?f11 *?f9 /?f221 "/>
            <draw:equation draw:name="f223" draw:formula="?f222 *cos(pi*(?f218 )/10800000)"/>
            <draw:equation draw:name="f224" draw:formula="?f222 *sin(pi*(?f218 )/10800000)"/>
            <draw:equation draw:name="f225" draw:formula="?f26 +?f223 -0"/>
            <draw:equation draw:name="f226" draw:formula="?f28 +?f224 -0"/>
            <draw:equation draw:name="f227" draw:formula="?f11 *cos(pi*(?f214 )/10800000)"/>
            <draw:equation draw:name="f228" draw:formula="?f9 *sin(pi*(?f214 )/10800000)"/>
            <draw:equation draw:name="f229" draw:formula="(10800000*atan2(?f228 ,?f227 ))/pi"/>
            <draw:equation draw:name="f230" draw:formula="?f26 +0-?f223 "/>
            <draw:equation draw:name="f231" draw:formula="?f225 +0-?f4 "/>
            <draw:equation draw:name="f232" draw:formula="?f230 +?f4 -0"/>
            <draw:equation draw:name="f233" draw:formula="?f226 +0-?f3 "/>
            <draw:equation draw:name="f234" draw:formula="?f229 +0-?f209 "/>
            <draw:equation draw:name="f235" draw:formula="(?f56 +?f54 )/2"/>
            <draw:equation draw:name="f236" draw:formula="(?f55 +?f53 )/2"/>
            <draw:equation draw:name="f237" draw:formula="(?f96 +?f94 )/2"/>
            <draw:equation draw:name="f238" draw:formula="(?f95 +?f93 )/2"/>
            <draw:equation draw:name="f239" draw:formula="(?f137 +?f135 )/2"/>
            <draw:equation draw:name="f240" draw:formula="(?f136 +?f134 )/2"/>
            <draw:equation draw:name="f241" draw:formula="(?f178 +?f176 )/2"/>
            <draw:equation draw:name="f242" draw:formula="(?f177 +?f175 )/2"/>
            <draw:equation draw:name="f243" draw:formula="(logwidth+0)/?f241 "/>
            <draw:equation draw:name="f244" draw:formula="(logwidth+0)/?f239 "/>
            <draw:equation draw:name="f245" draw:formula="(logwidth+0)/?f237 "/>
            <draw:equation draw:name="f246" draw:formula="(logwidth+0)/?f235 "/>
            <draw:equation draw:name="f247" draw:formula="(?f32 )/60000.0"/>
            <draw:equation draw:name="f248" draw:formula="(?f97 )/60000.0"/>
            <draw:equation draw:name="f249" draw:formula="(?f72 )/60000.0"/>
            <draw:equation draw:name="f250" draw:formula="(?f138 )/60000.0"/>
            <draw:equation draw:name="f251" draw:formula="(?f113 )/60000.0"/>
            <draw:equation draw:name="f252" draw:formula="(?f179 )/60000.0"/>
            <draw:equation draw:name="f253" draw:formula="(?f154 )/60000.0"/>
            <draw:equation draw:name="f254" draw:formula="(?f191 )/60000.0"/>
            <draw:equation draw:name="f255" draw:formula="(?f187 )/60000.0"/>
            <draw:equation draw:name="f256" draw:formula="(?f179 )/60000.0"/>
            <draw:equation draw:name="f257" draw:formula="(?f195 )/60000.0"/>
            <draw:equation draw:name="f258" draw:formula="(?f138 )/60000.0"/>
            <draw:equation draw:name="f259" draw:formula="(?f202 )/60000.0"/>
            <draw:equation draw:name="f260" draw:formula="(?f97 )/60000.0"/>
            <draw:equation draw:name="f261" draw:formula="(?f209 )/60000.0"/>
            <draw:equation draw:name="f262" draw:formula="(?f234 )/60000.0"/>
            <draw:equation draw:name="f263" draw:formula="(?f218 )/60000.0"/>
            <draw:equation draw:name="f264" draw:formula="(?f234 )/60000.0"/>
            <draw:handle draw:handle-position="?f225 ?f226" draw:handle-range-y-maximum="20000" draw:handle-range-y-minimum="0"/>
            <draw:handle draw:handle-position="?f230 ?f226" draw:handle-range-x-maximum="2679" draw:handle-range-x-minimum="0"/>
          </draw:enhanced-geometry>
        </draw:custom-shape>
        <draw:custom-shape draw:name="halfFrame" draw:style-name="gr1" draw:text-style-name="P1" draw:layer="layout" svg:width="3.998cm" svg:height="4.998cm" svg:x="13cm" svg:y="23.5cm">
          <text:p/>
          <draw:enhanced-geometry draw:mirror-horizontal="false" draw:mirror-vertical="false" draw:text-areas="0 0 ?f19 ?f20" svg:viewBox="0 0 0 0" draw:type="ooxml-halfFrame" draw:modifiers="30435 40419" draw:enhanced-path="M 0 0 L ?f19 0 ?f10 ?f8 ?f3 ?f8 ?f3 ?f12 0 ?f20 Z N">
            <draw:equation draw:name="f0" draw:formula="min(logwidth,logheight)"/>
            <draw:equation draw:name="f1" draw:formula="100000*logwidth/?f0 "/>
            <draw:equation draw:name="f2" draw:formula="if(0-$1 ,0,if(?f1 -$1 ,$1 ,?f1 ))"/>
            <draw:equation draw:name="f3" draw:formula="?f0 *?f2 /100000"/>
            <draw:equation draw:name="f4" draw:formula="logheight*?f3 /logwidth"/>
            <draw:equation draw:name="f5" draw:formula="logheight+0-?f4 "/>
            <draw:equation draw:name="f6" draw:formula="100000*?f5 /?f0 "/>
            <draw:equation draw:name="f7" draw:formula="if(0-$0 ,0,if(?f6 -$0 ,$0 ,?f6 ))"/>
            <draw:equation draw:name="f8" draw:formula="?f0 *?f7 /100000"/>
            <draw:equation draw:name="f9" draw:formula="?f8 *logwidth/logheight"/>
            <draw:equation draw:name="f10" draw:formula="logwidth+0-?f9 "/>
            <draw:equation draw:name="f11" draw:formula="?f3 *logheight/logwidth"/>
            <draw:equation draw:name="f12" draw:formula="logheight+0-?f11 "/>
            <draw:equation draw:name="f13" draw:formula="?f3 *1/2"/>
            <draw:equation draw:name="f14" draw:formula="(?f12 +logheight)/2"/>
            <draw:equation draw:name="f15" draw:formula="(?f10 +logwidth)/2"/>
            <draw:equation draw:name="f16" draw:formula="?f8 *1/2"/>
            <draw:equation draw:name="f17" draw:formula="logheight/2"/>
            <draw:equation draw:name="f18" draw:formula="logwidth/2"/>
            <draw:equation draw:name="f19" draw:formula="logwidth"/>
            <draw:equation draw:name="f20" draw:formula="logheight"/>
            <draw:handle draw:handle-position="0 ?f8" draw:handle-range-y-maximum="?f6" draw:handle-range-y-minimum="0"/>
            <draw:handle draw:handle-position="?f3 0" draw:handle-range-x-maximum="?f1" draw:handle-range-x-minimum="0"/>
          </draw:enhanced-geometry>
        </draw:custom-shape>
        <draw:custom-shape draw:name="hexagon" draw:style-name="gr9" draw:text-style-name="P4" draw:layer="layout" svg:width="3.999cm" svg:height="4.999cm" svg:x="19cm" svg:y="23.5cm">
          <text:p/>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omePlate" draw:style-name="gr1" draw:text-style-name="P1" draw:layer="layout" svg:width="3.997cm" svg:height="4.998cm" svg:x="25cm" svg:y="23.5cm">
          <text:p/>
          <draw:enhanced-geometry draw:mirror-horizontal="false" draw:mirror-vertical="false" draw:text-areas="0 0 ?f5 ?f8" svg:viewBox="0 0 0 0" draw:type="ooxml-homePlate" draw:modifiers="59647"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horizontalScroll" draw:style-name="gr1" draw:text-style-name="P1" draw:layer="layout" svg:width="3.998cm" svg:height="4.999cm" svg:x="31cm" svg:y="23.5cm">
          <text:p/>
          <draw:enhanced-geometry draw:mirror-horizontal="false" draw:mirror-vertical="false" draw:text-areas="?f2 ?f2 ?f11 ?f7" svg:viewBox="0 0 0 0" draw:type="ooxml-horizontalScroll" draw:modifiers="21342"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position="?f2 0" draw:handle-range-x-maximum="25000" draw:handle-range-x-minimum="0"/>
          </draw:enhanced-geometry>
        </draw:custom-shape>
        <draw:custom-shape draw:name="leftArrow" draw:style-name="gr1" draw:text-style-name="P1" draw:layer="layout" svg:width="3.999cm" svg:height="4.998cm" svg:x="38cm" svg:y="23.5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leftArrowCallout" draw:style-name="gr1" draw:text-style-name="P1" draw:layer="layout" svg:width="3.999cm" svg:height="4.999cm" svg:x="44cm" svg:y="23.5cm">
          <text:p/>
          <draw:enhanced-geometry draw:mirror-horizontal="false" draw:mirror-vertical="false" draw:text-areas="?f19 0 ?f22 ?f21" svg:viewBox="0 0 0 0" draw:type="ooxml-leftArrowCallout" draw:modifiers="25000 25000 25000 56942" draw:enhanced-path="M 0 ?f12 L ?f17 ?f13 ?f17 ?f14 ?f19 ?f14 ?f19 0 ?f22 0 ?f22 ?f21 ?f19 ?f21 ?f19 ?f15 ?f17 ?f15 ?f17 ?f16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f9 /100000"/>
            <draw:equation draw:name="f19" draw:formula="logwidth+0-?f18 "/>
            <draw:equation draw:name="f20" draw:formula="(?f19 +logwidth)/2"/>
            <draw:equation draw:name="f21" draw:formula="logheight"/>
            <draw:equation draw:name="f22" draw:formula="logwidth"/>
            <draw:handle draw:handle-position="?f17 ?f14" draw:handle-range-y-maximum="?f3" draw:handle-range-y-minimum="0"/>
            <draw:handle draw:handle-position="0 ?f13" draw:handle-range-y-maximum="?f1" draw:handle-range-y-minimum="0"/>
            <draw:handle draw:handle-position="?f17 0" draw:handle-range-x-maximum="?f5" draw:handle-range-x-minimum="0"/>
            <draw:handle draw:handle-position="?f19 ?f21" draw:handle-range-x-maximum="?f8" draw:handle-range-x-minimum="0"/>
          </draw:enhanced-geometry>
        </draw:custom-shape>
        <draw:custom-shape draw:name="leftBrace" draw:style-name="gr6" draw:text-style-name="P1" draw:layer="layout" svg:width="3.998cm" svg:height="4.999cm" svg:x="50cm" svg:y="23.5cm">
          <text:p/>
          <draw:enhanced-geometry draw:mirror-horizontal="false" draw:mirror-vertical="false" draw:text-areas="?f13 ?f14 ?f17 ?f15" svg:viewBox="0 0 0 0" draw:type="ooxml-leftBrace" draw:modifiers="20390 61604"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leftBracket" draw:style-name="gr6" draw:text-style-name="P1" draw:layer="layout" svg:width="3.997cm" svg:height="4.999cm" svg:x="56cm" svg:y="23.5cm">
          <text:p/>
          <draw:enhanced-geometry draw:mirror-horizontal="false" draw:mirror-vertical="false" draw:text-areas="?f7 ?f8 ?f10 ?f9" svg:viewBox="0 0 0 0" draw:type="ooxml-leftBracket" draw:modifiers="31932"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custom-shape draw:name="leftCircularArrow" draw:style-name="gr8" draw:text-style-name="P5" draw:layer="layout" svg:width="3.999cm" svg:height="4.999cm" svg:x="37.998cm" svg:y="0.999cm">
          <text:p/>
          <draw:enhanced-geometry draw:mirror-horizontal="false" draw:mirror-vertical="false" draw:text-areas="?f206 ?f208 ?f207 ?f209" svg:viewBox="0 0 0 0" draw:type="ooxml-leftCircularArrow" draw:modifiers="16879 1142319 20979762 14775992 22423" draw:enhanced-path="M ?f63 ?f64 L ?f69 ?f70 L ?f185 ?f186 ?f57 ?f58 ?f183 ?f184 ?f126 ?f127 Z N" drawooo:enhanced-path="M ?f63 ?f64 L ?f69 ?f70 G ?f13 ?f14 ?f210 ?f211 L ?f185 ?f186 ?f57 ?f58 ?f183 ?f184 ?f126 ?f127 G ?f10 ?f12 ?f212 ?f213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f47 *-1/1"/>
            <draw:equation draw:name="f49" draw:formula="abs($1 )"/>
            <draw:equation draw:name="f50" draw:formula="?f49 *-1/1"/>
            <draw:equation draw:name="f51" draw:formula="if(?f48 -?f50 ,?f48 ,if(0-?f50 ,?f50 ,0))"/>
            <draw:equation draw:name="f52" draw:formula="?f3 +?f51 -0"/>
            <draw:equation draw:name="f53" draw:formula="?f15 *sin(pi*(?f52 )/10800000)"/>
            <draw:equation draw:name="f54" draw:formula="?f16 *cos(pi*(?f52 )/10800000)"/>
            <draw:equation draw:name="f55" draw:formula="?f15 *(cos(atan2(?f53 ,?f54 )))"/>
            <draw:equation draw:name="f56" draw:formula="?f16 *(sin(atan2(?f53 ,?f54 )))"/>
            <draw:equation draw:name="f57" draw:formula="?f21 +?f55 -0"/>
            <draw:equation draw:name="f58" draw:formula="?f23 +?f56 -0"/>
            <draw:equation draw:name="f59" draw:formula="?f10 *sin(pi*(?f4 )/10800000)"/>
            <draw:equation draw:name="f60" draw:formula="?f12 *cos(pi*(?f4 )/10800000)"/>
            <draw:equation draw:name="f61" draw:formula="?f10 *(cos(atan2(?f59 ,?f60 )))"/>
            <draw:equation draw:name="f62" draw:formula="?f12 *(sin(atan2(?f59 ,?f60 )))"/>
            <draw:equation draw:name="f63" draw:formula="?f21 +?f61 -0"/>
            <draw:equation draw:name="f64" draw:formula="?f23 +?f62 -0"/>
            <draw:equation draw:name="f65" draw:formula="?f13 *sin(pi*(?f4 )/10800000)"/>
            <draw:equation draw:name="f66" draw:formula="?f14 *cos(pi*(?f4 )/10800000)"/>
            <draw:equation draw:name="f67" draw:formula="?f13 *(cos(atan2(?f65 ,?f66 )))"/>
            <draw:equation draw:name="f68" draw:formula="?f14 *(sin(atan2(?f65 ,?f66 )))"/>
            <draw:equation draw:name="f69" draw:formula="?f21 +?f67 -0"/>
            <draw:equation draw:name="f70" draw:formula="?f23 +?f68 -0"/>
            <draw:equation draw:name="f71" draw:formula="?f7 *cos(pi*(?f52 )/10800000)"/>
            <draw:equation draw:name="f72" draw:formula="?f7 *sin(pi*(?f52 )/10800000)"/>
            <draw:equation draw:name="f73" draw:formula="?f22 +?f71 -0"/>
            <draw:equation draw:name="f74" draw:formula="?f24 +?f72 -0"/>
            <draw:equation draw:name="f75" draw:formula="?f7 *cos(pi*(?f52 )/10800000)"/>
            <draw:equation draw:name="f76" draw:formula="?f7 *sin(pi*(?f52 )/10800000)"/>
            <draw:equation draw:name="f77" draw:formula="?f22 +0-?f75 "/>
            <draw:equation draw:name="f78" draw:formula="?f24 +0-?f76 "/>
            <draw:equation draw:name="f79" draw:formula="?f77 +0-?f21 "/>
            <draw:equation draw:name="f80" draw:formula="?f78 +0-?f23 "/>
            <draw:equation draw:name="f81" draw:formula="?f73 +0-?f21 "/>
            <draw:equation draw:name="f82" draw:formula="?f74 +0-?f23 "/>
            <draw:equation draw:name="f83" draw:formula="min(?f10 ,?f12 )"/>
            <draw:equation draw:name="f84" draw:formula="?f79 *?f83 /?f10 "/>
            <draw:equation draw:name="f85" draw:formula="?f80 *?f83 /?f12 "/>
            <draw:equation draw:name="f86" draw:formula="?f81 *?f83 /?f10 "/>
            <draw:equation draw:name="f87" draw:formula="?f82 *?f83 /?f12 "/>
            <draw:equation draw:name="f88" draw:formula="?f86 +0-?f84 "/>
            <draw:equation draw:name="f89" draw:formula="?f87 +0-?f85 "/>
            <draw:equation draw:name="f90" draw:formula="sqrt(?f88 *?f88 +?f89 *?f89 +0*0)"/>
            <draw:equation draw:name="f91" draw:formula="?f84 *?f87 /1"/>
            <draw:equation draw:name="f92" draw:formula="?f86 *?f85 /1"/>
            <draw:equation draw:name="f93" draw:formula="?f91 +0-?f92 "/>
            <draw:equation draw:name="f94" draw:formula="?f83 *?f83 /1"/>
            <draw:equation draw:name="f95" draw:formula="?f90 *?f90 /1"/>
            <draw:equation draw:name="f96" draw:formula="?f94 *?f95 /1"/>
            <draw:equation draw:name="f97" draw:formula="?f93 *?f93 /1"/>
            <draw:equation draw:name="f98" draw:formula="?f96 +0-?f97 "/>
            <draw:equation draw:name="f99" draw:formula="max(?f98 ,0)"/>
            <draw:equation draw:name="f100" draw:formula="sqrt(?f99 )"/>
            <draw:equation draw:name="f101" draw:formula="?f89 *-1/1"/>
            <draw:equation draw:name="f102" draw:formula="if(?f101 ,-1,1)"/>
            <draw:equation draw:name="f103" draw:formula="?f102 *?f88 /1"/>
            <draw:equation draw:name="f104" draw:formula="?f103 *?f100 /1"/>
            <draw:equation draw:name="f105" draw:formula="?f93 *?f89 /1"/>
            <draw:equation draw:name="f106" draw:formula="(?f105 +?f104 )/?f95 "/>
            <draw:equation draw:name="f107" draw:formula="?f105 +0-?f104 "/>
            <draw:equation draw:name="f108" draw:formula="?f107 *1/?f95 "/>
            <draw:equation draw:name="f109" draw:formula="abs(?f89 )"/>
            <draw:equation draw:name="f110" draw:formula="?f109 *?f100 /1"/>
            <draw:equation draw:name="f111" draw:formula="?f93 *?f88 /-1"/>
            <draw:equation draw:name="f112" draw:formula="(?f111 +?f110 )/?f95 "/>
            <draw:equation draw:name="f113" draw:formula="?f111 +0-?f110 "/>
            <draw:equation draw:name="f114" draw:formula="?f113 *1/?f95 "/>
            <draw:equation draw:name="f115" draw:formula="?f86 +0-?f106 "/>
            <draw:equation draw:name="f116" draw:formula="?f86 +0-?f108 "/>
            <draw:equation draw:name="f117" draw:formula="?f87 +0-?f112 "/>
            <draw:equation draw:name="f118" draw:formula="?f87 +0-?f114 "/>
            <draw:equation draw:name="f119" draw:formula="sqrt(?f115 *?f115 +?f117 *?f117 +0*0)"/>
            <draw:equation draw:name="f120" draw:formula="sqrt(?f116 *?f116 +?f118 *?f118 +0*0)"/>
            <draw:equation draw:name="f121" draw:formula="?f120 +0-?f119 "/>
            <draw:equation draw:name="f122" draw:formula="if(?f121 ,?f106 ,?f108 )"/>
            <draw:equation draw:name="f123" draw:formula="if(?f121 ,?f112 ,?f114 )"/>
            <draw:equation draw:name="f124" draw:formula="?f122 *?f10 /?f83 "/>
            <draw:equation draw:name="f125" draw:formula="?f123 *?f12 /?f83 "/>
            <draw:equation draw:name="f126" draw:formula="?f21 +?f124 -0"/>
            <draw:equation draw:name="f127" draw:formula="?f23 +?f125 -0"/>
            <draw:equation draw:name="f128" draw:formula="?f79 *?f25 /?f13 "/>
            <draw:equation draw:name="f129" draw:formula="?f80 *?f25 /?f14 "/>
            <draw:equation draw:name="f130" draw:formula="?f81 *?f25 /?f13 "/>
            <draw:equation draw:name="f131" draw:formula="?f82 *?f25 /?f14 "/>
            <draw:equation draw:name="f132" draw:formula="?f130 +0-?f128 "/>
            <draw:equation draw:name="f133" draw:formula="?f131 +0-?f129 "/>
            <draw:equation draw:name="f134" draw:formula="sqrt(?f132 *?f132 +?f133 *?f133 +0*0)"/>
            <draw:equation draw:name="f135" draw:formula="?f128 *?f131 /1"/>
            <draw:equation draw:name="f136" draw:formula="?f130 *?f129 /1"/>
            <draw:equation draw:name="f137" draw:formula="?f135 +0-?f136 "/>
            <draw:equation draw:name="f138" draw:formula="?f25 *?f25 /1"/>
            <draw:equation draw:name="f139" draw:formula="?f134 *?f134 /1"/>
            <draw:equation draw:name="f140" draw:formula="?f138 *?f139 /1"/>
            <draw:equation draw:name="f141" draw:formula="?f137 *?f137 /1"/>
            <draw:equation draw:name="f142" draw:formula="?f140 +0-?f141 "/>
            <draw:equation draw:name="f143" draw:formula="max(?f142 ,0)"/>
            <draw:equation draw:name="f144" draw:formula="sqrt(?f143 )"/>
            <draw:equation draw:name="f145" draw:formula="?f102 *?f132 /1"/>
            <draw:equation draw:name="f146" draw:formula="?f145 *?f144 /1"/>
            <draw:equation draw:name="f147" draw:formula="?f137 *?f133 /1"/>
            <draw:equation draw:name="f148" draw:formula="(?f147 +?f146 )/?f139 "/>
            <draw:equation draw:name="f149" draw:formula="?f147 +0-?f146 "/>
            <draw:equation draw:name="f150" draw:formula="?f149 *1/?f139 "/>
            <draw:equation draw:name="f151" draw:formula="abs(?f133 )"/>
            <draw:equation draw:name="f152" draw:formula="?f151 *?f144 /1"/>
            <draw:equation draw:name="f153" draw:formula="?f137 *?f132 /-1"/>
            <draw:equation draw:name="f154" draw:formula="(?f153 +?f152 )/?f139 "/>
            <draw:equation draw:name="f155" draw:formula="?f153 +0-?f152 "/>
            <draw:equation draw:name="f156" draw:formula="?f155 *1/?f139 "/>
            <draw:equation draw:name="f157" draw:formula="?f128 +0-?f148 "/>
            <draw:equation draw:name="f158" draw:formula="?f128 +0-?f150 "/>
            <draw:equation draw:name="f159" draw:formula="?f129 +0-?f154 "/>
            <draw:equation draw:name="f160" draw:formula="?f129 +0-?f156 "/>
            <draw:equation draw:name="f161" draw:formula="sqrt(?f157 *?f157 +?f159 *?f159 +0*0)"/>
            <draw:equation draw:name="f162" draw:formula="sqrt(?f158 *?f158 +?f160 *?f160 +0*0)"/>
            <draw:equation draw:name="f163" draw:formula="?f162 +0-?f161 "/>
            <draw:equation draw:name="f164" draw:formula="if(?f163 ,?f148 ,?f150 )"/>
            <draw:equation draw:name="f165" draw:formula="if(?f163 ,?f154 ,?f156 )"/>
            <draw:equation draw:name="f166" draw:formula="?f164 *?f13 /?f25 "/>
            <draw:equation draw:name="f167" draw:formula="?f165 *?f14 /?f25 "/>
            <draw:equation draw:name="f168" draw:formula="?f21 +?f166 -0"/>
            <draw:equation draw:name="f169" draw:formula="?f23 +?f167 -0"/>
            <draw:equation draw:name="f170" draw:formula="(10800000*atan2(?f167 ,?f166 ))/pi"/>
            <draw:equation draw:name="f171" draw:formula="?f170 +21600000-0"/>
            <draw:equation draw:name="f172" draw:formula="if(?f170 ,?f170 ,?f171 )"/>
            <draw:equation draw:name="f173" draw:formula="?f4 +0-?f172 "/>
            <draw:equation draw:name="f174" draw:formula="?f173 +21600000-0"/>
            <draw:equation draw:name="f175" draw:formula="if(?f173 ,?f173 ,?f174 )"/>
            <draw:equation draw:name="f176" draw:formula="?f172 +?f175 -0"/>
            <draw:equation draw:name="f177" draw:formula="0+0-?f175 "/>
            <draw:equation draw:name="f178" draw:formula="?f126 +0-?f168 "/>
            <draw:equation draw:name="f179" draw:formula="?f127 +0-?f169 "/>
            <draw:equation draw:name="f180" draw:formula="sqrt(?f178 *?f178 +?f179 *?f179 +0*0)"/>
            <draw:equation draw:name="f181" draw:formula="?f180 *1/2"/>
            <draw:equation draw:name="f182" draw:formula="?f181 +0-?f7 "/>
            <draw:equation draw:name="f183" draw:formula="if(?f182 ,?f126 ,?f73 )"/>
            <draw:equation draw:name="f184" draw:formula="if(?f182 ,?f127 ,?f74 )"/>
            <draw:equation draw:name="f185" draw:formula="if(?f182 ,?f168 ,?f77 )"/>
            <draw:equation draw:name="f186" draw:formula="if(?f182 ,?f169 ,?f78 )"/>
            <draw:equation draw:name="f187" draw:formula="(10800000*atan2(?f125 ,?f124 ))/pi"/>
            <draw:equation draw:name="f188" draw:formula="?f187 +21600000-0"/>
            <draw:equation draw:name="f189" draw:formula="if(?f187 ,?f187 ,?f188 )"/>
            <draw:equation draw:name="f190" draw:formula="?f189 +0-?f4 "/>
            <draw:equation draw:name="f191" draw:formula="?f190 +0-21600000"/>
            <draw:equation draw:name="f192" draw:formula="if(?f190 ,?f191 ,?f190 )"/>
            <draw:equation draw:name="f193" draw:formula="?f4 +?f192 -0"/>
            <draw:equation draw:name="f194" draw:formula="0+0-?f192 "/>
            <draw:equation draw:name="f195" draw:formula="?f15 *sin(pi*(?f4 )/10800000)"/>
            <draw:equation draw:name="f196" draw:formula="?f16 *cos(pi*(?f4 )/10800000)"/>
            <draw:equation draw:name="f197" draw:formula="?f15 *(cos(atan2(?f195 ,?f196 )))"/>
            <draw:equation draw:name="f198" draw:formula="?f16 *(sin(atan2(?f195 ,?f196 )))"/>
            <draw:equation draw:name="f199" draw:formula="?f21 +?f197 -0"/>
            <draw:equation draw:name="f200" draw:formula="?f23 +?f198 -0"/>
            <draw:equation draw:name="f201" draw:formula="?f4 +5400000-0"/>
            <draw:equation draw:name="f202" draw:formula="?f52 +0-5400000"/>
            <draw:equation draw:name="f203" draw:formula="?f52 +10800000-0"/>
            <draw:equation draw:name="f204" draw:formula="?f10 *cos(pi*(2700000)/10800000)"/>
            <draw:equation draw:name="f205" draw:formula="?f12 *sin(pi*(2700000)/10800000)"/>
            <draw:equation draw:name="f206" draw:formula="?f21 +0-?f204 "/>
            <draw:equation draw:name="f207" draw:formula="?f21 +?f204 -0"/>
            <draw:equation draw:name="f208" draw:formula="?f23 +0-?f205 "/>
            <draw:equation draw:name="f209" draw:formula="?f23 +?f205 -0"/>
            <draw:equation draw:name="f210" draw:formula="(?f176 )/60000.0"/>
            <draw:equation draw:name="f211" draw:formula="(?f177 )/60000.0"/>
            <draw:equation draw:name="f212" draw:formula="(?f193 )/60000.0"/>
            <draw:equation draw:name="f213" draw:formula="(?f194 )/60000.0"/>
            <draw:handle draw:handle-position="?f57 ?f58"/>
            <draw:handle draw:handle-position="?f63 ?f64"/>
            <draw:handle draw:handle-position="?f126 ?f127" draw:handle-radius-range-maximum="?f1" draw:handle-radius-range-minimum="0"/>
            <draw:handle draw:handle-position="?f77 ?f78" draw:handle-radius-range-maximum="25000" draw:handle-radius-range-minimum="0"/>
          </draw:enhanced-geometry>
        </draw:custom-shape>
        <draw:custom-shape draw:name="leftRightArrow" draw:style-name="gr1" draw:text-style-name="P1" draw:layer="layout" svg:width="3.999cm" svg:height="4.999cm" svg:x="68cm" svg:y="23.5cm">
          <text:p/>
          <draw:enhanced-geometry draw:mirror-horizontal="false" draw:mirror-vertical="false" draw:text-areas="?f12 ?f8 ?f13 ?f9" svg:viewBox="0 0 0 0" draw:type="ooxml-leftRightArrow" draw:modifiers="19975 2589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leftRightArrowCallout" draw:style-name="gr1" draw:text-style-name="P1" draw:layer="layout" svg:width="3.998cm" svg:height="4.999cm" svg:x="74cm" svg:y="23.5cm">
          <text:p/>
          <draw:enhanced-geometry draw:mirror-horizontal="false" draw:mirror-vertical="false" draw:text-areas="?f22 0 ?f23 ?f24" svg:viewBox="0 0 0 0" draw:type="ooxml-leftRightArrowCallout" draw:modifiers="23393 25000 18569 33923" draw:enhanced-path="M 0 ?f13 L ?f18 ?f14 ?f18 ?f15 ?f22 ?f15 ?f22 0 ?f23 0 ?f23 ?f15 ?f19 ?f15 ?f19 ?f14 ?f25 ?f13 ?f19 ?f17 ?f19 ?f16 ?f23 ?f16 ?f23 ?f24 ?f22 ?f24 ?f22 ?f16 ?f18 ?f16 ?f18 ?f17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50000*logwidth/?f0 "/>
            <draw:equation draw:name="f6" draw:formula="if(0-$2 ,0,if(?f5 -$2 ,$2 ,?f5 ))"/>
            <draw:equation draw:name="f7" draw:formula="logwidth/2"/>
            <draw:equation draw:name="f8" draw:formula="?f6 *?f0 /?f7 "/>
            <draw:equation draw:name="f9" draw:formula="100000+0-?f8 "/>
            <draw:equation draw:name="f10" draw:formula="if(0-$3 ,0,if(?f9 -$3 ,$3 ,?f9 ))"/>
            <draw:equation draw:name="f11" draw:formula="?f0 *?f2 /100000"/>
            <draw:equation draw:name="f12" draw:formula="?f0 *?f4 /200000"/>
            <draw:equation draw:name="f13" draw:formula="logheight/2"/>
            <draw:equation draw:name="f14" draw:formula="?f13 +0-?f11 "/>
            <draw:equation draw:name="f15" draw:formula="?f13 +0-?f12 "/>
            <draw:equation draw:name="f16" draw:formula="?f13 +?f12 -0"/>
            <draw:equation draw:name="f17" draw:formula="?f13 +?f11 -0"/>
            <draw:equation draw:name="f18" draw:formula="?f0 *?f6 /100000"/>
            <draw:equation draw:name="f19" draw:formula="logwidth+0-?f18 "/>
            <draw:equation draw:name="f20" draw:formula="logwidth*?f10 /200000"/>
            <draw:equation draw:name="f21" draw:formula="logwidth/2"/>
            <draw:equation draw:name="f22" draw:formula="?f21 +0-?f20 "/>
            <draw:equation draw:name="f23" draw:formula="?f21 +?f20 -0"/>
            <draw:equation draw:name="f24" draw:formula="logheight"/>
            <draw:equation draw:name="f25" draw:formula="logwidth"/>
            <draw:handle draw:handle-position="?f18 ?f15" draw:handle-range-y-maximum="?f3" draw:handle-range-y-minimum="0"/>
            <draw:handle draw:handle-position="0 ?f14" draw:handle-range-y-maximum="?f1" draw:handle-range-y-minimum="0"/>
            <draw:handle draw:handle-position="?f18 0" draw:handle-range-x-maximum="?f5" draw:handle-range-x-minimum="0"/>
            <draw:handle draw:handle-position="?f22 ?f24" draw:handle-range-x-maximum="?f9" draw:handle-range-x-minimum="0"/>
          </draw:enhanced-geometry>
        </draw:custom-shape>
        <draw:custom-shape draw:name="leftRightCircularArrow" draw:style-name="gr8" draw:text-style-name="P5" draw:layer="layout" svg:width="3.997cm" svg:height="4.999cm" svg:x="79.999cm" svg:y="23.353cm">
          <text:p/>
          <draw:enhanced-geometry draw:mirror-horizontal="false" draw:mirror-vertical="false" draw:text-areas="?f231 ?f233 ?f232 ?f234" svg:viewBox="0 0 0 0" draw:type="ooxml-leftRightCircularArrow" draw:modifiers="17595 1142319 1358328 7709743 19958" draw:enhanced-path="M ?f166 ?f167 L ?f221 ?f222 ?f213 ?f214 L ?f181 ?f182 ?f54 ?f55 ?f183 ?f184 ?f153 ?f154 L ?f223 ?f224 Z N" drawooo:enhanced-path="M ?f166 ?f167 L ?f221 ?f222 ?f213 ?f214 G ?f10 ?f12 ?f235 ?f236 L ?f181 ?f182 ?f54 ?f55 ?f183 ?f184 ?f153 ?f154 G ?f13 ?f14 ?f237 ?f238 L ?f223 ?f224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7 *cos(pi*(?f49 )/10800000)"/>
            <draw:equation draw:name="f57" draw:formula="?f7 *sin(pi*(?f49 )/10800000)"/>
            <draw:equation draw:name="f58" draw:formula="?f22 +?f56 -0"/>
            <draw:equation draw:name="f59" draw:formula="?f24 +?f57 -0"/>
            <draw:equation draw:name="f60" draw:formula="?f7 *cos(pi*(?f49 )/10800000)"/>
            <draw:equation draw:name="f61" draw:formula="?f7 *sin(pi*(?f49 )/10800000)"/>
            <draw:equation draw:name="f62" draw:formula="?f22 +0-?f60 "/>
            <draw:equation draw:name="f63" draw:formula="?f24 +0-?f61 "/>
            <draw:equation draw:name="f64" draw:formula="?f62 +0-?f21 "/>
            <draw:equation draw:name="f65" draw:formula="?f63 +0-?f23 "/>
            <draw:equation draw:name="f66" draw:formula="?f58 +0-?f21 "/>
            <draw:equation draw:name="f67" draw:formula="?f59 +0-?f23 "/>
            <draw:equation draw:name="f68" draw:formula="min(?f10 ,?f12 )"/>
            <draw:equation draw:name="f69" draw:formula="?f64 *?f68 /?f10 "/>
            <draw:equation draw:name="f70" draw:formula="?f65 *?f68 /?f12 "/>
            <draw:equation draw:name="f71" draw:formula="?f66 *?f68 /?f10 "/>
            <draw:equation draw:name="f72" draw:formula="?f67 *?f68 /?f12 "/>
            <draw:equation draw:name="f73" draw:formula="?f71 +0-?f69 "/>
            <draw:equation draw:name="f74" draw:formula="?f72 +0-?f70 "/>
            <draw:equation draw:name="f75" draw:formula="sqrt(?f73 *?f73 +?f74 *?f74 +0*0)"/>
            <draw:equation draw:name="f76" draw:formula="?f69 *?f72 /1"/>
            <draw:equation draw:name="f77" draw:formula="?f71 *?f70 /1"/>
            <draw:equation draw:name="f78" draw:formula="?f76 +0-?f77 "/>
            <draw:equation draw:name="f79" draw:formula="?f68 *?f68 /1"/>
            <draw:equation draw:name="f80" draw:formula="?f75 *?f75 /1"/>
            <draw:equation draw:name="f81" draw:formula="?f79 *?f80 /1"/>
            <draw:equation draw:name="f82" draw:formula="?f78 *?f78 /1"/>
            <draw:equation draw:name="f83" draw:formula="?f81 +0-?f82 "/>
            <draw:equation draw:name="f84" draw:formula="max(?f83 ,0)"/>
            <draw:equation draw:name="f85" draw:formula="sqrt(?f84 )"/>
            <draw:equation draw:name="f86" draw:formula="?f74 *-1/1"/>
            <draw:equation draw:name="f87" draw:formula="if(?f86 ,-1,1)"/>
            <draw:equation draw:name="f88" draw:formula="?f87 *?f73 /1"/>
            <draw:equation draw:name="f89" draw:formula="?f88 *?f85 /1"/>
            <draw:equation draw:name="f90" draw:formula="?f78 *?f74 /1"/>
            <draw:equation draw:name="f91" draw:formula="(?f90 +?f89 )/?f80 "/>
            <draw:equation draw:name="f92" draw:formula="?f90 +0-?f89 "/>
            <draw:equation draw:name="f93" draw:formula="?f92 *1/?f80 "/>
            <draw:equation draw:name="f94" draw:formula="abs(?f74 )"/>
            <draw:equation draw:name="f95" draw:formula="?f94 *?f85 /1"/>
            <draw:equation draw:name="f96" draw:formula="?f78 *?f73 /-1"/>
            <draw:equation draw:name="f97" draw:formula="(?f96 +?f95 )/?f80 "/>
            <draw:equation draw:name="f98" draw:formula="?f96 +0-?f95 "/>
            <draw:equation draw:name="f99" draw:formula="?f98 *1/?f80 "/>
            <draw:equation draw:name="f100" draw:formula="?f71 +0-?f91 "/>
            <draw:equation draw:name="f101" draw:formula="?f71 +0-?f93 "/>
            <draw:equation draw:name="f102" draw:formula="?f72 +0-?f97 "/>
            <draw:equation draw:name="f103" draw:formula="?f72 +0-?f99 "/>
            <draw:equation draw:name="f104" draw:formula="sqrt(?f100 *?f100 +?f102 *?f102 +0*0)"/>
            <draw:equation draw:name="f105" draw:formula="sqrt(?f101 *?f101 +?f103 *?f103 +0*0)"/>
            <draw:equation draw:name="f106" draw:formula="?f105 +0-?f104 "/>
            <draw:equation draw:name="f107" draw:formula="if(?f106 ,?f91 ,?f93 )"/>
            <draw:equation draw:name="f108" draw:formula="if(?f106 ,?f97 ,?f99 )"/>
            <draw:equation draw:name="f109" draw:formula="?f107 *?f10 /?f68 "/>
            <draw:equation draw:name="f110" draw:formula="?f108 *?f12 /?f68 "/>
            <draw:equation draw:name="f111" draw:formula="?f21 +?f109 -0"/>
            <draw:equation draw:name="f112" draw:formula="?f23 +?f110 -0"/>
            <draw:equation draw:name="f113" draw:formula="?f64 *?f25 /?f13 "/>
            <draw:equation draw:name="f114" draw:formula="?f65 *?f25 /?f14 "/>
            <draw:equation draw:name="f115" draw:formula="?f66 *?f25 /?f13 "/>
            <draw:equation draw:name="f116" draw:formula="?f67 *?f25 /?f14 "/>
            <draw:equation draw:name="f117" draw:formula="?f115 +0-?f113 "/>
            <draw:equation draw:name="f118" draw:formula="?f116 +0-?f114 "/>
            <draw:equation draw:name="f119" draw:formula="sqrt(?f117 *?f117 +?f118 *?f118 +0*0)"/>
            <draw:equation draw:name="f120" draw:formula="?f113 *?f116 /1"/>
            <draw:equation draw:name="f121" draw:formula="?f115 *?f114 /1"/>
            <draw:equation draw:name="f122" draw:formula="?f120 +0-?f121 "/>
            <draw:equation draw:name="f123" draw:formula="?f25 *?f25 /1"/>
            <draw:equation draw:name="f124" draw:formula="?f119 *?f119 /1"/>
            <draw:equation draw:name="f125" draw:formula="?f123 *?f124 /1"/>
            <draw:equation draw:name="f126" draw:formula="?f122 *?f122 /1"/>
            <draw:equation draw:name="f127" draw:formula="?f125 +0-?f126 "/>
            <draw:equation draw:name="f128" draw:formula="max(?f127 ,0)"/>
            <draw:equation draw:name="f129" draw:formula="sqrt(?f128 )"/>
            <draw:equation draw:name="f130" draw:formula="?f87 *?f117 /1"/>
            <draw:equation draw:name="f131" draw:formula="?f130 *?f129 /1"/>
            <draw:equation draw:name="f132" draw:formula="?f122 *?f118 /1"/>
            <draw:equation draw:name="f133" draw:formula="(?f132 +?f131 )/?f124 "/>
            <draw:equation draw:name="f134" draw:formula="?f132 +0-?f131 "/>
            <draw:equation draw:name="f135" draw:formula="?f134 *1/?f124 "/>
            <draw:equation draw:name="f136" draw:formula="abs(?f118 )"/>
            <draw:equation draw:name="f137" draw:formula="?f136 *?f129 /1"/>
            <draw:equation draw:name="f138" draw:formula="?f122 *?f117 /-1"/>
            <draw:equation draw:name="f139" draw:formula="(?f138 +?f137 )/?f124 "/>
            <draw:equation draw:name="f140" draw:formula="?f138 +0-?f137 "/>
            <draw:equation draw:name="f141" draw:formula="?f140 *1/?f124 "/>
            <draw:equation draw:name="f142" draw:formula="?f113 +0-?f133 "/>
            <draw:equation draw:name="f143" draw:formula="?f113 +0-?f135 "/>
            <draw:equation draw:name="f144" draw:formula="?f114 +0-?f139 "/>
            <draw:equation draw:name="f145" draw:formula="?f114 +0-?f141 "/>
            <draw:equation draw:name="f146" draw:formula="sqrt(?f142 *?f142 +?f144 *?f144 +0*0)"/>
            <draw:equation draw:name="f147" draw:formula="sqrt(?f143 *?f143 +?f145 *?f145 +0*0)"/>
            <draw:equation draw:name="f148" draw:formula="?f147 +0-?f146 "/>
            <draw:equation draw:name="f149" draw:formula="if(?f148 ,?f133 ,?f135 )"/>
            <draw:equation draw:name="f150" draw:formula="if(?f148 ,?f139 ,?f141 )"/>
            <draw:equation draw:name="f151" draw:formula="?f149 *?f13 /?f25 "/>
            <draw:equation draw:name="f152" draw:formula="?f150 *?f14 /?f25 "/>
            <draw:equation draw:name="f153" draw:formula="?f21 +?f151 -0"/>
            <draw:equation draw:name="f154" draw:formula="?f23 +?f152 -0"/>
            <draw:equation draw:name="f155" draw:formula="?f15 *sin(pi*(?f4 )/10800000)"/>
            <draw:equation draw:name="f156" draw:formula="?f16 *cos(pi*(?f4 )/10800000)"/>
            <draw:equation draw:name="f157" draw:formula="?f15 *(cos(atan2(?f155 ,?f156 )))"/>
            <draw:equation draw:name="f158" draw:formula="?f16 *(sin(atan2(?f155 ,?f156 )))"/>
            <draw:equation draw:name="f159" draw:formula="?f21 +?f157 -0"/>
            <draw:equation draw:name="f160" draw:formula="?f23 +?f158 -0"/>
            <draw:equation draw:name="f161" draw:formula="?f4 +0-?f48 "/>
            <draw:equation draw:name="f162" draw:formula="?f15 *sin(pi*(?f161 )/10800000)"/>
            <draw:equation draw:name="f163" draw:formula="?f16 *cos(pi*(?f161 )/10800000)"/>
            <draw:equation draw:name="f164" draw:formula="?f15 *(cos(atan2(?f162 ,?f163 )))"/>
            <draw:equation draw:name="f165" draw:formula="?f16 *(sin(atan2(?f162 ,?f163 )))"/>
            <draw:equation draw:name="f166" draw:formula="?f21 +?f164 -0"/>
            <draw:equation draw:name="f167" draw:formula="?f23 +?f165 -0"/>
            <draw:equation draw:name="f168" draw:formula="?f7 *cos(pi*(?f161 )/10800000)"/>
            <draw:equation draw:name="f169" draw:formula="?f7 *sin(pi*(?f161 )/10800000)"/>
            <draw:equation draw:name="f170" draw:formula="?f159 +?f168 -0"/>
            <draw:equation draw:name="f171" draw:formula="?f160 +?f169 -0"/>
            <draw:equation draw:name="f172" draw:formula="?f7 *cos(pi*(?f161 )/10800000)"/>
            <draw:equation draw:name="f173" draw:formula="?f7 *sin(pi*(?f161 )/10800000)"/>
            <draw:equation draw:name="f174" draw:formula="?f159 +0-?f172 "/>
            <draw:equation draw:name="f175" draw:formula="?f160 +0-?f173 "/>
            <draw:equation draw:name="f176" draw:formula="?f111 +0-?f153 "/>
            <draw:equation draw:name="f177" draw:formula="?f112 +0-?f154 "/>
            <draw:equation draw:name="f178" draw:formula="sqrt(?f176 *?f176 +?f177 *?f177 +0*0)"/>
            <draw:equation draw:name="f179" draw:formula="?f178 *1/2"/>
            <draw:equation draw:name="f180" draw:formula="?f179 +0-?f7 "/>
            <draw:equation draw:name="f181" draw:formula="if(?f180 ,?f111 ,?f58 )"/>
            <draw:equation draw:name="f182" draw:formula="if(?f180 ,?f112 ,?f59 )"/>
            <draw:equation draw:name="f183" draw:formula="if(?f180 ,?f153 ,?f62 )"/>
            <draw:equation draw:name="f184" draw:formula="if(?f180 ,?f154 ,?f63 )"/>
            <draw:equation draw:name="f185" draw:formula="(10800000*atan2(?f110 ,?f109 ))/pi"/>
            <draw:equation draw:name="f186" draw:formula="?f185 +21600000-0"/>
            <draw:equation draw:name="f187" draw:formula="if(?f185 ,?f185 ,?f186 )"/>
            <draw:equation draw:name="f188" draw:formula="?f187 +0-?f3 "/>
            <draw:equation draw:name="f189" draw:formula="?f188 +21600000-0"/>
            <draw:equation draw:name="f190" draw:formula="if(?f188 ,?f188 ,?f189 )"/>
            <draw:equation draw:name="f191" draw:formula="?f4 +0-?f190 "/>
            <draw:equation draw:name="f192" draw:formula="?f191 +21600000-0"/>
            <draw:equation draw:name="f193" draw:formula="if(?f191 ,?f191 ,?f192 )"/>
            <draw:equation draw:name="f194" draw:formula="?f187 +0-?f193 "/>
            <draw:equation draw:name="f195" draw:formula="?f194 +21600000-0"/>
            <draw:equation draw:name="f196" draw:formula="if(?f194 ,?f194 ,?f195 )"/>
            <draw:equation draw:name="f197" draw:formula="(10800000*atan2(?f152 ,?f151 ))/pi"/>
            <draw:equation draw:name="f198" draw:formula="?f197 +21600000-0"/>
            <draw:equation draw:name="f199" draw:formula="if(?f197 ,?f197 ,?f198 )"/>
            <draw:equation draw:name="f200" draw:formula="?f199 +0-?f3 "/>
            <draw:equation draw:name="f201" draw:formula="?f200 +0-21600000"/>
            <draw:equation draw:name="f202" draw:formula="if(?f200 ,?f201 ,?f200 )"/>
            <draw:equation draw:name="f203" draw:formula="?f4 +0-?f202 "/>
            <draw:equation draw:name="f204" draw:formula="?f203 +0-21600000"/>
            <draw:equation draw:name="f205" draw:formula="if(?f204 ,?f204 ,?f203 )"/>
            <draw:equation draw:name="f206" draw:formula="?f205 +0-?f199 "/>
            <draw:equation draw:name="f207" draw:formula="?f206 +0-21600000"/>
            <draw:equation draw:name="f208" draw:formula="if(?f206 ,?f207 ,?f206 )"/>
            <draw:equation draw:name="f209" draw:formula="?f10 *sin(pi*(?f193 )/10800000)"/>
            <draw:equation draw:name="f210" draw:formula="?f12 *cos(pi*(?f193 )/10800000)"/>
            <draw:equation draw:name="f211" draw:formula="?f10 *(cos(atan2(?f209 ,?f210 )))"/>
            <draw:equation draw:name="f212" draw:formula="?f12 *(sin(atan2(?f209 ,?f210 )))"/>
            <draw:equation draw:name="f213" draw:formula="?f21 +?f211 -0"/>
            <draw:equation draw:name="f214" draw:formula="?f23 +?f212 -0"/>
            <draw:equation draw:name="f215" draw:formula="?f13 *sin(pi*(?f205 )/10800000)"/>
            <draw:equation draw:name="f216" draw:formula="?f14 *cos(pi*(?f205 )/10800000)"/>
            <draw:equation draw:name="f217" draw:formula="?f13 *(cos(atan2(?f215 ,?f216 )))"/>
            <draw:equation draw:name="f218" draw:formula="?f14 *(sin(atan2(?f215 ,?f216 )))"/>
            <draw:equation draw:name="f219" draw:formula="?f21 +?f217 -0"/>
            <draw:equation draw:name="f220" draw:formula="?f23 +?f218 -0"/>
            <draw:equation draw:name="f221" draw:formula="if(?f180 ,?f213 ,?f170 )"/>
            <draw:equation draw:name="f222" draw:formula="if(?f180 ,?f214 ,?f171 )"/>
            <draw:equation draw:name="f223" draw:formula="if(?f180 ,?f219 ,?f174 )"/>
            <draw:equation draw:name="f224" draw:formula="if(?f180 ,?f220 ,?f175 )"/>
            <draw:equation draw:name="f225" draw:formula="?f161 +0-5400000"/>
            <draw:equation draw:name="f226" draw:formula="?f49 +5400000-0"/>
            <draw:equation draw:name="f227" draw:formula="?f49 +10800000-0"/>
            <draw:equation draw:name="f228" draw:formula="?f161 +10800000-0"/>
            <draw:equation draw:name="f229" draw:formula="?f10 *cos(pi*(2700000)/10800000)"/>
            <draw:equation draw:name="f230" draw:formula="?f12 *sin(pi*(2700000)/10800000)"/>
            <draw:equation draw:name="f231" draw:formula="?f21 +0-?f229 "/>
            <draw:equation draw:name="f232" draw:formula="?f21 +?f229 -0"/>
            <draw:equation draw:name="f233" draw:formula="?f23 +0-?f230 "/>
            <draw:equation draw:name="f234" draw:formula="?f23 +?f230 -0"/>
            <draw:equation draw:name="f235" draw:formula="(?f193 )/60000.0"/>
            <draw:equation draw:name="f236" draw:formula="(?f196 )/60000.0"/>
            <draw:equation draw:name="f237" draw:formula="(?f199 )/60000.0"/>
            <draw:equation draw:name="f238" draw:formula="(?f208 )/60000.0"/>
            <draw:handle draw:handle-position="?f54 ?f55"/>
            <draw:handle draw:handle-position="?f213 ?f214"/>
            <draw:handle draw:handle-position="?f111 ?f112" draw:handle-radius-range-maximum="?f1" draw:handle-radius-range-minimum="0"/>
            <draw:handle draw:handle-position="?f62 ?f63" draw:handle-radius-range-maximum="25000" draw:handle-radius-range-minimum="0"/>
          </draw:enhanced-geometry>
        </draw:custom-shape>
        <draw:custom-shape draw:name="leftRightRibbon" draw:style-name="gr1" draw:text-style-name="P1" draw:layer="layout" svg:width="3.997cm" svg:height="4.999cm" svg:x="85cm" svg:y="23.5cm">
          <text:p/>
          <draw:enhanced-geometry draw:mirror-horizontal="false" draw:mirror-vertical="false" draw:text-areas="?f9 ?f14 ?f10 ?f15" svg:viewBox="0 0 0 0" draw:type="ooxml-leftRightRibbon" draw:modifiers="38161 15871 18696" draw:enhanced-path="M 0 ?f16 L ?f9 0 ?f9 ?f14 ?f23 ?f14 L ?f4 ?f22 ?f32 ?f33 ?f10 ?f21 ?f10 ?f19 ?f28 ?f17 ?f10 ?f29 L ?f4 ?f22 ?f34 ?f35 ?f24 ?f20 Z S N M ?f9 ?f20 L ?f4 ?f22 Z  S N M ?f36 ?f37 L ?f4 ?f22 ?f38 ?f39 ?f25 ?f21 L ?f9 ?f14 ?f23 ?f14 ?f4 ?f22 ?f40 ?f41 ?f4 ?f22 ?f42 ?f43 L ?f28 ?f17 ?f10 ?f29 ?f10 ?f15 Z M ?f23 ?f15 L ?f4 ?f22 M ?f44 ?f45 L ?f24 ?f20 F N" drawooo:enhanced-path="M 0 ?f16 L ?f9 0 ?f9 ?f14 ?f23 ?f14 G ?f4 ?f22 ?f30 ?f31 ?f4 ?f22 ?f32 ?f33 L ?f10 ?f21 ?f10 ?f19 ?f28 ?f17 ?f10 ?f29 ?f10 ?f15 ?f23 ?f15 G ?f4 ?f22 ?f34 ?f35 L ?f24 ?f20 ?f9 ?f20 ?f9 ?f18 Z S N M ?f25 ?f26 G ?f4 ?f22 ?f36 ?f37 ?f4 ?f22 ?f38 ?f39 L ?f25 ?f21 Z I S N M 0 ?f16 L ?f9 0 ?f9 ?f14 ?f23 ?f14 G ?f4 ?f22 ?f40 ?f41 ?f4 ?f22 ?f42 ?f43 L ?f10 ?f21 ?f10 ?f19 ?f28 ?f17 ?f10 ?f29 ?f10 ?f15 ?f23 ?f15 G ?f4 ?f22 ?f44 ?f45 L ?f24 ?f20 ?f9 ?f20 ?f9 ?f18 Z M ?f25 ?f26 L ?f25 ?f21 M ?f24 ?f27 L ?f24 ?f20 F N">
            <draw:equation draw:name="f0" draw:formula="if(0-$2 ,0,if(33333-$2 ,$2 ,33333))"/>
            <draw:equation draw:name="f1" draw:formula="100000+0-?f0 "/>
            <draw:equation draw:name="f2" draw:formula="if(0-$0 ,0,if(?f1 -$0 ,$0 ,?f1 ))"/>
            <draw:equation draw:name="f3" draw:formula="logwidth/2"/>
            <draw:equation draw:name="f4" draw:formula="logwidth/32"/>
            <draw:equation draw:name="f5" draw:formula="?f3 +0-?f4 "/>
            <draw:equation draw:name="f6" draw:formula="min(logwidth,logheight)"/>
            <draw:equation draw:name="f7" draw:formula="100000*?f5 /?f6 "/>
            <draw:equation draw:name="f8" draw:formula="if(0-$1 ,0,if(?f7 -$1 ,$1 ,?f7 ))"/>
            <draw:equation draw:name="f9" draw:formula="?f6 *?f8 /100000"/>
            <draw:equation draw:name="f10" draw:formula="logwidth+0-?f9 "/>
            <draw:equation draw:name="f11" draw:formula="logheight*?f2 /200000"/>
            <draw:equation draw:name="f12" draw:formula="logheight*?f0 /-200000"/>
            <draw:equation draw:name="f13" draw:formula="logheight/2"/>
            <draw:equation draw:name="f14" draw:formula="?f13 +?f12 -?f11 "/>
            <draw:equation draw:name="f15" draw:formula="?f13 +?f11 -?f12 "/>
            <draw:equation draw:name="f16" draw:formula="?f14 +?f11 -0"/>
            <draw:equation draw:name="f17" draw:formula="logheight+0-?f16 "/>
            <draw:equation draw:name="f18" draw:formula="?f16 *2/1"/>
            <draw:equation draw:name="f19" draw:formula="logheight+0-?f18 "/>
            <draw:equation draw:name="f20" draw:formula="?f18 +0-?f14 "/>
            <draw:equation draw:name="f21" draw:formula="logheight+0-?f20 "/>
            <draw:equation draw:name="f22" draw:formula="?f0 *?f6 /400000"/>
            <draw:equation draw:name="f23" draw:formula="logwidth/2"/>
            <draw:equation draw:name="f24" draw:formula="?f23 +0-?f4 "/>
            <draw:equation draw:name="f25" draw:formula="?f23 +?f4 -0"/>
            <draw:equation draw:name="f26" draw:formula="?f14 +?f22 -0"/>
            <draw:equation draw:name="f27" draw:formula="?f21 +0-?f22 "/>
            <draw:equation draw:name="f28" draw:formula="logwidth"/>
            <draw:equation draw:name="f29" draw:formula="logheight"/>
            <draw:equation draw:name="f30" draw:formula="(16200000)/60000.0"/>
            <draw:equation draw:name="f31" draw:formula="(10800000)/60000.0"/>
            <draw:equation draw:name="f32" draw:formula="(16200000)/60000.0"/>
            <draw:equation draw:name="f33" draw:formula="(-10800000)/60000.0"/>
            <draw:equation draw:name="f34" draw:formula="(5400000)/60000.0"/>
            <draw:equation draw:name="f35" draw:formula="(5400000)/60000.0"/>
            <draw:equation draw:name="f36" draw:formula="(0)/60000.0"/>
            <draw:equation draw:name="f37" draw:formula="(5400000)/60000.0"/>
            <draw:equation draw:name="f38" draw:formula="(16200000)/60000.0"/>
            <draw:equation draw:name="f39" draw:formula="(-10800000)/60000.0"/>
            <draw:equation draw:name="f40" draw:formula="(16200000)/60000.0"/>
            <draw:equation draw:name="f41" draw:formula="(10800000)/60000.0"/>
            <draw:equation draw:name="f42" draw:formula="(16200000)/60000.0"/>
            <draw:equation draw:name="f43" draw:formula="(-10800000)/60000.0"/>
            <draw:equation draw:name="f44" draw:formula="(5400000)/60000.0"/>
            <draw:equation draw:name="f45" draw:formula="(5400000)/60000.0"/>
            <draw:handle draw:handle-position="?f10 ?f21" draw:handle-range-y-maximum="?f1" draw:handle-range-y-minimum="0"/>
            <draw:handle draw:handle-position="?f9 0" draw:handle-range-x-maximum="?f7" draw:handle-range-x-minimum="0"/>
            <draw:handle draw:handle-position="?f25 ?f21" draw:handle-range-y-maximum="33333" draw:handle-range-y-minimum="0"/>
          </draw:enhanced-geometry>
        </draw:custom-shape>
        <draw:custom-shape draw:name="leftRightUpArrow" draw:style-name="gr1" draw:text-style-name="P1" draw:layer="layout" svg:width="3.998cm" svg:height="4.924cm" svg:x="1cm" svg:y="31cm">
          <text:p/>
          <draw:enhanced-geometry draw:mirror-horizontal="false" draw:mirror-vertical="false" draw:text-areas="?f21 ?f19 ?f22 ?f20" svg:viewBox="0 0 0 0" draw:type="ooxml-leftRightUpArrow" draw:modifiers="25000 25000 25000" draw:enhanced-path="M 0 ?f18 L ?f7 ?f17 ?f7 ?f19 ?f13 ?f19 ?f13 ?f7 ?f10 ?f7 ?f9 0 ?f11 ?f7 ?f14 ?f7 ?f14 ?f19 ?f15 ?f19 ?f15 ?f17 ?f23 ?f18 ?f15 ?f24 ?f15 ?f20 ?f7 ?f20 ?f7 ?f24 Z N">
            <draw:equation draw:name="f0" draw:formula="if(0-$1 ,0,if(50000-$1 ,$1 ,50000))"/>
            <draw:equation draw:name="f1" draw:formula="?f0 *2/1"/>
            <draw:equation draw:name="f2" draw:formula="if(0-$0 ,0,if(?f1 -$0 ,$0 ,?f1 ))"/>
            <draw:equation draw:name="f3" draw:formula="100000+0-?f1 "/>
            <draw:equation draw:name="f4" draw:formula="?f3 *1/2"/>
            <draw:equation draw:name="f5" draw:formula="if(0-$2 ,0,if(?f4 -$2 ,$2 ,?f4 ))"/>
            <draw:equation draw:name="f6" draw:formula="min(logwidth,logheight)"/>
            <draw:equation draw:name="f7" draw:formula="?f6 *?f5 /100000"/>
            <draw:equation draw:name="f8" draw:formula="?f6 *?f0 /100000"/>
            <draw:equation draw:name="f9" draw:formula="logwidth/2"/>
            <draw:equation draw:name="f10" draw:formula="?f9 +0-?f8 "/>
            <draw:equation draw:name="f11" draw:formula="?f9 +?f8 -0"/>
            <draw:equation draw:name="f12" draw:formula="?f6 *?f2 /200000"/>
            <draw:equation draw:name="f13" draw:formula="?f9 +0-?f12 "/>
            <draw:equation draw:name="f14" draw:formula="?f9 +?f12 -0"/>
            <draw:equation draw:name="f15" draw:formula="logwidth+0-?f7 "/>
            <draw:equation draw:name="f16" draw:formula="?f6 *?f0 /50000"/>
            <draw:equation draw:name="f17" draw:formula="logheight+0-?f16 "/>
            <draw:equation draw:name="f18" draw:formula="logheight+0-?f8 "/>
            <draw:equation draw:name="f19" draw:formula="?f18 +0-?f12 "/>
            <draw:equation draw:name="f20" draw:formula="?f18 +?f12 -0"/>
            <draw:equation draw:name="f21" draw:formula="?f12 *?f7 /?f8 "/>
            <draw:equation draw:name="f22" draw:formula="logwidth+0-?f21 "/>
            <draw:equation draw:name="f23" draw:formula="logwidth"/>
            <draw:equation draw:name="f24" draw:formula="logheight"/>
            <draw:handle draw:handle-position="?f13 ?f7" draw:handle-range-x-maximum="?f1" draw:handle-range-x-minimum="0"/>
            <draw:handle draw:handle-position="?f10 0" draw:handle-range-x-maximum="50000" draw:handle-range-x-minimum="0"/>
            <draw:handle draw:handle-position="?f23 ?f7" draw:handle-range-y-maximum="?f4" draw:handle-range-y-minimum="0"/>
          </draw:enhanced-geometry>
        </draw:custom-shape>
        <draw:custom-shape draw:name="leftUpArrow" draw:style-name="gr1" draw:text-style-name="P1" draw:layer="layout" svg:width="3.997cm" svg:height="4.999cm" svg:x="7cm" svg:y="31cm">
          <text:p/>
          <draw:enhanced-geometry draw:mirror-horizontal="false" draw:mirror-vertical="false" draw:text-areas="?f18 ?f16 ?f11 ?f17" svg:viewBox="0 0 0 0" draw:type="ooxml-leftUpArrow" draw:modifiers="18569 29421 31431" draw:enhanced-path="M 0 ?f12 L ?f6 ?f9 ?f6 ?f16 ?f14 ?f16 ?f14 ?f6 ?f8 ?f6 ?f11 0 ?f22 ?f6 ?f15 ?f6 ?f15 ?f17 ?f6 ?f17 ?f6 ?f21 Z N">
            <draw:equation draw:name="f0" draw:formula="if(0-$1 ,0,if(50000-$1 ,$1 ,50000))"/>
            <draw:equation draw:name="f1" draw:formula="?f0 *2/1"/>
            <draw:equation draw:name="f2" draw:formula="if(0-$0 ,0,if(?f1 -$0 ,$0 ,?f1 ))"/>
            <draw:equation draw:name="f3" draw:formula="100000+0-?f1 "/>
            <draw:equation draw:name="f4" draw:formula="if(0-$2 ,0,if(?f3 -$2 ,$2 ,?f3 ))"/>
            <draw:equation draw:name="f5" draw:formula="min(logwidth,logheight)"/>
            <draw:equation draw:name="f6" draw:formula="?f5 *?f4 /100000"/>
            <draw:equation draw:name="f7" draw:formula="?f5 *?f0 /50000"/>
            <draw:equation draw:name="f8" draw:formula="logwidth+0-?f7 "/>
            <draw:equation draw:name="f9" draw:formula="logheight+0-?f7 "/>
            <draw:equation draw:name="f10" draw:formula="?f5 *?f0 /100000"/>
            <draw:equation draw:name="f11" draw:formula="logwidth+0-?f10 "/>
            <draw:equation draw:name="f12" draw:formula="logheight+0-?f10 "/>
            <draw:equation draw:name="f13" draw:formula="?f5 *?f2 /200000"/>
            <draw:equation draw:name="f14" draw:formula="?f11 +0-?f13 "/>
            <draw:equation draw:name="f15" draw:formula="?f11 +?f13 -0"/>
            <draw:equation draw:name="f16" draw:formula="?f12 +0-?f13 "/>
            <draw:equation draw:name="f17" draw:formula="?f12 +?f13 -0"/>
            <draw:equation draw:name="f18" draw:formula="?f13 *?f6 /?f10 "/>
            <draw:equation draw:name="f19" draw:formula="(?f6 +?f15 )/2"/>
            <draw:equation draw:name="f20" draw:formula="(?f6 +?f17 )/2"/>
            <draw:equation draw:name="f21" draw:formula="logheight"/>
            <draw:equation draw:name="f22" draw:formula="logwidth"/>
            <draw:handle draw:handle-position="?f14 ?f16" draw:handle-range-y-maximum="?f1" draw:handle-range-y-minimum="0"/>
            <draw:handle draw:handle-position="?f8 0" draw:handle-range-x-maximum="50000" draw:handle-range-x-minimum="0"/>
            <draw:handle draw:handle-position="?f14 ?f6" draw:handle-range-y-maximum="?f3" draw:handle-range-y-minimum="0"/>
          </draw:enhanced-geometry>
        </draw:custom-shape>
        <draw:custom-shape draw:name="mathDivide" draw:style-name="gr1" draw:text-style-name="P1" draw:layer="layout" svg:width="4cm" svg:height="4.999cm" svg:x="13cm" svg:y="31cm">
          <text:p/>
          <draw:enhanced-geometry draw:mirror-horizontal="false" draw:mirror-vertical="false" draw:text-areas="?f21 ?f14 ?f22 ?f15" svg:viewBox="0 0 0 0" draw:type="ooxml-mathDivide" draw:modifiers="17169 4610 7949" draw:enhanced-path="M ?f20 ?f18 Z M ?f20 ?f19 Z M ?f21 ?f14 L ?f22 ?f14 ?f22 ?f15 ?f21 ?f15 Z N" drawooo:enhanced-path="M ?f20 ?f18 G ?f11 ?f11 ?f25 ?f26 Z M ?f20 ?f19 G ?f11 ?f11 ?f27 ?f28 Z M ?f21 ?f14 L ?f22 ?f14 ?f22 ?f15 ?f21 ?f15 Z N">
            <draw:equation draw:name="f0" draw:formula="if(1000-$0 ,1000,if(36745-$0 ,$0 ,36745))"/>
            <draw:equation draw:name="f1" draw:formula="0+0-?f0 "/>
            <draw:equation draw:name="f2" draw:formula="(73490+?f1 )/4"/>
            <draw:equation draw:name="f3" draw:formula="36745*logwidth/logheight"/>
            <draw:equation draw:name="f4" draw:formula="min(?f2 ,?f3 )"/>
            <draw:equation draw:name="f5" draw:formula="if(1000-$2 ,1000,if(?f4 -$2 ,$2 ,?f4 ))"/>
            <draw:equation draw:name="f6" draw:formula="-4*?f5 /1"/>
            <draw:equation draw:name="f7" draw:formula="73490+?f6 -?f0 "/>
            <draw:equation draw:name="f8" draw:formula="if(0-$1 ,0,if(?f7 -$1 ,$1 ,?f7 ))"/>
            <draw:equation draw:name="f9" draw:formula="logheight*?f0 /200000"/>
            <draw:equation draw:name="f10" draw:formula="logheight*?f8 /100000"/>
            <draw:equation draw:name="f11" draw:formula="logheight*?f5 /100000"/>
            <draw:equation draw:name="f12" draw:formula="logwidth*73490/200000"/>
            <draw:equation draw:name="f13" draw:formula="logheight/2"/>
            <draw:equation draw:name="f14" draw:formula="?f13 +0-?f9 "/>
            <draw:equation draw:name="f15" draw:formula="?f13 +?f9 -0"/>
            <draw:equation draw:name="f16" draw:formula="?f10 +?f11 -0"/>
            <draw:equation draw:name="f17" draw:formula="?f14 +0-?f16 "/>
            <draw:equation draw:name="f18" draw:formula="?f17 +0-?f11 "/>
            <draw:equation draw:name="f19" draw:formula="logheight+0-?f18 "/>
            <draw:equation draw:name="f20" draw:formula="logwidth/2"/>
            <draw:equation draw:name="f21" draw:formula="?f20 +0-?f12 "/>
            <draw:equation draw:name="f22" draw:formula="?f20 +?f12 -0"/>
            <draw:equation draw:name="f23" draw:formula="?f20 +0-?f11 "/>
            <draw:equation draw:name="f24" draw:formula="logwidth"/>
            <draw:equation draw:name="f25" draw:formula="(16200000)/60000.0"/>
            <draw:equation draw:name="f26" draw:formula="(21600000)/60000.0"/>
            <draw:equation draw:name="f27" draw:formula="(5400000)/60000.0"/>
            <draw:equation draw:name="f28" draw:formula="(21600000)/60000.0"/>
            <draw:handle draw:handle-position="0 ?f14" draw:handle-range-y-maximum="36745" draw:handle-range-y-minimum="1000"/>
            <draw:handle draw:handle-position="?f24 ?f17" draw:handle-range-y-maximum="?f7" draw:handle-range-y-minimum="0"/>
            <draw:handle draw:handle-position="?f23 0" draw:handle-range-x-maximum="?f4" draw:handle-range-x-minimum="1000"/>
          </draw:enhanced-geometry>
        </draw:custom-shape>
        <draw:custom-shape draw:name="mathEqual" draw:style-name="gr1" draw:text-style-name="P1" draw:layer="layout" svg:width="4cm" svg:height="4.999cm" svg:x="19cm" svg:y="31cm">
          <text:p/>
          <draw:enhanced-geometry draw:mirror-horizontal="false" draw:mirror-vertical="false" draw:text-areas="?f13 ?f10 ?f14 ?f11" svg:viewBox="0 0 0 0" draw:type="ooxml-mathEqual" draw:modifiers="16534 6679" draw:enhanced-path="M ?f13 ?f10 L ?f14 ?f10 ?f14 ?f8 ?f13 ?f8 Z M ?f13 ?f9 L ?f14 ?f9 ?f14 ?f11 ?f13 ?f11 Z N">
            <draw:equation draw:name="f0" draw:formula="if(0-$0 ,0,if(36745-$0 ,$0 ,36745))"/>
            <draw:equation draw:name="f1" draw:formula="?f0 *2/1"/>
            <draw:equation draw:name="f2" draw:formula="100000+0-2"/>
            <draw:equation draw:name="f3" draw:formula="if(0-$1 ,0,if(?f2 -$1 ,$1 ,?f2 ))"/>
            <draw:equation draw:name="f4" draw:formula="logheight*?f0 /100000"/>
            <draw:equation draw:name="f5" draw:formula="logheight*?f3 /200000"/>
            <draw:equation draw:name="f6" draw:formula="logwidth*73490/200000"/>
            <draw:equation draw:name="f7" draw:formula="logheight/2"/>
            <draw:equation draw:name="f8" draw:formula="?f7 +0-?f5 "/>
            <draw:equation draw:name="f9" draw:formula="?f7 +?f5 -0"/>
            <draw:equation draw:name="f10" draw:formula="?f8 +0-?f4 "/>
            <draw:equation draw:name="f11" draw:formula="?f9 +?f4 -0"/>
            <draw:equation draw:name="f12" draw:formula="logwidth/2"/>
            <draw:equation draw:name="f13" draw:formula="?f12 +0-?f6 "/>
            <draw:equation draw:name="f14" draw:formula="?f12 +?f6 -0"/>
            <draw:equation draw:name="f15" draw:formula="(?f10 +?f8 )/2"/>
            <draw:equation draw:name="f16" draw:formula="(?f9 +?f11 )/2"/>
            <draw:equation draw:name="f17" draw:formula="logwidth"/>
            <draw:handle draw:handle-position="0 ?f10" draw:handle-range-y-maximum="36745" draw:handle-range-y-minimum="0"/>
            <draw:handle draw:handle-position="?f17 ?f8" draw:handle-range-y-maximum="?f2" draw:handle-range-y-minimum="0"/>
          </draw:enhanced-geometry>
        </draw:custom-shape>
        <draw:custom-shape draw:name="mathMinus" draw:style-name="gr1" draw:text-style-name="P1" draw:layer="layout" svg:width="3.997cm" svg:height="4.999cm" svg:x="25cm" svg:y="31cm">
          <text:p/>
          <draw:enhanced-geometry draw:mirror-horizontal="false" draw:mirror-vertical="false" draw:text-areas="?f7 ?f4 ?f8 ?f5" svg:viewBox="0 0 0 0" draw:type="ooxml-mathMinus" draw:modifiers="14450" draw:enhanced-path="M ?f7 ?f4 L ?f8 ?f4 ?f8 ?f5 ?f7 ?f5 Z N">
            <draw:equation draw:name="f0" draw:formula="if(0-$0 ,0,if(100000-$0 ,$0 ,100000))"/>
            <draw:equation draw:name="f1" draw:formula="logheight*?f0 /200000"/>
            <draw:equation draw:name="f2" draw:formula="logwidth*73490/200000"/>
            <draw:equation draw:name="f3" draw:formula="logheight/2"/>
            <draw:equation draw:name="f4" draw:formula="?f3 +0-?f1 "/>
            <draw:equation draw:name="f5" draw:formula="?f3 +?f1 -0"/>
            <draw:equation draw:name="f6" draw:formula="logwidth/2"/>
            <draw:equation draw:name="f7" draw:formula="?f6 +0-?f2 "/>
            <draw:equation draw:name="f8" draw:formula="?f6 +?f2 -0"/>
            <draw:handle draw:handle-position="0 ?f4" draw:handle-range-y-maximum="100000" draw:handle-range-y-minimum="0"/>
          </draw:enhanced-geometry>
        </draw:custom-shape>
        <draw:custom-shape draw:name="mathMultiply" draw:style-name="gr1" draw:text-style-name="P1" draw:layer="layout" svg:width="3.997cm" svg:height="4.999cm" svg:x="31cm" svg:y="31cm">
          <text:p/>
          <draw:enhanced-geometry draw:mirror-horizontal="false" draw:mirror-vertical="false" draw:text-areas="?f14 ?f17 ?f23 ?f30" svg:viewBox="0 0 0 0" draw:type="ooxml-mathMultiply" draw:modifiers="13872"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custom-shape draw:name="mathNotEqual" draw:style-name="gr5" draw:text-style-name="P2" draw:layer="layout" svg:width="3.997cm" svg:height="3.92cm" svg:x="38cm" svg:y="32.004cm">
          <text:p/>
          <draw:enhanced-geometry draw:mirror-horizontal="false" draw:mirror-vertical="false" draw:text-areas="?f9 ?f14 ?f10 ?f15" svg:viewBox="0 0 0 0" draw:type="ooxml-mathNotEqual" draw:modifiers="10924 6403472 6362" draw:enhanced-path="M ?f9 ?f14 L ?f24 ?f14 ?f43 ?f47 ?f42 ?f46 ?f34 ?f14 ?f10 ?f14 ?f10 ?f12 ?f35 ?f12 ?f36 ?f13 ?f10 ?f13 ?f10 ?f15 ?f37 ?f15 ?f49 ?f51 ?f48 ?f50 ?f30 ?f15 ?f9 ?f15 ?f9 ?f13 ?f28 ?f13 ?f26 ?f12 ?f9 ?f12 Z N">
            <draw:equation draw:name="f0" draw:formula="if(0-$0 ,0,if(50000-$0 ,$0 ,50000))"/>
            <draw:equation draw:name="f1" draw:formula="if(4200000-$1 ,4200000,if(6600000-$1 ,$1 ,6600000))"/>
            <draw:equation draw:name="f2" draw:formula="?f0 *2/1"/>
            <draw:equation draw:name="f3" draw:formula="100000+0-2"/>
            <draw:equation draw:name="f4" draw:formula="if(0-$2 ,0,if(?f3 -$2 ,$2 ,?f3 ))"/>
            <draw:equation draw:name="f5" draw:formula="logheight*?f0 /100000"/>
            <draw:equation draw:name="f6" draw:formula="logheight*?f4 /200000"/>
            <draw:equation draw:name="f7" draw:formula="logwidth*73490/200000"/>
            <draw:equation draw:name="f8" draw:formula="logwidth/2"/>
            <draw:equation draw:name="f9" draw:formula="?f8 +0-?f7 "/>
            <draw:equation draw:name="f10" draw:formula="?f8 +?f7 -0"/>
            <draw:equation draw:name="f11" draw:formula="logheight/2"/>
            <draw:equation draw:name="f12" draw:formula="?f11 +0-?f6 "/>
            <draw:equation draw:name="f13" draw:formula="?f11 +?f6 -0"/>
            <draw:equation draw:name="f14" draw:formula="?f12 +0-?f5 "/>
            <draw:equation draw:name="f15" draw:formula="?f13 +?f5 -0"/>
            <draw:equation draw:name="f16" draw:formula="?f1 +0-5400000"/>
            <draw:equation draw:name="f17" draw:formula="logheight/2"/>
            <draw:equation draw:name="f18" draw:formula="?f17 *tan(pi*(?f16 )/10800000)"/>
            <draw:equation draw:name="f19" draw:formula="sqrt(?f18 *?f18 +?f17 *?f17 +0*0)"/>
            <draw:equation draw:name="f20" draw:formula="?f19 *?f5 /?f17 "/>
            <draw:equation draw:name="f21" draw:formula="?f20 *1/2"/>
            <draw:equation draw:name="f22" draw:formula="?f8 +?f18 -?f21 "/>
            <draw:equation draw:name="f23" draw:formula="?f18 *?f14 /?f17 "/>
            <draw:equation draw:name="f24" draw:formula="?f22 +0-?f23 "/>
            <draw:equation draw:name="f25" draw:formula="?f18 *?f12 /?f17 "/>
            <draw:equation draw:name="f26" draw:formula="?f22 +0-?f25 "/>
            <draw:equation draw:name="f27" draw:formula="?f18 *?f13 /?f17 "/>
            <draw:equation draw:name="f28" draw:formula="?f22 +0-?f27 "/>
            <draw:equation draw:name="f29" draw:formula="?f18 *?f15 /?f17 "/>
            <draw:equation draw:name="f30" draw:formula="?f22 +0-?f29 "/>
            <draw:equation draw:name="f31" draw:formula="?f18 *2/1"/>
            <draw:equation draw:name="f32" draw:formula="?f22 +0-?f31 "/>
            <draw:equation draw:name="f33" draw:formula="?f22 +?f20 -0"/>
            <draw:equation draw:name="f34" draw:formula="?f24 +?f20 -0"/>
            <draw:equation draw:name="f35" draw:formula="?f26 +?f20 -0"/>
            <draw:equation draw:name="f36" draw:formula="?f28 +?f20 -0"/>
            <draw:equation draw:name="f37" draw:formula="?f30 +?f20 -0"/>
            <draw:equation draw:name="f38" draw:formula="?f32 +?f20 -0"/>
            <draw:equation draw:name="f39" draw:formula="?f5 *?f17 /?f19 "/>
            <draw:equation draw:name="f40" draw:formula="?f22 +?f39 -0"/>
            <draw:equation draw:name="f41" draw:formula="?f33 +0-?f39 "/>
            <draw:equation draw:name="f42" draw:formula="if(?f16 ,?f40 ,?f33 )"/>
            <draw:equation draw:name="f43" draw:formula="if(?f16 ,?f22 ,?f41 )"/>
            <draw:equation draw:name="f44" draw:formula="?f5 *?f18 /?f19 "/>
            <draw:equation draw:name="f45" draw:formula="0+0-?f44 "/>
            <draw:equation draw:name="f46" draw:formula="if(?f16 ,?f44 ,0)"/>
            <draw:equation draw:name="f47" draw:formula="if(?f16 ,0,?f45 )"/>
            <draw:equation draw:name="f48" draw:formula="logwidth+0-?f42 "/>
            <draw:equation draw:name="f49" draw:formula="logwidth+0-?f43 "/>
            <draw:equation draw:name="f50" draw:formula="logheight+0-?f46 "/>
            <draw:equation draw:name="f51" draw:formula="logheight+0-?f47 "/>
            <draw:equation draw:name="f52" draw:formula="(?f42 +?f43 )/2"/>
            <draw:equation draw:name="f53" draw:formula="(?f49 +?f48 )/2"/>
            <draw:equation draw:name="f54" draw:formula="(?f46 +?f47 )/2"/>
            <draw:equation draw:name="f55" draw:formula="(?f14 +?f12 )/2"/>
            <draw:equation draw:name="f56" draw:formula="(?f13 +?f15 )/2"/>
            <draw:equation draw:name="f57" draw:formula="(?f51 +?f50 )/2"/>
            <draw:equation draw:name="f58" draw:formula="logwidth"/>
            <draw:handle draw:handle-position="0 ?f14" draw:handle-range-y-maximum="50000" draw:handle-range-y-minimum="0"/>
            <draw:handle draw:handle-position="?f43 0"/>
            <draw:handle draw:handle-position="?f58 ?f12" draw:handle-range-y-maximum="?f3" draw:handle-range-y-minimum="0"/>
          </draw:enhanced-geometry>
        </draw:custom-shape>
        <draw:custom-shape draw:name="mathPlus" draw:style-name="gr1" draw:text-style-name="P1" draw:layer="layout" svg:width="3.997cm" svg:height="4.999cm" svg:x="44cm" svg:y="31cm">
          <text:p/>
          <draw:enhanced-geometry draw:mirror-horizontal="false" draw:mirror-vertical="false" draw:text-areas="?f6 ?f12 ?f9 ?f13" svg:viewBox="0 0 0 0" draw:type="ooxml-mathPlus" draw:modifiers="13872" draw:enhanced-path="M ?f6 ?f12 L ?f7 ?f12 ?f7 ?f11 ?f8 ?f11 ?f8 ?f12 ?f9 ?f12 ?f9 ?f13 ?f8 ?f13 ?f8 ?f14 ?f7 ?f14 ?f7 ?f13 ?f6 ?f13 Z N">
            <draw:equation draw:name="f0" draw:formula="if(0-$0 ,0,if(73490-$0 ,$0 ,73490))"/>
            <draw:equation draw:name="f1" draw:formula="logwidth*73490/200000"/>
            <draw:equation draw:name="f2" draw:formula="logheight*73490/200000"/>
            <draw:equation draw:name="f3" draw:formula="min(logwidth,logheight)"/>
            <draw:equation draw:name="f4" draw:formula="?f3 *?f0 /200000"/>
            <draw:equation draw:name="f5" draw:formula="logwidth/2"/>
            <draw:equation draw:name="f6" draw:formula="?f5 +0-?f1 "/>
            <draw:equation draw:name="f7" draw:formula="?f5 +0-?f4 "/>
            <draw:equation draw:name="f8" draw:formula="?f5 +?f4 -0"/>
            <draw:equation draw:name="f9" draw:formula="?f5 +?f1 -0"/>
            <draw:equation draw:name="f10" draw:formula="logheight/2"/>
            <draw:equation draw:name="f11" draw:formula="?f10 +0-?f2 "/>
            <draw:equation draw:name="f12" draw:formula="?f10 +0-?f4 "/>
            <draw:equation draw:name="f13" draw:formula="?f10 +?f4 -0"/>
            <draw:equation draw:name="f14" draw:formula="?f10 +?f2 -0"/>
            <draw:handle draw:handle-position="0 ?f12" draw:handle-range-y-maximum="73490" draw:handle-range-y-minimum="0"/>
          </draw:enhanced-geometry>
        </draw:custom-shape>
        <draw:custom-shape draw:name="moon" draw:style-name="gr1" draw:text-style-name="P1" draw:layer="layout" svg:width="3.997cm" svg:height="4.999cm" svg:x="50cm" svg:y="31cm">
          <text:p/>
          <draw:enhanced-geometry draw:mirror-horizontal="false" draw:mirror-vertical="false" draw:text-areas="?f19 ?f26 ?f3 ?f27" svg:viewBox="0 0 0 0" draw:type="ooxml-moon" draw:modifiers="54824" draw:enhanced-path="M ?f37 ?f38 Z N" drawooo:enhanced-path="M ?f37 ?f38 G ?f39 ?f13 ?f40 ?f41 ?f29 ?f14 ?f42 ?f43 Z N">
            <draw:equation draw:name="f0" draw:formula="if(0-$0 ,0,if(87500-$0 ,$0 ,87500))"/>
            <draw:equation draw:name="f1" draw:formula="min(logwidth,logheight)"/>
            <draw:equation draw:name="f2" draw:formula="?f1 *?f0 /100000"/>
            <draw:equation draw:name="f3" draw:formula="?f2 *logwidth/?f1 "/>
            <draw:equation draw:name="f4" draw:formula="?f1 +0-?f2 "/>
            <draw:equation draw:name="f5" draw:formula="?f2 *?f2 /?f4 "/>
            <draw:equation draw:name="f6" draw:formula="?f1 *?f1 /?f4 "/>
            <draw:equation draw:name="f7" draw:formula="?f6 *2/1"/>
            <draw:equation draw:name="f8" draw:formula="?f7 +0-?f5 "/>
            <draw:equation draw:name="f9" draw:formula="?f8 +0-?f2 "/>
            <draw:equation draw:name="f10" draw:formula="?f9 *logwidth/?f1 "/>
            <draw:equation draw:name="f11" draw:formula="?f8 *1/2"/>
            <draw:equation draw:name="f12" draw:formula="?f11 +0-?f2 "/>
            <draw:equation draw:name="f13" draw:formula="logheight/2"/>
            <draw:equation draw:name="f14" draw:formula="?f12 *?f13 /?f1 "/>
            <draw:equation draw:name="f15" draw:formula="logheight/2"/>
            <draw:equation draw:name="f16" draw:formula="?f15 +0-?f14 "/>
            <draw:equation draw:name="f17" draw:formula="?f15 +?f14 -0"/>
            <draw:equation draw:name="f18" draw:formula="?f2 *9598/32768"/>
            <draw:equation draw:name="f19" draw:formula="?f18 *logwidth/?f1 "/>
            <draw:equation draw:name="f20" draw:formula="?f1 +0-?f18 "/>
            <draw:equation draw:name="f21" draw:formula="?f1 *?f1 /1"/>
            <draw:equation draw:name="f22" draw:formula="?f20 *?f20 /1"/>
            <draw:equation draw:name="f23" draw:formula="?f21 +0-?f22 "/>
            <draw:equation draw:name="f24" draw:formula="sqrt(?f23 )"/>
            <draw:equation draw:name="f25" draw:formula="?f24 *?f13 /?f1 "/>
            <draw:equation draw:name="f26" draw:formula="?f15 +0-?f25 "/>
            <draw:equation draw:name="f27" draw:formula="?f15 +?f25 -0"/>
            <draw:equation draw:name="f28" draw:formula="?f10 +0-?f3 "/>
            <draw:equation draw:name="f29" draw:formula="?f28 *1/2"/>
            <draw:equation draw:name="f30" draw:formula="?f3 +?f29 -logwidth"/>
            <draw:equation draw:name="f31" draw:formula="?f30 *-1/1"/>
            <draw:equation draw:name="f32" draw:formula="?f13 *-1/1"/>
            <draw:equation draw:name="f33" draw:formula="(10800000*atan2(?f32 ,?f31 ))/pi"/>
            <draw:equation draw:name="f34" draw:formula="(10800000*atan2(?f13 ,?f31 ))/pi"/>
            <draw:equation draw:name="f35" draw:formula="?f34 +0-21600000"/>
            <draw:equation draw:name="f36" draw:formula="?f35 +0-?f33 "/>
            <draw:equation draw:name="f37" draw:formula="logwidth"/>
            <draw:equation draw:name="f38" draw:formula="logheight"/>
            <draw:equation draw:name="f39" draw:formula="logwidth"/>
            <draw:equation draw:name="f40" draw:formula="(5400000)/60000.0"/>
            <draw:equation draw:name="f41" draw:formula="(10800000)/60000.0"/>
            <draw:equation draw:name="f42" draw:formula="(?f33 )/60000.0"/>
            <draw:equation draw:name="f43" draw:formula="(?f36 )/60000.0"/>
            <draw:handle draw:handle-position="?f3 ?f15" draw:handle-range-x-maximum="87500" draw:handle-range-x-minimum="0"/>
          </draw:enhanced-geometry>
        </draw:custom-shape>
        <draw:custom-shape draw:name="nonIsoscelesTrapezoid" draw:style-name="gr1" draw:text-style-name="P1" draw:layer="layout" svg:width="4cm" svg:height="4.999cm" svg:x="56cm" svg:y="31cm">
          <text:p/>
          <draw:enhanced-geometry draw:mirror-horizontal="false" draw:mirror-vertical="false" draw:text-areas="?f10 ?f13 ?f15 ?f18" svg:viewBox="0 0 0 0" draw:type="ooxml-nonIsoscelesTrapezoid" draw:modifiers="27327 14931" draw:enhanced-path="M 0 ?f18 L ?f5 0 ?f7 0 ?f19 ?f18 Z N">
            <draw:equation draw:name="f0" draw:formula="min(logwidth,logheight)"/>
            <draw:equation draw:name="f1" draw:formula="50000*logwidth/?f0 "/>
            <draw:equation draw:name="f2" draw:formula="if(0-$0 ,0,if(?f1 -$0 ,$0 ,?f1 ))"/>
            <draw:equation draw:name="f3" draw:formula="if(0-$1 ,0,if(?f1 -$1 ,$1 ,?f1 ))"/>
            <draw:equation draw:name="f4" draw:formula="?f0 *?f2 /200000"/>
            <draw:equation draw:name="f5" draw:formula="?f0 *?f2 /100000"/>
            <draw:equation draw:name="f6" draw:formula="?f0 *?f3 /100000"/>
            <draw:equation draw:name="f7" draw:formula="logwidth+0-?f6 "/>
            <draw:equation draw:name="f8" draw:formula="(logwidth+?f7 )/2"/>
            <draw:equation draw:name="f9" draw:formula="logwidth/3"/>
            <draw:equation draw:name="f10" draw:formula="?f9 *?f2 /?f1 "/>
            <draw:equation draw:name="f11" draw:formula="max(?f2 ,?f3 )"/>
            <draw:equation draw:name="f12" draw:formula="logheight/3"/>
            <draw:equation draw:name="f13" draw:formula="?f12 *?f11 /?f1 "/>
            <draw:equation draw:name="f14" draw:formula="?f9 *?f3 /?f1 "/>
            <draw:equation draw:name="f15" draw:formula="logwidth+0-?f14 "/>
            <draw:equation draw:name="f16" draw:formula="logheight/2"/>
            <draw:equation draw:name="f17" draw:formula="logwidth/2"/>
            <draw:equation draw:name="f18" draw:formula="logheight"/>
            <draw:equation draw:name="f19" draw:formula="logwidth"/>
            <draw:handle draw:handle-position="?f5 0" draw:handle-range-x-maximum="?f1" draw:handle-range-x-minimum="0"/>
            <draw:handle draw:handle-position="?f7 0" draw:handle-range-x-maximum="?f1" draw:handle-range-x-minimum="0"/>
          </draw:enhanced-geometry>
        </draw:custom-shape>
        <draw:custom-shape draw:name="noSmoking" draw:style-name="gr1" draw:text-style-name="P1" draw:layer="layout" svg:width="3.997cm" svg:height="4.999cm" svg:x="62cm" svg:y="31cm">
          <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notchedRightArrow" draw:style-name="gr1" draw:text-style-name="P1" draw:layer="layout" svg:width="4.001cm" svg:height="4.999cm" svg:x="68cm" svg:y="31cm">
          <text:p/>
          <draw:enhanced-geometry draw:mirror-horizontal="false" draw:mirror-vertical="false" draw:text-areas="?f11 ?f8 ?f12 ?f9" svg:viewBox="0 0 0 0" draw:type="ooxml-notchedRightArrow" draw:modifiers="27494 33934"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octagon" draw:style-name="gr1" draw:text-style-name="P1" draw:layer="layout" svg:width="3.997cm" svg:height="4.999cm" svg:x="74cm" svg:y="31cm">
          <text:p/>
          <draw:enhanced-geometry draw:mirror-horizontal="false" draw:mirror-vertical="false" draw:text-areas="?f5 ?f5 ?f6 ?f7" svg:viewBox="0 0 0 0" draw:type="ooxml-octagon" draw:modifiers="29289"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aximum="50000" draw:handle-range-x-minimum="0"/>
          </draw:enhanced-geometry>
        </draw:custom-shape>
        <draw:custom-shape draw:name="parallelogram" draw:style-name="gr1" draw:text-style-name="P1" draw:layer="layout" svg:width="4.001cm" svg:height="4.999cm" svg:x="80cm" svg:y="31cm">
          <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laque" draw:style-name="gr1" draw:text-style-name="P1" draw:layer="layout" svg:width="3.997cm" svg:height="4.999cm" svg:x="1cm" svg:y="38.5cm">
          <text:p/>
          <draw:enhanced-geometry draw:mirror-horizontal="false" draw:mirror-vertical="false" draw:text-areas="?f5 ?f5 ?f6 ?f7" svg:viewBox="0 0 0 0" draw:type="ooxml-plaque" draw:modifiers="230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70711/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5400000)/60000.0"/>
            <draw:equation draw:name="f13" draw:formula="(-5400000)/60000.0"/>
            <draw:equation draw:name="f14" draw:formula="(10800000)/60000.0"/>
            <draw:equation draw:name="f15" draw:formula="(-5400000)/60000.0"/>
            <draw:equation draw:name="f16" draw:formula="(16200000)/60000.0"/>
            <draw:equation draw:name="f17" draw:formula="(-5400000)/60000.0"/>
            <draw:equation draw:name="f18" draw:formula="(0)/60000.0"/>
            <draw:equation draw:name="f19" draw:formula="(-5400000)/60000.0"/>
            <draw:handle draw:handle-position="?f2 0" draw:handle-range-x-maximum="50000" draw:handle-range-x-minimum="0"/>
          </draw:enhanced-geometry>
        </draw:custom-shape>
        <draw:custom-shape draw:name="plus" draw:style-name="gr1" draw:text-style-name="P1" draw:layer="layout" svg:width="3.999cm" svg:height="4.999cm" svg:x="7cm" svg:y="38.5cm">
          <text:p/>
          <draw:enhanced-geometry draw:mirror-horizontal="false" draw:mirror-vertical="false" draw:text-areas="?f6 ?f8 ?f7 ?f9" svg:viewBox="0 0 0 0" draw:type="ooxml-plus" draw:modifiers="29013"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custom-shape draw:name="pie" draw:style-name="gr5" draw:text-style-name="P2" draw:layer="layout" svg:width="3.997cm" svg:height="4.998cm" svg:x="62cm" svg:y="23.5cm">
          <text:p/>
          <draw:enhanced-geometry draw:mirror-horizontal="false" draw:mirror-vertical="false" draw:text-areas="?f23 ?f24 ?f25 ?f26" svg:viewBox="0 0 0 0" draw:type="ooxml-pie" draw:modifiers="19980921 17232514"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quadArrow" draw:style-name="gr1" draw:text-style-name="P1" draw:layer="layout" svg:width="3.997cm" svg:height="4.999cm" svg:x="13cm" svg:y="38.5cm">
          <text:p/>
          <draw:enhanced-geometry draw:mirror-horizontal="false" draw:mirror-vertical="false" draw:text-areas="?f22 ?f19 ?f23 ?f20" svg:viewBox="0 0 0 0" draw:type="ooxml-quadArrow" draw:modifiers="16451 22117 12261" draw:enhanced-path="M 0 ?f16 L ?f7 ?f17 ?f7 ?f19 ?f13 ?f19 ?f13 ?f7 ?f10 ?f7 ?f9 0 ?f11 ?f7 ?f14 ?f7 ?f14 ?f19 ?f15 ?f19 ?f15 ?f17 ?f24 ?f16 ?f15 ?f18 ?f15 ?f20 ?f14 ?f20 ?f14 ?f21 ?f11 ?f21 ?f9 ?f25 ?f10 ?f21 ?f13 ?f21 ?f13 ?f20 ?f7 ?f20 ?f7 ?f18 Z N">
            <draw:equation draw:name="f0" draw:formula="if(0-$1 ,0,if(50000-$1 ,$1 ,50000))"/>
            <draw:equation draw:name="f1" draw:formula="?f0 *2/1"/>
            <draw:equation draw:name="f2" draw:formula="if(0-$0 ,0,if(?f1 -$0 ,$0 ,?f1 ))"/>
            <draw:equation draw:name="f3" draw:formula="100000+0-?f1 "/>
            <draw:equation draw:name="f4" draw:formula="?f3 *1/2"/>
            <draw:equation draw:name="f5" draw:formula="if(0-$2 ,0,if(?f4 -$2 ,$2 ,?f4 ))"/>
            <draw:equation draw:name="f6" draw:formula="min(logwidth,logheight)"/>
            <draw:equation draw:name="f7" draw:formula="?f6 *?f5 /100000"/>
            <draw:equation draw:name="f8" draw:formula="?f6 *?f0 /100000"/>
            <draw:equation draw:name="f9" draw:formula="logwidth/2"/>
            <draw:equation draw:name="f10" draw:formula="?f9 +0-?f8 "/>
            <draw:equation draw:name="f11" draw:formula="?f9 +?f8 -0"/>
            <draw:equation draw:name="f12" draw:formula="?f6 *?f2 /200000"/>
            <draw:equation draw:name="f13" draw:formula="?f9 +0-?f12 "/>
            <draw:equation draw:name="f14" draw:formula="?f9 +?f12 -0"/>
            <draw:equation draw:name="f15" draw:formula="logwidth+0-?f7 "/>
            <draw:equation draw:name="f16" draw:formula="logheight/2"/>
            <draw:equation draw:name="f17" draw:formula="?f16 +0-?f8 "/>
            <draw:equation draw:name="f18" draw:formula="?f16 +?f8 -0"/>
            <draw:equation draw:name="f19" draw:formula="?f16 +0-?f12 "/>
            <draw:equation draw:name="f20" draw:formula="?f16 +?f12 -0"/>
            <draw:equation draw:name="f21" draw:formula="logheight+0-?f7 "/>
            <draw:equation draw:name="f22" draw:formula="?f12 *?f7 /?f8 "/>
            <draw:equation draw:name="f23" draw:formula="logwidth+0-?f22 "/>
            <draw:equation draw:name="f24" draw:formula="logwidth"/>
            <draw:equation draw:name="f25" draw:formula="logheight"/>
            <draw:handle draw:handle-position="?f13 ?f7" draw:handle-range-x-maximum="?f1" draw:handle-range-x-minimum="0"/>
            <draw:handle draw:handle-position="?f10 0" draw:handle-range-x-maximum="50000" draw:handle-range-x-minimum="0"/>
            <draw:handle draw:handle-position="?f24 ?f7" draw:handle-range-y-maximum="?f4" draw:handle-range-y-minimum="0"/>
          </draw:enhanced-geometry>
        </draw:custom-shape>
        <draw:custom-shape draw:name="quadArrowCallout" draw:style-name="gr1" draw:text-style-name="P1" draw:layer="layout" svg:width="3.997cm" svg:height="4.999cm" svg:x="19cm" svg:y="38.5cm">
          <text:p/>
          <draw:enhanced-geometry draw:mirror-horizontal="false" draw:mirror-vertical="false" draw:text-areas="?f16 ?f24 ?f17 ?f25" svg:viewBox="0 0 0 0" draw:type="ooxml-quadArrowCallout" draw:modifiers="12083 20927 18515 41788" draw:enhanced-path="M 0 ?f23 L ?f11 ?f26 ?f11 ?f28 ?f16 ?f28 ?f16 ?f24 ?f20 ?f24 ?f20 ?f11 ?f18 ?f11 ?f15 0 ?f19 ?f11 ?f21 ?f11 ?f21 ?f24 ?f17 ?f24 ?f17 ?f28 ?f14 ?f28 ?f14 ?f26 ?f30 ?f23 ?f14 ?f27 ?f14 ?f29 ?f17 ?f29 ?f17 ?f25 ?f21 ?f25 ?f21 ?f22 ?f19 ?f22 ?f15 ?f31 ?f18 ?f22 ?f20 ?f22 ?f20 ?f25 ?f16 ?f25 ?f16 ?f29 ?f11 ?f29 ?f11 ?f27 Z N">
            <draw:equation draw:name="f0" draw:formula="if(0-$1 ,0,if(50000-$1 ,$1 ,50000))"/>
            <draw:equation draw:name="f1" draw:formula="?f0 *2/1"/>
            <draw:equation draw:name="f2" draw:formula="if(0-$0 ,0,if(?f1 -$0 ,$0 ,?f1 ))"/>
            <draw:equation draw:name="f3" draw:formula="50000+0-?f0 "/>
            <draw:equation draw:name="f4" draw:formula="if(0-$2 ,0,if(?f3 -$2 ,$2 ,?f3 ))"/>
            <draw:equation draw:name="f5" draw:formula="?f4 *2/1"/>
            <draw:equation draw:name="f6" draw:formula="100000+0-?f5 "/>
            <draw:equation draw:name="f7" draw:formula="if(?f2 -$3 ,?f2 ,if(?f6 -$3 ,$3 ,?f6 ))"/>
            <draw:equation draw:name="f8" draw:formula="min(logwidth,logheight)"/>
            <draw:equation draw:name="f9" draw:formula="?f8 *?f0 /100000"/>
            <draw:equation draw:name="f10" draw:formula="?f8 *?f2 /200000"/>
            <draw:equation draw:name="f11" draw:formula="?f8 *?f4 /100000"/>
            <draw:equation draw:name="f12" draw:formula="logwidth*?f7 /200000"/>
            <draw:equation draw:name="f13" draw:formula="logheight*?f7 /200000"/>
            <draw:equation draw:name="f14" draw:formula="logwidth+0-?f11 "/>
            <draw:equation draw:name="f15" draw:formula="logwidth/2"/>
            <draw:equation draw:name="f16" draw:formula="?f15 +0-?f12 "/>
            <draw:equation draw:name="f17" draw:formula="?f15 +?f12 -0"/>
            <draw:equation draw:name="f18" draw:formula="?f15 +0-?f9 "/>
            <draw:equation draw:name="f19" draw:formula="?f15 +?f9 -0"/>
            <draw:equation draw:name="f20" draw:formula="?f15 +0-?f10 "/>
            <draw:equation draw:name="f21" draw:formula="?f15 +?f10 -0"/>
            <draw:equation draw:name="f22" draw:formula="logheight+0-?f11 "/>
            <draw:equation draw:name="f23" draw:formula="logheight/2"/>
            <draw:equation draw:name="f24" draw:formula="?f23 +0-?f13 "/>
            <draw:equation draw:name="f25" draw:formula="?f23 +?f13 -0"/>
            <draw:equation draw:name="f26" draw:formula="?f23 +0-?f9 "/>
            <draw:equation draw:name="f27" draw:formula="?f23 +?f9 -0"/>
            <draw:equation draw:name="f28" draw:formula="?f23 +0-?f10 "/>
            <draw:equation draw:name="f29" draw:formula="?f23 +?f10 -0"/>
            <draw:equation draw:name="f30" draw:formula="logwidth"/>
            <draw:equation draw:name="f31" draw:formula="logheight"/>
            <draw:handle draw:handle-position="?f20 ?f11" draw:handle-range-x-maximum="?f1" draw:handle-range-x-minimum="0"/>
            <draw:handle draw:handle-position="?f18 0" draw:handle-range-x-maximum="50000" draw:handle-range-x-minimum="0"/>
            <draw:handle draw:handle-position="?f30 ?f11" draw:handle-range-y-maximum="?f3" draw:handle-range-y-minimum="0"/>
            <draw:handle draw:handle-position="0 ?f24" draw:handle-range-y-maximum="?f6" draw:handle-range-y-minimum="?f2"/>
          </draw:enhanced-geometry>
        </draw:custom-shape>
        <draw:custom-shape draw:name="ribbon" draw:style-name="gr1" draw:text-style-name="P1" draw:layer="layout" svg:width="3.999cm" svg:height="4.999cm" svg:x="25cm" svg:y="38.5cm">
          <text:p/>
          <draw:enhanced-geometry draw:mirror-horizontal="false" draw:mirror-vertical="false" draw:text-areas="?f6 ?f16 ?f7 ?f22" svg:viewBox="0 0 0 0" draw:type="ooxml-ribbon" draw:modifiers="26504 50000" draw:enhanced-path="M 0 0 L ?f13 0 L ?f9 ?f15 L ?f10 ?f16 L ?f14 ?f15 L ?f31 0 ?f3 ?f18 ?f31 ?f17 ?f7 ?f17 ?f7 ?f20 L ?f9 ?f22 L ?f6 ?f17 0 ?f17 ?f2 ?f18 Z S N M ?f11 ?f19 L ?f9 ?f15 L ?f11 ?f16 Z M ?f12 ?f19 L ?f10 ?f15 L ?f12 ?f16 Z  S N M 0 0 L ?f13 0 L ?f9 ?f15 L ?f10 ?f16 L ?f14 ?f15 L ?f31 0 ?f3 ?f18 ?f31 ?f17 ?f7 ?f17 ?f7 ?f20 L ?f9 ?f22 L ?f6 ?f17 0 ?f17 ?f2 ?f18 Z M ?f11 ?f19 L ?f11 ?f16 M ?f12 ?f16 L ?f12 ?f19 M ?f6 ?f17 L ?f6 ?f21 M ?f7 ?f21 L ?f7 ?f17 F N" drawooo:enhanced-path="M 0 0 L ?f13 0 G ?f8 ?f19 ?f23 ?f24 L ?f9 ?f15 G ?f8 ?f19 ?f25 ?f26 L ?f10 ?f16 G ?f8 ?f19 ?f27 ?f28 L ?f14 ?f15 G ?f8 ?f19 ?f29 ?f30 L ?f31 0 ?f3 ?f18 ?f31 ?f17 ?f7 ?f17 ?f7 ?f20 G ?f8 ?f19 ?f32 ?f33 L ?f9 ?f22 G ?f8 ?f19 ?f34 ?f35 L ?f6 ?f17 0 ?f17 ?f2 ?f18 Z S N M ?f11 ?f19 G ?f8 ?f19 ?f36 ?f37 L ?f9 ?f15 G ?f8 ?f19 ?f38 ?f39 L ?f11 ?f16 Z M ?f12 ?f19 G ?f8 ?f19 ?f40 ?f41 L ?f10 ?f15 G ?f8 ?f19 ?f42 ?f43 L ?f12 ?f16 Z I S N M 0 0 L ?f13 0 G ?f8 ?f19 ?f44 ?f45 L ?f9 ?f15 G ?f8 ?f19 ?f46 ?f47 L ?f10 ?f16 G ?f8 ?f19 ?f48 ?f49 L ?f14 ?f15 G ?f8 ?f19 ?f50 ?f51 L ?f31 0 ?f3 ?f18 ?f31 ?f17 ?f7 ?f17 ?f7 ?f20 G ?f8 ?f19 ?f52 ?f53 L ?f9 ?f22 G ?f8 ?f19 ?f54 ?f55 L ?f6 ?f17 0 ?f17 ?f2 ?f18 Z M ?f11 ?f19 L ?f11 ?f16 M ?f12 ?f16 L ?f12 ?f19 M ?f6 ?f17 L ?f6 ?f21 M ?f7 ?f21 L ?f7 ?f17 F N">
            <draw:equation draw:name="f0" draw:formula="if(0-$0 ,0,if(33333-$0 ,$0 ,33333))"/>
            <draw:equation draw:name="f1" draw:formula="if(25000-$1 ,25000,if(75000-$1 ,$1 ,75000))"/>
            <draw:equation draw:name="f2" draw:formula="logwidth/8"/>
            <draw:equation draw:name="f3" draw:formula="logwidth+0-?f2 "/>
            <draw:equation draw:name="f4" draw:formula="logwidth*?f1 /200000"/>
            <draw:equation draw:name="f5" draw:formula="logwidth/2"/>
            <draw:equation draw:name="f6" draw:formula="?f5 +0-?f4 "/>
            <draw:equation draw:name="f7" draw:formula="?f5 +?f4 -0"/>
            <draw:equation draw:name="f8" draw:formula="logwidth/32"/>
            <draw:equation draw:name="f9" draw:formula="?f6 +?f8 -0"/>
            <draw:equation draw:name="f10" draw:formula="?f7 +0-?f8 "/>
            <draw:equation draw:name="f11" draw:formula="?f6 +?f2 -0"/>
            <draw:equation draw:name="f12" draw:formula="?f7 +0-?f2 "/>
            <draw:equation draw:name="f13" draw:formula="?f11 +0-?f8 "/>
            <draw:equation draw:name="f14" draw:formula="?f12 +?f8 -0"/>
            <draw:equation draw:name="f15" draw:formula="logheight*?f0 /200000"/>
            <draw:equation draw:name="f16" draw:formula="logheight*?f0 /100000"/>
            <draw:equation draw:name="f17" draw:formula="logheight+0-?f16 "/>
            <draw:equation draw:name="f18" draw:formula="?f17 *1/2"/>
            <draw:equation draw:name="f19" draw:formula="logheight*?f0 /400000"/>
            <draw:equation draw:name="f20" draw:formula="logheight+0-?f19 "/>
            <draw:equation draw:name="f21" draw:formula="?f16 +0-?f19 "/>
            <draw:equation draw:name="f22" draw:formula="logheight"/>
            <draw:equation draw:name="f23" draw:formula="(16200000)/60000.0"/>
            <draw:equation draw:name="f24" draw:formula="(10800000)/60000.0"/>
            <draw:equation draw:name="f25" draw:formula="(16200000)/60000.0"/>
            <draw:equation draw:name="f26" draw:formula="(-10800000)/60000.0"/>
            <draw:equation draw:name="f27" draw:formula="(5400000)/60000.0"/>
            <draw:equation draw:name="f28" draw:formula="(-10800000)/60000.0"/>
            <draw:equation draw:name="f29" draw:formula="(5400000)/60000.0"/>
            <draw:equation draw:name="f30" draw:formula="(10800000)/60000.0"/>
            <draw:equation draw:name="f31" draw:formula="logwidth"/>
            <draw:equation draw:name="f32" draw:formula="(0)/60000.0"/>
            <draw:equation draw:name="f33" draw:formula="(5400000)/60000.0"/>
            <draw:equation draw:name="f34" draw:formula="(5400000)/60000.0"/>
            <draw:equation draw:name="f35" draw:formula="(5400000)/60000.0"/>
            <draw:equation draw:name="f36" draw:formula="(0)/60000.0"/>
            <draw:equation draw:name="f37" draw:formula="(5400000)/60000.0"/>
            <draw:equation draw:name="f38" draw:formula="(16200000)/60000.0"/>
            <draw:equation draw:name="f39" draw:formula="(-10800000)/60000.0"/>
            <draw:equation draw:name="f40" draw:formula="(10800000)/60000.0"/>
            <draw:equation draw:name="f41" draw:formula="(-5400000)/60000.0"/>
            <draw:equation draw:name="f42" draw:formula="(16200000)/60000.0"/>
            <draw:equation draw:name="f43" draw:formula="(10800000)/60000.0"/>
            <draw:equation draw:name="f44" draw:formula="(16200000)/60000.0"/>
            <draw:equation draw:name="f45" draw:formula="(10800000)/60000.0"/>
            <draw:equation draw:name="f46" draw:formula="(16200000)/60000.0"/>
            <draw:equation draw:name="f47" draw:formula="(-10800000)/60000.0"/>
            <draw:equation draw:name="f48" draw:formula="(5400000)/60000.0"/>
            <draw:equation draw:name="f49" draw:formula="(-10800000)/60000.0"/>
            <draw:equation draw:name="f50" draw:formula="(5400000)/60000.0"/>
            <draw:equation draw:name="f51" draw:formula="(10800000)/60000.0"/>
            <draw:equation draw:name="f52" draw:formula="(0)/60000.0"/>
            <draw:equation draw:name="f53" draw:formula="(5400000)/60000.0"/>
            <draw:equation draw:name="f54" draw:formula="(5400000)/60000.0"/>
            <draw:equation draw:name="f55" draw:formula="(5400000)/60000.0"/>
            <draw:handle draw:handle-position="?f5 ?f16" draw:handle-range-y-maximum="33333" draw:handle-range-y-minimum="0"/>
            <draw:handle draw:handle-position="?f6 0" draw:handle-range-x-maximum="75000" draw:handle-range-x-minimum="25000"/>
          </draw:enhanced-geometry>
        </draw:custom-shape>
        <draw:custom-shape draw:name="ribbon2" draw:style-name="gr1" draw:text-style-name="P1" draw:layer="layout" svg:width="3.997cm" svg:height="4.998cm" svg:x="31cm" svg:y="38.5cm">
          <text:p/>
          <draw:enhanced-geometry draw:mirror-horizontal="false" draw:mirror-vertical="false" draw:text-areas="?f6 0 ?f7 ?f18" svg:viewBox="0 0 0 0" draw:type="ooxml-ribbon2" draw:modifiers="33333 50000" draw:enhanced-path="M 0 ?f24 L ?f13 ?f24 L ?f9 ?f16 L ?f10 ?f18 L ?f14 ?f16 L ?f33 ?f24 ?f3 ?f20 ?f33 ?f19 ?f7 ?f19 ?f7 ?f21 L ?f9 0 L ?f6 ?f19 0 ?f19 ?f2 ?f20 Z S N M ?f11 ?f22 L ?f9 ?f16 L ?f11 ?f18 Z M ?f12 ?f22 L ?f10 ?f16 L ?f12 ?f18 Z  S N M 0 ?f24 L ?f2 ?f20 0 ?f19 ?f6 ?f19 ?f6 ?f21 L ?f10 0 L ?f7 ?f19 ?f7 ?f19 ?f33 ?f19 ?f3 ?f20 ?f33 ?f24 ?f14 ?f24 L ?f10 ?f16 L ?f9 ?f18 L ?f13 ?f16 Z M ?f11 ?f18 L ?f11 ?f22 M ?f12 ?f22 L ?f12 ?f18 M ?f6 ?f23 L ?f6 ?f19 M ?f7 ?f19 L ?f7 ?f23 F N" drawooo:enhanced-path="M 0 ?f24 L ?f13 ?f24 G ?f8 ?f21 ?f25 ?f26 L ?f9 ?f16 G ?f8 ?f21 ?f27 ?f28 L ?f10 ?f18 G ?f8 ?f21 ?f29 ?f30 L ?f14 ?f16 G ?f8 ?f21 ?f31 ?f32 L ?f33 ?f24 ?f3 ?f20 ?f33 ?f19 ?f7 ?f19 ?f7 ?f21 G ?f8 ?f21 ?f34 ?f35 L ?f9 0 G ?f8 ?f21 ?f36 ?f37 L ?f6 ?f19 0 ?f19 ?f2 ?f20 Z S N M ?f11 ?f22 G ?f8 ?f21 ?f38 ?f39 L ?f9 ?f16 G ?f8 ?f21 ?f40 ?f41 L ?f11 ?f18 Z M ?f12 ?f22 G ?f8 ?f21 ?f42 ?f43 L ?f10 ?f16 G ?f8 ?f21 ?f44 ?f45 L ?f12 ?f18 Z I S N M 0 ?f24 L ?f2 ?f20 0 ?f19 ?f6 ?f19 ?f6 ?f21 G ?f8 ?f21 ?f46 ?f47 L ?f10 0 G ?f8 ?f21 ?f48 ?f49 L ?f7 ?f19 ?f7 ?f19 ?f33 ?f19 ?f3 ?f20 ?f33 ?f24 ?f14 ?f24 G ?f8 ?f21 ?f50 ?f51 L ?f10 ?f16 G ?f8 ?f21 ?f52 ?f53 L ?f9 ?f18 G ?f8 ?f21 ?f54 ?f55 L ?f13 ?f16 G ?f8 ?f21 ?f56 ?f57 Z M ?f11 ?f18 L ?f11 ?f22 M ?f12 ?f22 L ?f12 ?f18 M ?f6 ?f23 L ?f6 ?f19 M ?f7 ?f19 L ?f7 ?f23 F N">
            <draw:equation draw:name="f0" draw:formula="if(0-$0 ,0,if(33333-$0 ,$0 ,33333))"/>
            <draw:equation draw:name="f1" draw:formula="if(25000-$1 ,25000,if(75000-$1 ,$1 ,75000))"/>
            <draw:equation draw:name="f2" draw:formula="logwidth/8"/>
            <draw:equation draw:name="f3" draw:formula="logwidth+0-?f2 "/>
            <draw:equation draw:name="f4" draw:formula="logwidth*?f1 /200000"/>
            <draw:equation draw:name="f5" draw:formula="logwidth/2"/>
            <draw:equation draw:name="f6" draw:formula="?f5 +0-?f4 "/>
            <draw:equation draw:name="f7" draw:formula="?f5 +?f4 -0"/>
            <draw:equation draw:name="f8" draw:formula="logwidth/32"/>
            <draw:equation draw:name="f9" draw:formula="?f6 +?f8 -0"/>
            <draw:equation draw:name="f10" draw:formula="?f7 +0-?f8 "/>
            <draw:equation draw:name="f11" draw:formula="?f6 +?f2 -0"/>
            <draw:equation draw:name="f12" draw:formula="?f7 +0-?f2 "/>
            <draw:equation draw:name="f13" draw:formula="?f11 +0-?f8 "/>
            <draw:equation draw:name="f14" draw:formula="?f12 +?f8 -0"/>
            <draw:equation draw:name="f15" draw:formula="logheight*?f0 /200000"/>
            <draw:equation draw:name="f16" draw:formula="logheight+0-?f15 "/>
            <draw:equation draw:name="f17" draw:formula="logheight*?f0 /100000"/>
            <draw:equation draw:name="f18" draw:formula="logheight+0-?f17 "/>
            <draw:equation draw:name="f19" draw:formula="0+?f17 -0"/>
            <draw:equation draw:name="f20" draw:formula="(?f19 +logheight)/2"/>
            <draw:equation draw:name="f21" draw:formula="logheight*?f0 /400000"/>
            <draw:equation draw:name="f22" draw:formula="logheight+0-?f21 "/>
            <draw:equation draw:name="f23" draw:formula="?f16 +0-?f21 "/>
            <draw:equation draw:name="f24" draw:formula="logheight"/>
            <draw:equation draw:name="f25" draw:formula="(5400000)/60000.0"/>
            <draw:equation draw:name="f26" draw:formula="(-10800000)/60000.0"/>
            <draw:equation draw:name="f27" draw:formula="(5400000)/60000.0"/>
            <draw:equation draw:name="f28" draw:formula="(10800000)/60000.0"/>
            <draw:equation draw:name="f29" draw:formula="(16200000)/60000.0"/>
            <draw:equation draw:name="f30" draw:formula="(10800000)/60000.0"/>
            <draw:equation draw:name="f31" draw:formula="(16200000)/60000.0"/>
            <draw:equation draw:name="f32" draw:formula="(-10800000)/60000.0"/>
            <draw:equation draw:name="f33" draw:formula="logwidth"/>
            <draw:equation draw:name="f34" draw:formula="(0)/60000.0"/>
            <draw:equation draw:name="f35" draw:formula="(-5400000)/60000.0"/>
            <draw:equation draw:name="f36" draw:formula="(16200000)/60000.0"/>
            <draw:equation draw:name="f37" draw:formula="(-5400000)/60000.0"/>
            <draw:equation draw:name="f38" draw:formula="(0)/60000.0"/>
            <draw:equation draw:name="f39" draw:formula="(-5400000)/60000.0"/>
            <draw:equation draw:name="f40" draw:formula="(5400000)/60000.0"/>
            <draw:equation draw:name="f41" draw:formula="(10800000)/60000.0"/>
            <draw:equation draw:name="f42" draw:formula="(10800000)/60000.0"/>
            <draw:equation draw:name="f43" draw:formula="(5400000)/60000.0"/>
            <draw:equation draw:name="f44" draw:formula="(5400000)/60000.0"/>
            <draw:equation draw:name="f45" draw:formula="(-10800000)/60000.0"/>
            <draw:equation draw:name="f46" draw:formula="(10800000)/60000.0"/>
            <draw:equation draw:name="f47" draw:formula="(5400000)/60000.0"/>
            <draw:equation draw:name="f48" draw:formula="(16200000)/60000.0"/>
            <draw:equation draw:name="f49" draw:formula="(5400000)/60000.0"/>
            <draw:equation draw:name="f50" draw:formula="(5400000)/60000.0"/>
            <draw:equation draw:name="f51" draw:formula="(10800000)/60000.0"/>
            <draw:equation draw:name="f52" draw:formula="(5400000)/60000.0"/>
            <draw:equation draw:name="f53" draw:formula="(-10800000)/60000.0"/>
            <draw:equation draw:name="f54" draw:formula="(16200000)/60000.0"/>
            <draw:equation draw:name="f55" draw:formula="(-10800000)/60000.0"/>
            <draw:equation draw:name="f56" draw:formula="(16200000)/60000.0"/>
            <draw:equation draw:name="f57" draw:formula="(10800000)/60000.0"/>
            <draw:handle draw:handle-position="?f5 ?f18" draw:handle-range-y-maximum="33333" draw:handle-range-y-minimum="0"/>
            <draw:handle draw:handle-position="?f6 ?f24" draw:handle-range-x-maximum="75000" draw:handle-range-x-minimum="25000"/>
          </draw:enhanced-geometry>
        </draw:custom-shape>
        <draw:custom-shape draw:name="rightArrow" draw:style-name="gr1" draw:text-style-name="P1" draw:layer="layout" svg:width="3.998cm" svg:height="4.998cm" svg:x="38cm" svg:y="38.5cm">
          <text:p/>
          <draw:enhanced-geometry draw:mirror-horizontal="false" draw:mirror-vertical="false" draw:text-areas="0 ?f8 ?f12 ?f9" svg:viewBox="0 0 0 0" draw:type="ooxml-rightArrow" draw:modifiers="34567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ArrowCallout" draw:style-name="gr1" draw:text-style-name="P1" draw:layer="layout" svg:width="3.997cm" svg:height="4.998cm" svg:x="44cm" svg:y="38.5cm">
          <text:p/>
          <draw:enhanced-geometry draw:mirror-horizontal="false" draw:mirror-vertical="false" draw:text-areas="0 0 ?f19 ?f22" svg:viewBox="0 0 0 0" draw:type="ooxml-rightArrowCallout" draw:modifiers="15353 25000 25000 35231"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rightBrace" draw:style-name="gr1" draw:text-style-name="P1" draw:layer="layout" svg:width="4cm" svg:height="4.999cm" svg:x="50cm" svg:y="38.5cm">
          <text:p/>
          <draw:enhanced-geometry draw:mirror-horizontal="false" draw:mirror-vertical="false" draw:text-areas="0 ?f15 ?f14 ?f16" svg:viewBox="0 0 0 0" draw:type="ooxml-rightBrace" draw:modifiers="10517 71316"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rightBracket" draw:style-name="gr1" draw:text-style-name="P1" draw:layer="layout" svg:width="3.997cm" svg:height="4.998cm" svg:x="56cm" svg:y="38.5cm">
          <text:p/>
          <draw:enhanced-geometry draw:mirror-horizontal="false" draw:mirror-vertical="false" draw:text-areas="0 ?f8 ?f7 ?f9" svg:viewBox="0 0 0 0" draw:type="ooxml-rightBracket" draw:modifiers="34059" draw:enhanced-path="M 0 0 L ?f10 ?f4 Z S N M 0 0 L ?f10 ?f4 F N" drawooo:enhanced-path="M 0 0 G ?f13 ?f3 ?f14 ?f15 L ?f10 ?f4 G ?f13 ?f3 ?f16 ?f17 Z S N M 0 0 G ?f13 ?f3 ?f18 ?f19 L ?f10 ?f4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0+?f5 -0"/>
            <draw:equation draw:name="f8" draw:formula="?f3 +0-?f6 "/>
            <draw:equation draw:name="f9" draw:formula="logheight+?f6 -?f3 "/>
            <draw:equation draw:name="f10" draw:formula="logwidth"/>
            <draw:equation draw:name="f11" draw:formula="logheight"/>
            <draw:equation draw:name="f12" draw:formula="logheight/2"/>
            <draw:equation draw:name="f13" draw:formula="logwidth"/>
            <draw:equation draw:name="f14" draw:formula="(16200000)/60000.0"/>
            <draw:equation draw:name="f15" draw:formula="(5400000)/60000.0"/>
            <draw:equation draw:name="f16" draw:formula="(0)/60000.0"/>
            <draw:equation draw:name="f17" draw:formula="(5400000)/60000.0"/>
            <draw:equation draw:name="f18" draw:formula="(16200000)/60000.0"/>
            <draw:equation draw:name="f19" draw:formula="(5400000)/60000.0"/>
            <draw:equation draw:name="f20" draw:formula="(0)/60000.0"/>
            <draw:equation draw:name="f21" draw:formula="(5400000)/60000.0"/>
            <draw:handle draw:handle-position="?f10 ?f3" draw:handle-range-y-maximum="?f1" draw:handle-range-y-minimum="0"/>
          </draw:enhanced-geometry>
        </draw:custom-shape>
        <draw:custom-shape draw:name="round1Rect" draw:style-name="gr1" draw:text-style-name="P1" draw:layer="layout" svg:width="3.997cm" svg:height="4.998cm" svg:x="62cm" svg:y="38.5cm">
          <text:p/>
          <draw:enhanced-geometry draw:mirror-horizontal="false" draw:mirror-vertical="false" draw:text-areas="0 0 ?f5 ?f8" svg:viewBox="0 0 0 0" draw:type="ooxml-round1Rect" draw:modifiers="2551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custom-shape draw:name="round2DiagRect" draw:style-name="gr1" draw:text-style-name="P1" draw:layer="layout" svg:width="3.997cm" svg:height="4.999cm" svg:x="68cm" svg:y="38.5cm">
          <text:p/>
          <draw:enhanced-geometry draw:mirror-horizontal="false" draw:mirror-vertical="false" draw:text-areas="?f11 ?f11 ?f12 ?f13" svg:viewBox="0 0 0 0" draw:type="ooxml-round2DiagRect" draw:modifiers="25511 13667"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round2SameRect" draw:style-name="gr1" draw:text-style-name="P1" draw:layer="layout" svg:width="3.999cm" svg:height="4.999cm" svg:x="74cm" svg:y="38.5cm">
          <text:p/>
          <draw:enhanced-geometry draw:mirror-horizontal="false" draw:mirror-vertical="false" draw:text-areas="?f11 ?f9 ?f12 ?f13" svg:viewBox="0 0 0 0" draw:type="ooxml-round2SameRect" draw:modifiers="37593 15694"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roundRect" draw:style-name="gr1" draw:text-style-name="P1" draw:layer="layout" svg:width="3.998cm" svg:height="4.999cm" svg:x="80cm" svg:y="38.5cm">
          <text:p/>
          <draw:enhanced-geometry draw:mirror-horizontal="false" draw:mirror-vertical="false" draw:text-areas="?f5 ?f5 ?f6 ?f7" svg:viewBox="0 0 0 0" draw:type="ooxml-roundRect" draw:modifiers="214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mileyFace" draw:style-name="gr1" draw:text-style-name="P1" draw:layer="layout" svg:width="3.997cm" svg:height="4.999cm" svg:x="85cm" svg:y="38.5cm">
          <text:p/>
          <draw:enhanced-geometry draw:mirror-horizontal="false" draw:mirror-vertical="false" draw:text-areas="?f17 ?f20 ?f18 ?f21" svg:viewBox="0 0 0 0" draw:type="ooxml-smileyFace" draw:modifiers="-420"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nip1Rect" draw:style-name="gr1" draw:text-style-name="P1" draw:layer="layout" svg:width="3.997cm" svg:height="4.998cm" svg:x="1cm" svg:y="46cm">
          <text:p/>
          <draw:enhanced-geometry draw:mirror-horizontal="false" draw:mirror-vertical="false" draw:text-areas="0 ?f4 ?f5 ?f9" svg:viewBox="0 0 0 0" draw:type="ooxml-snip1Rect" draw:modifiers="33551"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2DiagRect" draw:style-name="gr1" draw:text-style-name="P1" draw:layer="layout" svg:width="3.998cm" svg:height="4.998cm" svg:x="7cm" svg:y="46cm">
          <text:p/>
          <draw:enhanced-geometry draw:mirror-horizontal="false" draw:mirror-vertical="false" draw:text-areas="?f11 ?f11 ?f12 ?f13" svg:viewBox="0 0 0 0" draw:type="ooxml-snip2DiagRect" draw:modifiers="6430 31134"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nip2SameRect" draw:style-name="gr1" draw:text-style-name="P1" draw:layer="layout" svg:width="3.998cm" svg:height="4.999cm" svg:x="13cm" svg:y="46cm">
          <text:p/>
          <draw:enhanced-geometry draw:mirror-horizontal="false" draw:mirror-vertical="false" draw:text-areas="?f10 ?f12 ?f11 ?f13" svg:viewBox="0 0 0 0" draw:type="ooxml-snip2SameRect" draw:modifiers="23901 14467" draw:enhanced-path="M ?f3 0 L ?f4 0 ?f15 ?f3 ?f15 ?f7 ?f6 ?f14 ?f5 ?f14 0 ?f7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if(?f8 ,?f3 ,?f5 )"/>
            <draw:equation draw:name="f10" draw:formula="?f9 *1/2"/>
            <draw:equation draw:name="f11" draw:formula="logwidth+0-?f10 "/>
            <draw:equation draw:name="f12" draw:formula="?f3 *1/2"/>
            <draw:equation draw:name="f13" draw:formula="(?f7 +logheight)/2"/>
            <draw:equation draw:name="f14" draw:formula="logheight"/>
            <draw:equation draw:name="f15" draw:formula="logwidth"/>
            <draw:equation draw:name="f16" draw:formula="logheight/2"/>
            <draw:equation draw:name="f17" draw:formula="logwidth/2"/>
            <draw:handle draw:handle-position="?f4 0" draw:handle-range-x-maximum="50000" draw:handle-range-x-minimum="0"/>
            <draw:handle draw:handle-position="?f5 ?f14" draw:handle-range-x-maximum="50000" draw:handle-range-x-minimum="0"/>
          </draw:enhanced-geometry>
        </draw:custom-shape>
        <draw:custom-shape draw:name="snipRoundRect" draw:style-name="gr1" draw:text-style-name="P1" draw:layer="layout" svg:width="4.001cm" svg:height="4.999cm" svg:x="19cm" svg:y="46cm">
          <text:p/>
          <draw:enhanced-geometry draw:mirror-horizontal="false" draw:mirror-vertical="false" draw:text-areas="?f6 ?f6 ?f7 ?f11" svg:viewBox="0 0 0 0" draw:type="ooxml-snipRoundRect" draw:modifiers="27911 25502" draw:enhanced-path="M ?f3 0 L ?f5 0 ?f8 ?f4 ?f8 ?f11 0 ?f11 0 ?f3 Z N" drawooo:enhanced-path="M ?f3 0 L ?f5 0 ?f8 ?f4 ?f8 ?f11 0 ?f11 0 ?f3 G ?f3 ?f3 ?f12 ?f13 Z N">
            <draw:equation draw:name="f0" draw:formula="if(0-$0 ,0,if(50000-$0 ,$0 ,50000))"/>
            <draw:equation draw:name="f1" draw:formula="if(0-$1 ,0,if(50000-$1 ,$1 ,50000))"/>
            <draw:equation draw:name="f2" draw:formula="min(logwidth,logheight)"/>
            <draw:equation draw:name="f3" draw:formula="?f2 *?f0 /100000"/>
            <draw:equation draw:name="f4" draw:formula="?f2 *?f1 /100000"/>
            <draw:equation draw:name="f5" draw:formula="logwidth+0-?f4 "/>
            <draw:equation draw:name="f6" draw:formula="?f3 *29289/100000"/>
            <draw:equation draw:name="f7" draw:formula="(?f5 +logwidth)/2"/>
            <draw:equation draw:name="f8" draw:formula="logwidth"/>
            <draw:equation draw:name="f9" draw:formula="logheight/2"/>
            <draw:equation draw:name="f10" draw:formula="logwidth/2"/>
            <draw:equation draw:name="f11" draw:formula="logheight"/>
            <draw:equation draw:name="f12" draw:formula="(10800000)/60000.0"/>
            <draw:equation draw:name="f13" draw:formula="(5400000)/60000.0"/>
            <draw:handle draw:handle-position="?f3 0" draw:handle-range-x-maximum="50000" draw:handle-range-x-minimum="0"/>
            <draw:handle draw:handle-position="?f5 0" draw:handle-range-x-maximum="50000" draw:handle-range-x-minimum="0"/>
          </draw:enhanced-geometry>
        </draw:custom-shape>
        <draw:custom-shape draw:name="star10" draw:style-name="gr1" draw:text-style-name="P1" draw:layer="layout" svg:width="3.998cm" svg:height="4.999cm" svg:x="25cm" svg:y="46cm">
          <text:p/>
          <draw:enhanced-geometry draw:mirror-horizontal="false" draw:mirror-vertical="false" draw:text-areas="?f25 ?f31 ?f28 ?f32" svg:viewBox="0 0 0 0" draw:type="ooxml-star10" draw:modifiers="36788 105146" draw:enhanced-path="M ?f6 ?f15 L ?f25 ?f31 ?f7 ?f14 ?f26 ?f30 ?f5 0 ?f27 ?f30 ?f8 ?f14 ?f28 ?f31 ?f9 ?f15 ?f29 ?f13 ?f9 ?f16 ?f28 ?f32 ?f8 ?f17 ?f27 ?f33 ?f5 ?f35 ?f26 ?f33 ?f7 ?f17 ?f25 ?f32 ?f6 ?f16 ?f24 ?f13 Z N">
            <draw:equation draw:name="f0" draw:formula="if(0-$0 ,0,if(50000-$0 ,$0 ,50000))"/>
            <draw:equation draw:name="f1" draw:formula="logwidth/2"/>
            <draw:equation draw:name="f2" draw:formula="?f1 *$1 /100000"/>
            <draw:equation draw:name="f3" draw:formula="?f2 *95106/100000"/>
            <draw:equation draw:name="f4" draw:formula="?f2 *58779/100000"/>
            <draw:equation draw:name="f5" draw:formula="logwidth/2"/>
            <draw:equation draw:name="f6" draw:formula="?f5 +0-?f3 "/>
            <draw:equation draw:name="f7" draw:formula="?f5 +0-?f4 "/>
            <draw:equation draw:name="f8" draw:formula="?f5 +?f4 -0"/>
            <draw:equation draw:name="f9" draw:formula="?f5 +?f3 -0"/>
            <draw:equation draw:name="f10" draw:formula="logheight/2"/>
            <draw:equation draw:name="f11" draw:formula="?f10 *80902/100000"/>
            <draw:equation draw:name="f12" draw:formula="?f10 *30902/100000"/>
            <draw:equation draw:name="f13" draw:formula="logheight/2"/>
            <draw:equation draw:name="f14" draw:formula="?f13 +0-?f11 "/>
            <draw:equation draw:name="f15" draw:formula="?f13 +0-?f12 "/>
            <draw:equation draw:name="f16" draw:formula="?f13 +?f12 -0"/>
            <draw:equation draw:name="f17" draw:formula="?f13 +?f11 -0"/>
            <draw:equation draw:name="f18" draw:formula="?f2 *?f0 /50000"/>
            <draw:equation draw:name="f19" draw:formula="?f10 *?f0 /50000"/>
            <draw:equation draw:name="f20" draw:formula="?f18 *80902/100000"/>
            <draw:equation draw:name="f21" draw:formula="?f18 *30902/100000"/>
            <draw:equation draw:name="f22" draw:formula="?f19 *95106/100000"/>
            <draw:equation draw:name="f23" draw:formula="?f19 *58779/100000"/>
            <draw:equation draw:name="f24" draw:formula="?f5 +0-?f18 "/>
            <draw:equation draw:name="f25" draw:formula="?f5 +0-?f20 "/>
            <draw:equation draw:name="f26" draw:formula="?f5 +0-?f21 "/>
            <draw:equation draw:name="f27" draw:formula="?f5 +?f21 -0"/>
            <draw:equation draw:name="f28" draw:formula="?f5 +?f20 -0"/>
            <draw:equation draw:name="f29" draw:formula="?f5 +?f18 -0"/>
            <draw:equation draw:name="f30" draw:formula="?f13 +0-?f22 "/>
            <draw:equation draw:name="f31" draw:formula="?f13 +0-?f23 "/>
            <draw:equation draw:name="f32" draw:formula="?f13 +?f23 -0"/>
            <draw:equation draw:name="f33" draw:formula="?f13 +?f22 -0"/>
            <draw:equation draw:name="f34" draw:formula="?f13 +0-?f19 "/>
            <draw:equation draw:name="f35" draw:formula="logheight"/>
            <draw:handle draw:handle-position="?f5 ?f34" draw:handle-range-y-maximum="50000" draw:handle-range-y-minimum="0"/>
          </draw:enhanced-geometry>
        </draw:custom-shape>
        <draw:custom-shape draw:name="star12" draw:style-name="gr1" draw:text-style-name="P1" draw:layer="layout" svg:width="3.998cm" svg:height="4.999cm" svg:x="31cm" svg:y="46cm">
          <text:p/>
          <draw:enhanced-geometry draw:mirror-horizontal="false" draw:mirror-vertical="false" draw:text-areas="?f22 ?f28 ?f25 ?f31" svg:viewBox="0 0 0 0" draw:type="ooxml-star12" draw:modifiers="32406" draw:enhanced-path="M 0 ?f9 L ?f21 ?f29 ?f6 ?f34 ?f22 ?f28 ?f37 ?f10 ?f23 ?f27 ?f5 0 ?f24 ?f27 ?f7 ?f10 ?f25 ?f28 ?f8 ?f34 ?f26 ?f29 ?f35 ?f9 ?f26 ?f30 ?f8 ?f11 ?f25 ?f31 ?f7 ?f12 ?f24 ?f32 ?f5 ?f36 ?f23 ?f32 ?f37 ?f12 ?f22 ?f31 ?f6 ?f11 ?f21 ?f30 Z N">
            <draw:equation draw:name="f0" draw:formula="if(0-$0 ,0,if(50000-$0 ,$0 ,50000))"/>
            <draw:equation draw:name="f1" draw:formula="logwidth/2"/>
            <draw:equation draw:name="f2" draw:formula="?f1 *cos(pi*(1800000)/10800000)"/>
            <draw:equation draw:name="f3" draw:formula="logheight/2"/>
            <draw:equation draw:name="f4" draw:formula="?f3 *sin(pi*(3600000)/10800000)"/>
            <draw:equation draw:name="f5" draw:formula="logwidth/2"/>
            <draw:equation draw:name="f6" draw:formula="?f5 +0-?f2 "/>
            <draw:equation draw:name="f7" draw:formula="logwidth*3/4"/>
            <draw:equation draw:name="f8" draw:formula="?f5 +?f2 -0"/>
            <draw:equation draw:name="f9" draw:formula="logheight/2"/>
            <draw:equation draw:name="f10" draw:formula="?f9 +0-?f4 "/>
            <draw:equation draw:name="f11" draw:formula="logheight*3/4"/>
            <draw:equation draw:name="f12" draw:formula="?f9 +?f4 -0"/>
            <draw:equation draw:name="f13" draw:formula="?f1 *?f0 /50000"/>
            <draw:equation draw:name="f14" draw:formula="?f3 *?f0 /50000"/>
            <draw:equation draw:name="f15" draw:formula="?f13 *cos(pi*(900000)/10800000)"/>
            <draw:equation draw:name="f16" draw:formula="?f13 *cos(pi*(2700000)/10800000)"/>
            <draw:equation draw:name="f17" draw:formula="?f13 *cos(pi*(4500000)/10800000)"/>
            <draw:equation draw:name="f18" draw:formula="?f14 *sin(pi*(4500000)/10800000)"/>
            <draw:equation draw:name="f19" draw:formula="?f14 *sin(pi*(2700000)/10800000)"/>
            <draw:equation draw:name="f20" draw:formula="?f14 *sin(pi*(900000)/10800000)"/>
            <draw:equation draw:name="f21" draw:formula="?f5 +0-?f15 "/>
            <draw:equation draw:name="f22" draw:formula="?f5 +0-?f16 "/>
            <draw:equation draw:name="f23" draw:formula="?f5 +0-?f17 "/>
            <draw:equation draw:name="f24" draw:formula="?f5 +?f17 -0"/>
            <draw:equation draw:name="f25" draw:formula="?f5 +?f16 -0"/>
            <draw:equation draw:name="f26" draw:formula="?f5 +?f15 -0"/>
            <draw:equation draw:name="f27" draw:formula="?f9 +0-?f18 "/>
            <draw:equation draw:name="f28" draw:formula="?f9 +0-?f19 "/>
            <draw:equation draw:name="f29" draw:formula="?f9 +0-?f20 "/>
            <draw:equation draw:name="f30" draw:formula="?f9 +?f20 -0"/>
            <draw:equation draw:name="f31" draw:formula="?f9 +?f19 -0"/>
            <draw:equation draw:name="f32" draw:formula="?f9 +?f18 -0"/>
            <draw:equation draw:name="f33" draw:formula="?f9 +0-?f14 "/>
            <draw:equation draw:name="f34" draw:formula="logheight/4"/>
            <draw:equation draw:name="f35" draw:formula="logwidth"/>
            <draw:equation draw:name="f36" draw:formula="logheight"/>
            <draw:equation draw:name="f37" draw:formula="logwidth/4"/>
            <draw:handle draw:handle-position="?f5 ?f33" draw:handle-range-y-maximum="50000" draw:handle-range-y-minimum="0"/>
          </draw:enhanced-geometry>
        </draw:custom-shape>
        <draw:custom-shape draw:name="star16" draw:style-name="gr1" draw:text-style-name="P1" draw:layer="layout" svg:width="3.998cm" svg:height="4.999cm" svg:x="38cm" svg:y="46cm">
          <text:p/>
          <draw:enhanced-geometry draw:mirror-horizontal="false" draw:mirror-vertical="false" draw:text-areas="?f51 ?f52 ?f53 ?f54" svg:viewBox="0 0 0 0" draw:type="ooxml-star16" draw:modifiers="30479" draw:enhanced-path="M 0 ?f16 L ?f33 ?f44 ?f10 ?f19 ?f34 ?f43 ?f11 ?f18 ?f35 ?f42 ?f12 ?f17 ?f36 ?f41 ?f9 0 ?f37 ?f41 ?f13 ?f17 ?f38 ?f42 ?f14 ?f18 ?f39 ?f43 ?f15 ?f19 ?f40 ?f44 ?f56 ?f16 ?f40 ?f45 ?f15 ?f20 ?f39 ?f46 ?f14 ?f21 ?f38 ?f47 ?f13 ?f22 ?f37 ?f48 ?f9 ?f57 ?f36 ?f48 ?f12 ?f22 ?f35 ?f47 ?f11 ?f21 ?f34 ?f46 ?f10 ?f20 ?f33 ?f45 Z N">
            <draw:equation draw:name="f0" draw:formula="if(0-$0 ,0,if(50000-$0 ,$0 ,50000))"/>
            <draw:equation draw:name="f1" draw:formula="logwidth/2"/>
            <draw:equation draw:name="f2" draw:formula="?f1 *92388/100000"/>
            <draw:equation draw:name="f3" draw:formula="?f1 *70711/100000"/>
            <draw:equation draw:name="f4" draw:formula="?f1 *38268/100000"/>
            <draw:equation draw:name="f5" draw:formula="logheight/2"/>
            <draw:equation draw:name="f6" draw:formula="?f5 *92388/100000"/>
            <draw:equation draw:name="f7" draw:formula="?f5 *70711/100000"/>
            <draw:equation draw:name="f8" draw:formula="?f5 *38268/100000"/>
            <draw:equation draw:name="f9" draw:formula="logwidth/2"/>
            <draw:equation draw:name="f10" draw:formula="?f9 +0-?f2 "/>
            <draw:equation draw:name="f11" draw:formula="?f9 +0-?f3 "/>
            <draw:equation draw:name="f12" draw:formula="?f9 +0-?f4 "/>
            <draw:equation draw:name="f13" draw:formula="?f9 +?f4 -0"/>
            <draw:equation draw:name="f14" draw:formula="?f9 +?f3 -0"/>
            <draw:equation draw:name="f15" draw:formula="?f9 +?f2 -0"/>
            <draw:equation draw:name="f16" draw:formula="logheight/2"/>
            <draw:equation draw:name="f17" draw:formula="?f16 +0-?f6 "/>
            <draw:equation draw:name="f18" draw:formula="?f16 +0-?f7 "/>
            <draw:equation draw:name="f19" draw:formula="?f16 +0-?f8 "/>
            <draw:equation draw:name="f20" draw:formula="?f16 +?f8 -0"/>
            <draw:equation draw:name="f21" draw:formula="?f16 +?f7 -0"/>
            <draw:equation draw:name="f22" draw:formula="?f16 +?f6 -0"/>
            <draw:equation draw:name="f23" draw:formula="?f1 *?f0 /50000"/>
            <draw:equation draw:name="f24" draw:formula="?f5 *?f0 /50000"/>
            <draw:equation draw:name="f25" draw:formula="?f23 *98079/100000"/>
            <draw:equation draw:name="f26" draw:formula="?f23 *83147/100000"/>
            <draw:equation draw:name="f27" draw:formula="?f23 *55557/100000"/>
            <draw:equation draw:name="f28" draw:formula="?f23 *19509/100000"/>
            <draw:equation draw:name="f29" draw:formula="?f24 *98079/100000"/>
            <draw:equation draw:name="f30" draw:formula="?f24 *83147/100000"/>
            <draw:equation draw:name="f31" draw:formula="?f24 *55557/100000"/>
            <draw:equation draw:name="f32" draw:formula="?f24 *19509/100000"/>
            <draw:equation draw:name="f33" draw:formula="?f9 +0-?f25 "/>
            <draw:equation draw:name="f34" draw:formula="?f9 +0-?f26 "/>
            <draw:equation draw:name="f35" draw:formula="?f9 +0-?f27 "/>
            <draw:equation draw:name="f36" draw:formula="?f9 +0-?f28 "/>
            <draw:equation draw:name="f37" draw:formula="?f9 +?f28 -0"/>
            <draw:equation draw:name="f38" draw:formula="?f9 +?f27 -0"/>
            <draw:equation draw:name="f39" draw:formula="?f9 +?f26 -0"/>
            <draw:equation draw:name="f40" draw:formula="?f9 +?f25 -0"/>
            <draw:equation draw:name="f41" draw:formula="?f16 +0-?f29 "/>
            <draw:equation draw:name="f42" draw:formula="?f16 +0-?f30 "/>
            <draw:equation draw:name="f43" draw:formula="?f16 +0-?f31 "/>
            <draw:equation draw:name="f44" draw:formula="?f16 +0-?f32 "/>
            <draw:equation draw:name="f45" draw:formula="?f16 +?f32 -0"/>
            <draw:equation draw:name="f46" draw:formula="?f16 +?f31 -0"/>
            <draw:equation draw:name="f47" draw:formula="?f16 +?f30 -0"/>
            <draw:equation draw:name="f48" draw:formula="?f16 +?f29 -0"/>
            <draw:equation draw:name="f49" draw:formula="?f23 *cos(pi*(2700000)/10800000)"/>
            <draw:equation draw:name="f50" draw:formula="?f24 *sin(pi*(2700000)/10800000)"/>
            <draw:equation draw:name="f51" draw:formula="?f9 +0-?f49 "/>
            <draw:equation draw:name="f52" draw:formula="?f16 +0-?f50 "/>
            <draw:equation draw:name="f53" draw:formula="?f9 +?f49 -0"/>
            <draw:equation draw:name="f54" draw:formula="?f16 +?f50 -0"/>
            <draw:equation draw:name="f55" draw:formula="?f16 +0-?f24 "/>
            <draw:equation draw:name="f56" draw:formula="logwidth"/>
            <draw:equation draw:name="f57" draw:formula="logheight"/>
            <draw:handle draw:handle-position="?f9 ?f55" draw:handle-range-y-maximum="50000" draw:handle-range-y-minimum="0"/>
          </draw:enhanced-geometry>
        </draw:custom-shape>
        <draw:custom-shape draw:name="star24" draw:style-name="gr9" draw:text-style-name="P4" draw:layer="layout" svg:width="3.997cm" svg:height="4.998cm" svg:x="44cm" svg:y="46cm">
          <text:p/>
          <draw:enhanced-geometry draw:mirror-horizontal="false" draw:mirror-vertical="false" draw:text-areas="?f77 ?f78 ?f79 ?f80" svg:viewBox="0 0 0 0" draw:type="ooxml-star24" draw:modifiers="26426" draw:enhanced-path="M 0 ?f26 L ?f51 ?f68 ?f16 ?f31 ?f52 ?f67 ?f17 ?f30 ?f53 ?f66 ?f18 ?f29 ?f54 ?f65 ?f19 ?f28 ?f55 ?f64 ?f20 ?f27 ?f56 ?f63 ?f15 0 ?f57 ?f63 ?f21 ?f27 ?f58 ?f64 ?f22 ?f28 ?f59 ?f65 ?f23 ?f29 ?f60 ?f66 ?f24 ?f30 ?f61 ?f67 ?f25 ?f31 ?f62 ?f68 ?f83 ?f26 ?f62 ?f69 ?f25 ?f32 ?f61 ?f70 ?f24 ?f33 ?f60 ?f71 ?f23 ?f34 ?f59 ?f72 ?f22 ?f35 ?f58 ?f73 ?f21 ?f36 ?f57 ?f74 ?f15 ?f82 ?f56 ?f74 ?f20 ?f36 ?f55 ?f73 ?f19 ?f35 ?f54 ?f72 ?f18 ?f34 ?f53 ?f71 ?f17 ?f33 ?f52 ?f70 ?f16 ?f32 ?f51 ?f69 Z N">
            <draw:equation draw:name="f0" draw:formula="if(0-$0 ,0,if(50000-$0 ,$0 ,50000))"/>
            <draw:equation draw:name="f1" draw:formula="logwidth/2"/>
            <draw:equation draw:name="f2" draw:formula="?f1 *cos(pi*(900000)/10800000)"/>
            <draw:equation draw:name="f3" draw:formula="?f1 *cos(pi*(1800000)/10800000)"/>
            <draw:equation draw:name="f4" draw:formula="?f1 *cos(pi*(2700000)/10800000)"/>
            <draw:equation draw:name="f5" draw:formula="logwidth/4"/>
            <draw:equation draw:name="f6" draw:formula="?f5 "/>
            <draw:equation draw:name="f7" draw:formula="?f1 *cos(pi*(4500000)/10800000)"/>
            <draw:equation draw:name="f8" draw:formula="logheight/2"/>
            <draw:equation draw:name="f9" draw:formula="?f8 *sin(pi*(4500000)/10800000)"/>
            <draw:equation draw:name="f10" draw:formula="?f8 *sin(pi*(3600000)/10800000)"/>
            <draw:equation draw:name="f11" draw:formula="?f8 *sin(pi*(2700000)/10800000)"/>
            <draw:equation draw:name="f12" draw:formula="logheight/4"/>
            <draw:equation draw:name="f13" draw:formula="?f12 "/>
            <draw:equation draw:name="f14" draw:formula="?f8 *sin(pi*(900000)/10800000)"/>
            <draw:equation draw:name="f15" draw:formula="logwidth/2"/>
            <draw:equation draw:name="f16" draw:formula="?f15 +0-?f2 "/>
            <draw:equation draw:name="f17" draw:formula="?f15 +0-?f3 "/>
            <draw:equation draw:name="f18" draw:formula="?f15 +0-?f4 "/>
            <draw:equation draw:name="f19" draw:formula="?f15 +0-?f6 "/>
            <draw:equation draw:name="f20" draw:formula="?f15 +0-?f7 "/>
            <draw:equation draw:name="f21" draw:formula="?f15 +?f7 -0"/>
            <draw:equation draw:name="f22" draw:formula="?f15 +?f6 -0"/>
            <draw:equation draw:name="f23" draw:formula="?f15 +?f4 -0"/>
            <draw:equation draw:name="f24" draw:formula="?f15 +?f3 -0"/>
            <draw:equation draw:name="f25" draw:formula="?f15 +?f2 -0"/>
            <draw:equation draw:name="f26" draw:formula="logheight/2"/>
            <draw:equation draw:name="f27" draw:formula="?f26 +0-?f9 "/>
            <draw:equation draw:name="f28" draw:formula="?f26 +0-?f10 "/>
            <draw:equation draw:name="f29" draw:formula="?f26 +0-?f11 "/>
            <draw:equation draw:name="f30" draw:formula="?f26 +0-?f13 "/>
            <draw:equation draw:name="f31" draw:formula="?f26 +0-?f14 "/>
            <draw:equation draw:name="f32" draw:formula="?f26 +?f14 -0"/>
            <draw:equation draw:name="f33" draw:formula="?f26 +?f13 -0"/>
            <draw:equation draw:name="f34" draw:formula="?f26 +?f11 -0"/>
            <draw:equation draw:name="f35" draw:formula="?f26 +?f10 -0"/>
            <draw:equation draw:name="f36" draw:formula="?f26 +?f9 -0"/>
            <draw:equation draw:name="f37" draw:formula="?f1 *?f0 /50000"/>
            <draw:equation draw:name="f38" draw:formula="?f8 *?f0 /50000"/>
            <draw:equation draw:name="f39" draw:formula="?f37 *99144/100000"/>
            <draw:equation draw:name="f40" draw:formula="?f37 *92388/100000"/>
            <draw:equation draw:name="f41" draw:formula="?f37 *79335/100000"/>
            <draw:equation draw:name="f42" draw:formula="?f37 *60876/100000"/>
            <draw:equation draw:name="f43" draw:formula="?f37 *38268/100000"/>
            <draw:equation draw:name="f44" draw:formula="?f37 *13053/100000"/>
            <draw:equation draw:name="f45" draw:formula="?f38 *99144/100000"/>
            <draw:equation draw:name="f46" draw:formula="?f38 *92388/100000"/>
            <draw:equation draw:name="f47" draw:formula="?f38 *79335/100000"/>
            <draw:equation draw:name="f48" draw:formula="?f38 *60876/100000"/>
            <draw:equation draw:name="f49" draw:formula="?f38 *38268/100000"/>
            <draw:equation draw:name="f50" draw:formula="?f38 *13053/100000"/>
            <draw:equation draw:name="f51" draw:formula="?f15 +0-?f39 "/>
            <draw:equation draw:name="f52" draw:formula="?f15 +0-?f40 "/>
            <draw:equation draw:name="f53" draw:formula="?f15 +0-?f41 "/>
            <draw:equation draw:name="f54" draw:formula="?f15 +0-?f42 "/>
            <draw:equation draw:name="f55" draw:formula="?f15 +0-?f43 "/>
            <draw:equation draw:name="f56" draw:formula="?f15 +0-?f44 "/>
            <draw:equation draw:name="f57" draw:formula="?f15 +?f44 -0"/>
            <draw:equation draw:name="f58" draw:formula="?f15 +?f43 -0"/>
            <draw:equation draw:name="f59" draw:formula="?f15 +?f42 -0"/>
            <draw:equation draw:name="f60" draw:formula="?f15 +?f41 -0"/>
            <draw:equation draw:name="f61" draw:formula="?f15 +?f40 -0"/>
            <draw:equation draw:name="f62" draw:formula="?f15 +?f39 -0"/>
            <draw:equation draw:name="f63" draw:formula="?f26 +0-?f45 "/>
            <draw:equation draw:name="f64" draw:formula="?f26 +0-?f46 "/>
            <draw:equation draw:name="f65" draw:formula="?f26 +0-?f47 "/>
            <draw:equation draw:name="f66" draw:formula="?f26 +0-?f48 "/>
            <draw:equation draw:name="f67" draw:formula="?f26 +0-?f49 "/>
            <draw:equation draw:name="f68" draw:formula="?f26 +0-?f50 "/>
            <draw:equation draw:name="f69" draw:formula="?f26 +?f50 -0"/>
            <draw:equation draw:name="f70" draw:formula="?f26 +?f49 -0"/>
            <draw:equation draw:name="f71" draw:formula="?f26 +?f48 -0"/>
            <draw:equation draw:name="f72" draw:formula="?f26 +?f47 -0"/>
            <draw:equation draw:name="f73" draw:formula="?f26 +?f46 -0"/>
            <draw:equation draw:name="f74" draw:formula="?f26 +?f45 -0"/>
            <draw:equation draw:name="f75" draw:formula="?f37 *cos(pi*(2700000)/10800000)"/>
            <draw:equation draw:name="f76" draw:formula="?f38 *sin(pi*(2700000)/10800000)"/>
            <draw:equation draw:name="f77" draw:formula="?f15 +0-?f75 "/>
            <draw:equation draw:name="f78" draw:formula="?f26 +0-?f76 "/>
            <draw:equation draw:name="f79" draw:formula="?f15 +?f75 -0"/>
            <draw:equation draw:name="f80" draw:formula="?f26 +?f76 -0"/>
            <draw:equation draw:name="f81" draw:formula="?f26 +0-?f38 "/>
            <draw:equation draw:name="f82" draw:formula="logheight"/>
            <draw:equation draw:name="f83" draw:formula="logwidth"/>
            <draw:handle draw:handle-position="?f15 ?f81" draw:handle-range-y-maximum="50000" draw:handle-range-y-minimum="0"/>
          </draw:enhanced-geometry>
        </draw:custom-shape>
        <draw:custom-shape draw:name="star32" draw:style-name="gr10" draw:text-style-name="P4" draw:layer="layout" svg:width="3.997cm" svg:height="4.998cm" svg:x="49.998cm" svg:y="45.999cm">
          <text:p/>
          <draw:enhanced-geometry draw:mirror-horizontal="false" draw:mirror-vertical="false" draw:text-areas="?f99 ?f100 ?f101 ?f102" svg:viewBox="0 0 0 0" draw:type="ooxml-star32" draw:modifiers="27403" draw:enhanced-path="M 0 ?f32 L ?f65 ?f88 ?f18 ?f39 ?f66 ?f87 ?f19 ?f38 ?f67 ?f86 ?f20 ?f37 ?f68 ?f85 ?f21 ?f36 ?f69 ?f84 ?f22 ?f35 ?f70 ?f83 ?f23 ?f34 ?f71 ?f82 ?f24 ?f33 ?f72 ?f81 ?f17 0 ?f73 ?f81 ?f25 ?f33 ?f74 ?f82 ?f26 ?f34 ?f75 ?f83 ?f27 ?f35 ?f76 ?f84 ?f28 ?f36 ?f77 ?f85 ?f29 ?f37 ?f78 ?f86 ?f30 ?f38 ?f79 ?f87 ?f31 ?f39 ?f80 ?f88 ?f105 ?f32 ?f80 ?f89 ?f31 ?f40 ?f79 ?f90 ?f30 ?f41 ?f78 ?f91 ?f29 ?f42 ?f77 ?f92 ?f28 ?f43 ?f76 ?f93 ?f27 ?f44 ?f75 ?f94 ?f26 ?f45 ?f74 ?f95 ?f25 ?f46 ?f73 ?f96 ?f17 ?f104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logheight"/>
            <draw:equation draw:name="f105" draw:formula="logwidth"/>
            <draw:handle draw:handle-position="?f17 ?f103" draw:handle-range-y-maximum="50000" draw:handle-range-y-minimum="0"/>
          </draw:enhanced-geometry>
        </draw:custom-shape>
        <draw:custom-shape draw:name="star4" draw:style-name="gr1" draw:text-style-name="P1" draw:layer="layout" svg:width="3.999cm" svg:height="4.999cm" svg:x="56cm" svg:y="46cm">
          <text:p/>
          <draw:enhanced-geometry draw:mirror-horizontal="false" draw:mirror-vertical="false" draw:text-areas="?f8 ?f11 ?f9 ?f12" svg:viewBox="0 0 0 0" draw:type="ooxml-star4" draw:modifiers="23595" draw:enhanced-path="M 0 ?f10 L ?f8 ?f11 ?f7 0 ?f9 ?f11 ?f15 ?f10 ?f9 ?f12 ?f7 ?f14 ?f8 ?f12 Z N">
            <draw:equation draw:name="f0" draw:formula="if(0-$0 ,0,if(50000-$0 ,$0 ,50000))"/>
            <draw:equation draw:name="f1" draw:formula="logwidth/2"/>
            <draw:equation draw:name="f2" draw:formula="?f1 *?f0 /50000"/>
            <draw:equation draw:name="f3" draw:formula="logheight/2"/>
            <draw:equation draw:name="f4" draw:formula="?f3 *?f0 /50000"/>
            <draw:equation draw:name="f5" draw:formula="?f2 *cos(pi*(2700000)/10800000)"/>
            <draw:equation draw:name="f6" draw:formula="?f4 *sin(pi*(2700000)/10800000)"/>
            <draw:equation draw:name="f7" draw:formula="logwidth/2"/>
            <draw:equation draw:name="f8" draw:formula="?f7 +0-?f5 "/>
            <draw:equation draw:name="f9" draw:formula="?f7 +?f5 -0"/>
            <draw:equation draw:name="f10" draw:formula="logheight/2"/>
            <draw:equation draw:name="f11" draw:formula="?f10 +0-?f6 "/>
            <draw:equation draw:name="f12" draw:formula="?f10 +?f6 -0"/>
            <draw:equation draw:name="f13" draw:formula="?f10 +0-?f4 "/>
            <draw:equation draw:name="f14" draw:formula="logheight"/>
            <draw:equation draw:name="f15" draw:formula="logwidth"/>
            <draw:handle draw:handle-position="?f7 ?f13" draw:handle-range-y-maximum="50000" draw:handle-range-y-minimum="0"/>
          </draw:enhanced-geometry>
        </draw:custom-shape>
        <draw:custom-shape draw:name="star5" draw:style-name="gr1" draw:text-style-name="P1" draw:layer="layout" svg:width="3.998cm" svg:height="4.999cm" svg:x="62cm" svg:y="46cm">
          <text:p/>
          <draw:enhanced-geometry draw:mirror-horizontal="false" draw:mirror-vertical="false" draw:text-areas="?f24 ?f28 ?f27 ?f30" svg:viewBox="0 0 0 0" draw:type="ooxml-star5" draw:modifiers="24320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star6" draw:style-name="gr1" draw:text-style-name="P1" draw:layer="layout" svg:width="3.998cm" svg:height="4.999cm" svg:x="68cm" svg:y="46cm">
          <text:p/>
          <draw:enhanced-geometry draw:mirror-horizontal="false" draw:mirror-vertical="false" draw:text-areas="?f14 ?f19 ?f17 ?f20" svg:viewBox="0 0 0 0" draw:type="ooxml-star6" draw:modifiers="23647 115470" draw:enhanced-path="M ?f5 ?f8 L ?f15 ?f19 ?f4 0 ?f16 ?f19 ?f6 ?f8 ?f17 ?f7 ?f6 ?f9 ?f16 ?f20 ?f4 ?f22 ?f15 ?f20 ?f5 ?f9 ?f14 ?f7 Z N">
            <draw:equation draw:name="f0" draw:formula="if(0-$0 ,0,if(50000-$0 ,$0 ,50000))"/>
            <draw:equation draw:name="f1" draw:formula="logwidth/2"/>
            <draw:equation draw:name="f2" draw:formula="?f1 *$1 /100000"/>
            <draw:equation draw:name="f3" draw:formula="?f2 *cos(pi*(1800000)/10800000)"/>
            <draw:equation draw:name="f4" draw:formula="logwidth/2"/>
            <draw:equation draw:name="f5" draw:formula="?f4 +0-?f3 "/>
            <draw:equation draw:name="f6" draw:formula="?f4 +?f3 -0"/>
            <draw:equation draw:name="f7" draw:formula="logheight/2"/>
            <draw:equation draw:name="f8" draw:formula="logheight/4"/>
            <draw:equation draw:name="f9" draw:formula="?f7 +?f8 -0"/>
            <draw:equation draw:name="f10" draw:formula="?f2 *?f0 /50000"/>
            <draw:equation draw:name="f11" draw:formula="logheight/2"/>
            <draw:equation draw:name="f12" draw:formula="?f11 *?f0 /50000"/>
            <draw:equation draw:name="f13" draw:formula="?f10 *1/2"/>
            <draw:equation draw:name="f14" draw:formula="?f4 +0-?f10 "/>
            <draw:equation draw:name="f15" draw:formula="?f4 +0-?f13 "/>
            <draw:equation draw:name="f16" draw:formula="?f4 +?f13 -0"/>
            <draw:equation draw:name="f17" draw:formula="?f4 +?f10 -0"/>
            <draw:equation draw:name="f18" draw:formula="?f12 *sin(pi*(3600000)/10800000)"/>
            <draw:equation draw:name="f19" draw:formula="?f7 +0-?f18 "/>
            <draw:equation draw:name="f20" draw:formula="?f7 +?f18 -0"/>
            <draw:equation draw:name="f21" draw:formula="?f7 +0-?f12 "/>
            <draw:equation draw:name="f22" draw:formula="logheight"/>
            <draw:handle draw:handle-position="?f4 ?f21" draw:handle-range-y-maximum="50000" draw:handle-range-y-minimum="0"/>
          </draw:enhanced-geometry>
        </draw:custom-shape>
        <draw:custom-shape draw:name="star7" draw:style-name="gr1" draw:text-style-name="P1" draw:layer="layout" svg:width="3.999cm" svg:height="4.999cm" svg:x="74cm" svg:y="46cm">
          <text:p/>
          <draw:enhanced-geometry draw:mirror-horizontal="false" draw:mirror-vertical="false" draw:text-areas="?f29 ?f37 ?f32 ?f39" svg:viewBox="0 0 0 0" draw:type="ooxml-star7" draw:modifiers="27321 102572 105210" draw:enhanced-path="M ?f14 ?f21 L ?f28 ?f38 ?f15 ?f20 ?f30 ?f37 ?f13 0 ?f31 ?f37 ?f18 ?f20 ?f33 ?f38 ?f19 ?f21 ?f32 ?f39 ?f17 ?f22 ?f13 ?f40 ?f16 ?f22 ?f29 ?f3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97493/100000"/>
            <draw:equation draw:name="f8" draw:formula="?f2 *78183/100000"/>
            <draw:equation draw:name="f9" draw:formula="?f2 *43388/100000"/>
            <draw:equation draw:name="f10" draw:formula="?f4 *62349/100000"/>
            <draw:equation draw:name="f11" draw:formula="?f4 *22252/100000"/>
            <draw:equation draw:name="f12" draw:formula="?f4 *90097/100000"/>
            <draw:equation draw:name="f13" draw:formula="logwidth/2"/>
            <draw:equation draw:name="f14" draw:formula="?f13 +0-?f7 "/>
            <draw:equation draw:name="f15" draw:formula="?f13 +0-?f8 "/>
            <draw:equation draw:name="f16" draw:formula="?f13 +0-?f9 "/>
            <draw:equation draw:name="f17" draw:formula="?f13 +?f9 -0"/>
            <draw:equation draw:name="f18" draw:formula="?f13 +?f8 -0"/>
            <draw:equation draw:name="f19" draw:formula="?f13 +?f7 -0"/>
            <draw:equation draw:name="f20" draw:formula="?f6 +0-?f10 "/>
            <draw:equation draw:name="f21" draw:formula="?f6 +?f11 -0"/>
            <draw:equation draw:name="f22" draw:formula="?f6 +?f12 -0"/>
            <draw:equation draw:name="f23" draw:formula="?f2 *?f0 /50000"/>
            <draw:equation draw:name="f24" draw:formula="?f4 *?f0 /50000"/>
            <draw:equation draw:name="f25" draw:formula="?f23 *97493/100000"/>
            <draw:equation draw:name="f26" draw:formula="?f23 *78183/100000"/>
            <draw:equation draw:name="f27" draw:formula="?f23 *43388/100000"/>
            <draw:equation draw:name="f28" draw:formula="?f13 +0-?f25 "/>
            <draw:equation draw:name="f29" draw:formula="?f13 +0-?f26 "/>
            <draw:equation draw:name="f30" draw:formula="?f13 +0-?f27 "/>
            <draw:equation draw:name="f31" draw:formula="?f13 +?f27 -0"/>
            <draw:equation draw:name="f32" draw:formula="?f13 +?f26 -0"/>
            <draw:equation draw:name="f33" draw:formula="?f13 +?f25 -0"/>
            <draw:equation draw:name="f34" draw:formula="?f24 *90097/100000"/>
            <draw:equation draw:name="f35" draw:formula="?f24 *22252/100000"/>
            <draw:equation draw:name="f36" draw:formula="?f24 *62349/100000"/>
            <draw:equation draw:name="f37" draw:formula="?f6 +0-?f34 "/>
            <draw:equation draw:name="f38" draw:formula="?f6 +0-?f35 "/>
            <draw:equation draw:name="f39" draw:formula="?f6 +?f36 -0"/>
            <draw:equation draw:name="f40" draw:formula="?f6 +?f24 -0"/>
            <draw:equation draw:name="f41" draw:formula="?f6 +0-?f24 "/>
            <draw:handle draw:handle-position="?f13 ?f41" draw:handle-range-y-maximum="50000" draw:handle-range-y-minimum="0"/>
          </draw:enhanced-geometry>
        </draw:custom-shape>
        <draw:custom-shape draw:name="star8" draw:style-name="gr1" draw:text-style-name="P1" draw:layer="layout" svg:width="3.999cm" svg:height="4.999cm" svg:x="80cm" svg:y="46cm">
          <text:p/>
          <draw:enhanced-geometry draw:mirror-horizontal="false" draw:mirror-vertical="false" draw:text-areas="?f17 ?f21 ?f20 ?f24" svg:viewBox="0 0 0 0" draw:type="ooxml-star8" draw:modifiers="26486" draw:enhanced-path="M 0 ?f8 L ?f17 ?f22 ?f4 ?f9 ?f18 ?f21 ?f3 0 ?f19 ?f21 ?f5 ?f9 ?f20 ?f22 ?f26 ?f8 ?f20 ?f23 ?f5 ?f10 ?f19 ?f24 ?f3 ?f27 ?f18 ?f24 ?f4 ?f10 ?f17 ?f23 Z N">
            <draw:equation draw:name="f0" draw:formula="if(0-$0 ,0,if(50000-$0 ,$0 ,50000))"/>
            <draw:equation draw:name="f1" draw:formula="logwidth/2"/>
            <draw:equation draw:name="f2" draw:formula="?f1 *cos(pi*(2700000)/10800000)"/>
            <draw:equation draw:name="f3" draw:formula="logwidth/2"/>
            <draw:equation draw:name="f4" draw:formula="?f3 +0-?f2 "/>
            <draw:equation draw:name="f5" draw:formula="?f3 +?f2 -0"/>
            <draw:equation draw:name="f6" draw:formula="logheight/2"/>
            <draw:equation draw:name="f7" draw:formula="?f6 *sin(pi*(2700000)/10800000)"/>
            <draw:equation draw:name="f8" draw:formula="logheight/2"/>
            <draw:equation draw:name="f9" draw:formula="?f8 +0-?f7 "/>
            <draw:equation draw:name="f10" draw:formula="?f8 +?f7 -0"/>
            <draw:equation draw:name="f11" draw:formula="?f1 *?f0 /50000"/>
            <draw:equation draw:name="f12" draw:formula="?f6 *?f0 /50000"/>
            <draw:equation draw:name="f13" draw:formula="?f11 *92388/100000"/>
            <draw:equation draw:name="f14" draw:formula="?f11 *38268/100000"/>
            <draw:equation draw:name="f15" draw:formula="?f12 *92388/100000"/>
            <draw:equation draw:name="f16" draw:formula="?f12 *38268/100000"/>
            <draw:equation draw:name="f17" draw:formula="?f3 +0-?f13 "/>
            <draw:equation draw:name="f18" draw:formula="?f3 +0-?f14 "/>
            <draw:equation draw:name="f19" draw:formula="?f3 +?f14 -0"/>
            <draw:equation draw:name="f20" draw:formula="?f3 +?f13 -0"/>
            <draw:equation draw:name="f21" draw:formula="?f8 +0-?f15 "/>
            <draw:equation draw:name="f22" draw:formula="?f8 +0-?f16 "/>
            <draw:equation draw:name="f23" draw:formula="?f8 +?f16 -0"/>
            <draw:equation draw:name="f24" draw:formula="?f8 +?f15 -0"/>
            <draw:equation draw:name="f25" draw:formula="?f8 +0-?f12 "/>
            <draw:equation draw:name="f26" draw:formula="logwidth"/>
            <draw:equation draw:name="f27" draw:formula="logheight"/>
            <draw:handle draw:handle-position="?f3 ?f25" draw:handle-range-y-maximum="50000" draw:handle-range-y-minimum="0"/>
          </draw:enhanced-geometry>
        </draw:custom-shape>
        <draw:custom-shape draw:name="stripedRightArrow" draw:style-name="gr1" draw:text-style-name="P1" draw:layer="layout" svg:width="3.999cm" svg:height="4.998cm" svg:x="85cm" svg:y="46cm">
          <text:p/>
          <draw:enhanced-geometry draw:mirror-horizontal="false" draw:mirror-vertical="false" draw:text-areas="?f4 ?f9 ?f13 ?f10" svg:viewBox="0 0 0 0" draw:type="ooxml-stripedRightArrow" draw:modifiers="26850 36521"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custom-shape draw:name="sun" draw:style-name="gr1" draw:text-style-name="P1" draw:layer="layout" svg:width="3.999cm" svg:height="4.998cm" svg:x="1cm" svg:y="53.5cm">
          <text:p/>
          <draw:enhanced-geometry draw:mirror-horizontal="false" draw:mirror-vertical="false" draw:text-areas="?f25 ?f38 ?f24 ?f37" svg:viewBox="0 0 0 0" draw:type="ooxml-sun" draw:modifiers="31343" draw:enhanced-path="M ?f50 ?f47 L ?f30 ?f46 ?f30 ?f42 Z M ?f20 ?f21 L ?f31 ?f41 ?f32 ?f40 Z M ?f48 0 L ?f33 ?f39 ?f29 ?f39 Z M ?f22 ?f21 L ?f28 ?f40 ?f27 ?f41 Z M 0 ?f47 L ?f26 ?f42 ?f26 ?f46 Z M ?f22 ?f23 L ?f27 ?f45 ?f28 ?f44 Z M ?f48 ?f49 L ?f29 ?f43 ?f33 ?f43 Z M ?f20 ?f23 L ?f32 ?f44 ?f31 ?f45 Z M ?f34 ?f47 Z N" drawooo:enhanced-path="M ?f50 ?f47 L ?f30 ?f46 ?f30 ?f42 Z M ?f20 ?f21 L ?f31 ?f41 ?f32 ?f40 Z M ?f48 0 L ?f33 ?f39 ?f29 ?f39 Z M ?f22 ?f21 L ?f28 ?f40 ?f27 ?f41 Z M 0 ?f47 L ?f26 ?f42 ?f26 ?f46 Z M ?f22 ?f23 L ?f27 ?f45 ?f28 ?f44 Z M ?f48 ?f49 L ?f29 ?f43 ?f33 ?f43 Z M ?f20 ?f23 L ?f32 ?f44 ?f31 ?f45 Z M ?f34 ?f47 G ?f35 ?f36 ?f51 ?f52 Z N">
            <draw:equation draw:name="f0" draw:formula="if(12500-$0 ,12500,if(46875-$0 ,$0 ,46875))"/>
            <draw:equation draw:name="f1" draw:formula="50000+0-?f0 "/>
            <draw:equation draw:name="f2" draw:formula="?f1 *30274/32768"/>
            <draw:equation draw:name="f3" draw:formula="?f1 *12540/32768"/>
            <draw:equation draw:name="f4" draw:formula="?f2 +50000-0"/>
            <draw:equation draw:name="f5" draw:formula="?f3 +50000-0"/>
            <draw:equation draw:name="f6" draw:formula="50000+0-?f2 "/>
            <draw:equation draw:name="f7" draw:formula="50000+0-?f3 "/>
            <draw:equation draw:name="f8" draw:formula="?f1 *23170/32768"/>
            <draw:equation draw:name="f9" draw:formula="50000+?f8 -0"/>
            <draw:equation draw:name="f10" draw:formula="50000+0-?f8 "/>
            <draw:equation draw:name="f11" draw:formula="?f6 *3/4"/>
            <draw:equation draw:name="f12" draw:formula="?f7 *3/4"/>
            <draw:equation draw:name="f13" draw:formula="?f11 +3662-0"/>
            <draw:equation draw:name="f14" draw:formula="?f12 +3662-0"/>
            <draw:equation draw:name="f15" draw:formula="?f12 +12500-0"/>
            <draw:equation draw:name="f16" draw:formula="100000+0-?f11 "/>
            <draw:equation draw:name="f17" draw:formula="100000+0-?f13 "/>
            <draw:equation draw:name="f18" draw:formula="100000+0-?f14 "/>
            <draw:equation draw:name="f19" draw:formula="100000+0-?f15 "/>
            <draw:equation draw:name="f20" draw:formula="logwidth*18436/21600"/>
            <draw:equation draw:name="f21" draw:formula="logheight*3163/21600"/>
            <draw:equation draw:name="f22" draw:formula="logwidth*3163/21600"/>
            <draw:equation draw:name="f23" draw:formula="logheight*18436/21600"/>
            <draw:equation draw:name="f24" draw:formula="logwidth*?f9 /100000"/>
            <draw:equation draw:name="f25" draw:formula="logwidth*?f10 /100000"/>
            <draw:equation draw:name="f26" draw:formula="logwidth*?f11 /100000"/>
            <draw:equation draw:name="f27" draw:formula="logwidth*?f13 /100000"/>
            <draw:equation draw:name="f28" draw:formula="logwidth*?f14 /100000"/>
            <draw:equation draw:name="f29" draw:formula="logwidth*?f15 /100000"/>
            <draw:equation draw:name="f30" draw:formula="logwidth*?f16 /100000"/>
            <draw:equation draw:name="f31" draw:formula="logwidth*?f17 /100000"/>
            <draw:equation draw:name="f32" draw:formula="logwidth*?f18 /100000"/>
            <draw:equation draw:name="f33" draw:formula="logwidth*?f19 /100000"/>
            <draw:equation draw:name="f34" draw:formula="logwidth*?f0 /100000"/>
            <draw:equation draw:name="f35" draw:formula="logwidth*?f1 /100000"/>
            <draw:equation draw:name="f36" draw:formula="logheight*?f1 /100000"/>
            <draw:equation draw:name="f37" draw:formula="logheight*?f9 /100000"/>
            <draw:equation draw:name="f38" draw:formula="logheight*?f10 /100000"/>
            <draw:equation draw:name="f39" draw:formula="logheight*?f11 /100000"/>
            <draw:equation draw:name="f40" draw:formula="logheight*?f13 /100000"/>
            <draw:equation draw:name="f41" draw:formula="logheight*?f14 /100000"/>
            <draw:equation draw:name="f42" draw:formula="logheight*?f15 /100000"/>
            <draw:equation draw:name="f43" draw:formula="logheight*?f16 /100000"/>
            <draw:equation draw:name="f44" draw:formula="logheight*?f17 /100000"/>
            <draw:equation draw:name="f45" draw:formula="logheight*?f18 /100000"/>
            <draw:equation draw:name="f46" draw:formula="logheight*?f19 /100000"/>
            <draw:equation draw:name="f47" draw:formula="logheight/2"/>
            <draw:equation draw:name="f48" draw:formula="logwidth/2"/>
            <draw:equation draw:name="f49" draw:formula="logheight"/>
            <draw:equation draw:name="f50" draw:formula="logwidth"/>
            <draw:equation draw:name="f51" draw:formula="(10800000)/60000.0"/>
            <draw:equation draw:name="f52" draw:formula="(21600000)/60000.0"/>
            <draw:handle draw:handle-position="?f34 ?f47" draw:handle-range-x-maximum="46875" draw:handle-range-x-minimum="12500"/>
          </draw:enhanced-geometry>
        </draw:custom-shape>
        <draw:custom-shape draw:name="swooshArrow" draw:style-name="gr8" draw:text-style-name="P5" draw:layer="layout" svg:width="4cm" svg:height="4.999cm" svg:x="79.999cm" svg:y="0.999cm">
          <text:p/>
          <draw:enhanced-geometry draw:mirror-horizontal="false" draw:mirror-vertical="false" draw:text-areas="0 0 ?f31 ?f30" svg:viewBox="0 0 0 0" draw:type="ooxml-swooshArrow" draw:modifiers="25860 43032" draw:enhanced-path="M 0 ?f30 Q ?f25 ?f23 ?f6 ?f8 L ?f11 0 ?f31 ?f20 ?f15 ?f16 ?f14 ?f13 Q ?f29 ?f27 0 ?f30 Z N">
            <draw:equation draw:name="f0" draw:formula="if(1-$0 ,1,if(75000-$0 ,$0 ,75000))"/>
            <draw:equation draw:name="f1" draw:formula="min(logwidth,logheight)"/>
            <draw:equation draw:name="f2" draw:formula="70000*logwidth/?f1 "/>
            <draw:equation draw:name="f3" draw:formula="if(0-$1 ,0,if(?f2 -$1 ,$1 ,?f2 ))"/>
            <draw:equation draw:name="f4" draw:formula="logheight*?f0 /100000"/>
            <draw:equation draw:name="f5" draw:formula="?f1 *?f3 /100000"/>
            <draw:equation draw:name="f6" draw:formula="logwidth+0-?f5 "/>
            <draw:equation draw:name="f7" draw:formula="min(logwidth,logheight)/8"/>
            <draw:equation draw:name="f8" draw:formula="0+?f7 -0"/>
            <draw:equation draw:name="f9" draw:formula="5400000*1/14"/>
            <draw:equation draw:name="f10" draw:formula="?f7 *tan(pi*(?f9 )/10800000)"/>
            <draw:equation draw:name="f11" draw:formula="?f6 +0-?f10 "/>
            <draw:equation draw:name="f12" draw:formula="?f4 *tan(pi*(?f9 )/10800000)"/>
            <draw:equation draw:name="f13" draw:formula="?f8 +?f4 -0"/>
            <draw:equation draw:name="f14" draw:formula="?f6 +?f12 -0"/>
            <draw:equation draw:name="f15" draw:formula="?f14 +?f10 -0"/>
            <draw:equation draw:name="f16" draw:formula="?f13 +?f7 -0"/>
            <draw:equation draw:name="f17" draw:formula="?f16 +0-0"/>
            <draw:equation draw:name="f18" draw:formula="?f17 *1/2"/>
            <draw:equation draw:name="f19" draw:formula="logheight*1/20"/>
            <draw:equation draw:name="f20" draw:formula="0+?f18 -?f19 "/>
            <draw:equation draw:name="f21" draw:formula="logheight/6"/>
            <draw:equation draw:name="f22" draw:formula="?f21 *1/1"/>
            <draw:equation draw:name="f23" draw:formula="?f21 +?f22 -0"/>
            <draw:equation draw:name="f24" draw:formula="logwidth/6"/>
            <draw:equation draw:name="f25" draw:formula="?f24 "/>
            <draw:equation draw:name="f26" draw:formula="?f21 *1/2"/>
            <draw:equation draw:name="f27" draw:formula="?f13 +?f26 -0"/>
            <draw:equation draw:name="f28" draw:formula="logwidth/4"/>
            <draw:equation draw:name="f29" draw:formula="?f28 "/>
            <draw:equation draw:name="f30" draw:formula="logheight"/>
            <draw:equation draw:name="f31" draw:formula="logwidth"/>
            <draw:handle draw:handle-position="?f14 ?f13" draw:handle-range-y-maximum="75000" draw:handle-range-y-minimum="1"/>
            <draw:handle draw:handle-position="?f6 ?f8" draw:handle-range-x-maximum="?f2" draw:handle-range-x-minimum="0"/>
          </draw:enhanced-geometry>
        </draw:custom-shape>
        <draw:custom-shape draw:name="teardrop" draw:style-name="gr1" draw:text-style-name="P1" draw:layer="layout" svg:width="3.997cm" svg:height="4.999cm" svg:x="13cm" svg:y="53.5cm">
          <text:p/>
          <draw:enhanced-geometry draw:mirror-horizontal="false" draw:mirror-vertical="false" draw:text-areas="?f18 ?f20 ?f19 ?f21" svg:viewBox="0 0 0 0" draw:type="ooxml-teardrop" draw:modifiers="87135"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rapezoid" draw:style-name="gr1" draw:text-style-name="P1" draw:layer="layout" svg:width="4.001cm" svg:height="4.999cm" svg:x="19cm" svg:y="53.5cm">
          <text:p/>
          <draw:enhanced-geometry draw:mirror-horizontal="false" draw:mirror-vertical="false" draw:text-areas="?f8 ?f10 ?f11 ?f14" svg:viewBox="0 0 0 0" draw:type="ooxml-trapezoid" draw:modifiers="28213"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triangle" draw:style-name="gr1" draw:text-style-name="P1" draw:layer="layout" svg:width="3.999cm" svg:height="4.999cm" svg:x="25cm" svg:y="53.5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upArrow" draw:style-name="gr1" draw:text-style-name="P1" draw:layer="layout" svg:width="3.997cm" svg:height="4.999cm" svg:x="31cm" svg:y="53.5cm">
          <text:p/>
          <draw:enhanced-geometry draw:mirror-horizontal="false" draw:mirror-vertical="false" draw:text-areas="?f8 ?f12 ?f9 ?f13" svg:viewBox="0 0 0 0" draw:type="ooxml-upArrow" draw:modifiers="35528 4035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upArrowCallout" draw:style-name="gr1" draw:text-style-name="P1" draw:layer="layout" svg:width="3.997cm" svg:height="4.999cm" svg:x="38cm" svg:y="53.5cm">
          <text:p/>
          <draw:enhanced-geometry draw:mirror-horizontal="false" draw:mirror-vertical="false" draw:text-areas="0 ?f19 ?f21 ?f22" svg:viewBox="0 0 0 0" draw:type="ooxml-upArrowCallout" draw:modifiers="25000 30629 37865 38346" draw:enhanced-path="M 0 ?f19 L ?f14 ?f19 ?f14 ?f17 ?f13 ?f17 ?f12 0 ?f16 ?f17 ?f15 ?f17 ?f15 ?f19 ?f21 ?f19 ?f21 ?f22 0 ?f22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f9 /100000"/>
            <draw:equation draw:name="f19" draw:formula="logheight+0-?f18 "/>
            <draw:equation draw:name="f20" draw:formula="(?f19 +logheight)/2"/>
            <draw:equation draw:name="f21" draw:formula="logwidth"/>
            <draw:equation draw:name="f22" draw:formula="logheight"/>
            <draw:handle draw:handle-position="?f14 ?f17" draw:handle-range-x-maximum="?f3" draw:handle-range-x-minimum="0"/>
            <draw:handle draw:handle-position="?f13 0" draw:handle-range-x-maximum="?f1" draw:handle-range-x-minimum="0"/>
            <draw:handle draw:handle-position="?f21 ?f17" draw:handle-range-y-maximum="?f5" draw:handle-range-y-minimum="0"/>
            <draw:handle draw:handle-position="0 ?f19" draw:handle-range-y-maximum="?f8" draw:handle-range-y-minimum="0"/>
          </draw:enhanced-geometry>
        </draw:custom-shape>
        <draw:custom-shape draw:name="upDownArrow" draw:style-name="gr1" draw:text-style-name="P1" draw:layer="layout" svg:width="3.999cm" svg:height="4.998cm" svg:x="44cm" svg:y="53.5cm">
          <text:p/>
          <draw:enhanced-geometry draw:mirror-horizontal="false" draw:mirror-vertical="false" draw:text-areas="?f8 ?f12 ?f9 ?f13" svg:viewBox="0 0 0 0" draw:type="ooxml-upDownArrow" draw:modifiers="26213 34935"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upDownArrowCallout" draw:style-name="gr1" draw:text-style-name="P1" draw:layer="layout" svg:width="3.997cm" svg:height="4.998cm" svg:x="50cm" svg:y="53.5cm">
          <text:p/>
          <draw:enhanced-geometry draw:mirror-horizontal="false" draw:mirror-vertical="false" draw:text-areas="0 ?f22 ?f24 ?f23" svg:viewBox="0 0 0 0" draw:type="ooxml-upDownArrowCallout" draw:modifiers="25000 22690 21963 35368" draw:enhanced-path="M 0 ?f22 L ?f15 ?f22 ?f15 ?f18 ?f14 ?f18 ?f13 0 ?f17 ?f18 ?f16 ?f18 ?f16 ?f22 ?f24 ?f22 ?f24 ?f23 ?f16 ?f23 ?f16 ?f19 ?f17 ?f19 ?f13 ?f25 ?f14 ?f19 ?f15 ?f19 ?f15 ?f23 0 ?f23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50000*logheight/?f0 "/>
            <draw:equation draw:name="f6" draw:formula="if(0-$2 ,0,if(?f5 -$2 ,$2 ,?f5 ))"/>
            <draw:equation draw:name="f7" draw:formula="logheight/2"/>
            <draw:equation draw:name="f8" draw:formula="?f6 *?f0 /?f7 "/>
            <draw:equation draw:name="f9" draw:formula="100000+0-?f8 "/>
            <draw:equation draw:name="f10" draw:formula="if(0-$3 ,0,if(?f9 -$3 ,$3 ,?f9 ))"/>
            <draw:equation draw:name="f11" draw:formula="?f0 *?f2 /100000"/>
            <draw:equation draw:name="f12" draw:formula="?f0 *?f4 /200000"/>
            <draw:equation draw:name="f13" draw:formula="logwidth/2"/>
            <draw:equation draw:name="f14" draw:formula="?f13 +0-?f11 "/>
            <draw:equation draw:name="f15" draw:formula="?f13 +0-?f12 "/>
            <draw:equation draw:name="f16" draw:formula="?f13 +?f12 -0"/>
            <draw:equation draw:name="f17" draw:formula="?f13 +?f11 -0"/>
            <draw:equation draw:name="f18" draw:formula="?f0 *?f6 /100000"/>
            <draw:equation draw:name="f19" draw:formula="logheight+0-?f18 "/>
            <draw:equation draw:name="f20" draw:formula="logheight*?f10 /200000"/>
            <draw:equation draw:name="f21" draw:formula="logheight/2"/>
            <draw:equation draw:name="f22" draw:formula="?f21 +0-?f20 "/>
            <draw:equation draw:name="f23" draw:formula="?f21 +?f20 -0"/>
            <draw:equation draw:name="f24" draw:formula="logwidth"/>
            <draw:equation draw:name="f25" draw:formula="logheight"/>
            <draw:handle draw:handle-position="?f15 ?f18" draw:handle-range-x-maximum="?f3" draw:handle-range-x-minimum="0"/>
            <draw:handle draw:handle-position="?f14 0" draw:handle-range-x-maximum="?f1" draw:handle-range-x-minimum="0"/>
            <draw:handle draw:handle-position="?f24 ?f18" draw:handle-range-y-maximum="?f5" draw:handle-range-y-minimum="0"/>
            <draw:handle draw:handle-position="0 ?f22" draw:handle-range-y-maximum="?f9" draw:handle-range-y-minimum="0"/>
          </draw:enhanced-geometry>
        </draw:custom-shape>
        <draw:custom-shape draw:name="uturnArrow" draw:style-name="gr1" draw:text-style-name="P1" draw:layer="layout" svg:width="4.001cm" svg:height="4.998cm" svg:x="56cm" svg:y="53.5cm">
          <text:p/>
          <draw:enhanced-geometry draw:mirror-horizontal="false" draw:mirror-vertical="false" draw:text-areas="0 0 ?f34 ?f33" svg:viewBox="0 0 0 0" draw:type="ooxml-uturnArrow" draw:modifiers="20984 20180 21787 36521 82717"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custom-shape draw:name="verticalScroll" draw:style-name="gr1" draw:text-style-name="P1" draw:layer="layout" svg:width="3.997cm" svg:height="4.998cm" svg:x="62cm" svg:y="53.5cm">
          <text:p/>
          <draw:enhanced-geometry draw:mirror-horizontal="false" draw:mirror-vertical="false" draw:text-areas="?f2 ?f2 ?f7 ?f11" svg:viewBox="0 0 0 0" draw:type="ooxml-verticalScroll" draw:modifiers="17324"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wave" draw:style-name="gr1" draw:text-style-name="P1" draw:layer="layout" svg:width="3.999cm" svg:height="4.998cm" svg:x="68cm" svg:y="53.5cm">
          <text:p/>
          <draw:enhanced-geometry draw:mirror-horizontal="false" draw:mirror-vertical="false" draw:text-areas="?f27 ?f29 ?f28 ?f30" svg:viewBox="0 0 0 0" draw:type="ooxml-wave" draw:modifiers="10473 -7743" draw:enhanced-path="M ?f13 ?f2 C ?f17 ?f4 ?f18 ?f5 ?f15 ?f2 L ?f20 ?f6 C ?f22 ?f8 ?f21 ?f7 ?f19 ?f6 Z N">
            <draw:equation draw:name="f0" draw:formula="if(0-$0 ,0,if(20000-$0 ,$0 ,20000))"/>
            <draw:equation draw:name="f1" draw:formula="if(-10000-$1 ,-10000,if(10000-$1 ,$1 ,10000))"/>
            <draw:equation draw:name="f2" draw:formula="logheight*?f0 /100000"/>
            <draw:equation draw:name="f3" draw:formula="?f2 *10/3"/>
            <draw:equation draw:name="f4" draw:formula="?f2 +0-?f3 "/>
            <draw:equation draw:name="f5" draw:formula="?f2 +?f3 -0"/>
            <draw:equation draw:name="f6" draw:formula="logheight+0-?f2 "/>
            <draw:equation draw:name="f7" draw:formula="?f6 +0-?f3 "/>
            <draw:equation draw:name="f8" draw:formula="?f6 +?f3 -0"/>
            <draw:equation draw:name="f9" draw:formula="logwidth*?f1 /100000"/>
            <draw:equation draw:name="f10" draw:formula="logwidth*?f1 /50000"/>
            <draw:equation draw:name="f11" draw:formula="abs(?f9 )"/>
            <draw:equation draw:name="f12" draw:formula="if(?f10 ,0,?f10 )"/>
            <draw:equation draw:name="f13" draw:formula="0+0-?f12 "/>
            <draw:equation draw:name="f14" draw:formula="if(?f10 ,?f10 ,0)"/>
            <draw:equation draw:name="f15" draw:formula="logwidth+0-?f14 "/>
            <draw:equation draw:name="f16" draw:formula="(?f12 +?f15 )/3"/>
            <draw:equation draw:name="f17" draw:formula="?f13 +?f16 -0"/>
            <draw:equation draw:name="f18" draw:formula="(?f17 +?f15 )/2"/>
            <draw:equation draw:name="f19" draw:formula="0+?f14 -0"/>
            <draw:equation draw:name="f20" draw:formula="logwidth+?f12 -0"/>
            <draw:equation draw:name="f21" draw:formula="?f19 +?f16 -0"/>
            <draw:equation draw:name="f22" draw:formula="(?f21 +?f20 )/2"/>
            <draw:equation draw:name="f23" draw:formula="logwidth+0-?f11 "/>
            <draw:equation draw:name="f24" draw:formula="logwidth/2"/>
            <draw:equation draw:name="f25" draw:formula="?f24 +?f9 -0"/>
            <draw:equation draw:name="f26" draw:formula="?f24 +0-?f9 "/>
            <draw:equation draw:name="f27" draw:formula="max(?f13 ,?f19 )"/>
            <draw:equation draw:name="f28" draw:formula="min(?f15 ,?f20 )"/>
            <draw:equation draw:name="f29" draw:formula="logheight*?f0 /50000"/>
            <draw:equation draw:name="f30" draw:formula="logheight+0-?f29 "/>
            <draw:equation draw:name="f31" draw:formula="logheight"/>
            <draw:equation draw:name="f32" draw:formula="logheight/2"/>
            <draw:handle draw:handle-position="0 ?f2" draw:handle-range-y-maximum="20000" draw:handle-range-y-minimum="0"/>
            <draw:handle draw:handle-position="?f25 ?f31" draw:handle-range-x-maximum="10000" draw:handle-range-x-minimum="-10000"/>
          </draw:enhanced-geometry>
        </draw:custom-shape>
        <draw:custom-shape draw:name="wedgeEllipseCallout" draw:style-name="gr1" draw:text-style-name="P1" draw:layer="layout" svg:width="3.999cm" svg:height="4.999cm" svg:x="74cm" svg:y="53.5cm">
          <text:p/>
          <draw:enhanced-geometry draw:mirror-horizontal="false" draw:mirror-vertical="false" draw:text-areas="?f28 ?f30 ?f29 ?f31" svg:viewBox="0 0 0 0" draw:type="ooxml-wedgeEllipseCallout" draw:modifiers="-44739 49412"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wedgeRectCallout" draw:style-name="gr1" draw:text-style-name="P1" draw:layer="layout" svg:width="3.997cm" svg:height="4.999cm" svg:x="80cm" svg:y="53.5cm">
          <text:p/>
          <draw:enhanced-geometry draw:mirror-horizontal="false" draw:mirror-vertical="false" draw:text-areas="0 0 ?f37 ?f36" svg:viewBox="0 0 0 0"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wedgeRoundRectCallout" draw:style-name="gr1" draw:text-style-name="P1" draw:layer="layout" svg:width="3.997cm" svg:height="4.999cm" svg:x="85cm" svg:y="53.5cm">
          <text:p/>
          <draw:enhanced-geometry draw:mirror-horizontal="false" draw:mirror-vertical="false" draw:text-areas="?f38 ?f38 ?f39 ?f40" svg:viewBox="0 0 0 0" draw:type="ooxml-wedgeRoundRectCallout" draw:modifiers="-20833 62500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name="Slide Image Placeholder 1" draw:style-name="gr11" draw:layer="layout" svg:width="14.145cm" svg:height="9.427cm" svg:x="3.722cm" svg:y="3.493cm" draw:page-number="1" presentation:class="page"/>
          <draw:frame draw:name="Notes Placeholder 2" presentation:style-name="pr1" draw:text-style-name="P6" draw:layer="layout" svg:width="17.267cm" svg:height="11.001cm" svg:x="2.161cm" svg:y="13.445cm" presentation:class="notes" presentation:placeholder="true" presentation:user-transformed="true">
            <draw:text-box/>
          </draw:frame>
          <draw:frame draw:name="Slide Number Placeholder 3" presentation:style-name="pr2" draw:text-style-name="P8" draw:layer="layout" svg:width="9.356cm" svg:height="1.401cm" svg:x="12.228cm" svg:y="26.538cm" presentation:class="page-number" presentation:user-transformed="true">
            <draw:text-box>
              <text:p text:style-name="P7"><text:span text:style-name="T1"><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ce style:name="DejaVu Sans1" svg:font-family="'DejaVu Sans'"/>
    <style:font-face style:name="Arial1" svg:font-family="Arial"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MS PGothic1" svg:font-family="'MS PGothic'" style:font-pitch="variable"/>
    <style:font-face style:name="Nachlieli CLM1" svg:font-family="'Nachlieli CLM'" style:font-pitch="variable"/>
    <style:font-face style:name="Segoe UI" svg:font-family="'Segoe UI'"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S PGothic" svg:font-family="'MS PGothic'" style:font-family-generic="system" style:font-pitch="variable"/>
    <style:font-face style:name="Nachlieli CLM" svg:font-family="'Nachlieli CLM'"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Segoe UI1" style:font-size-asian="24pt" style:language-asian="ja" style:country-asian="JP" style:font-name-complex="Tahoma1"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S PGothic" style:font-family-asian="'MS PGothic'"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S PGothic" style:font-family-asian="'MS PGothic'"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DejaVu Sans1" style:font-family-asian="'DejaVu Sans'" style:font-size-asian="28pt" style:language-asian="en" style:country-asian="US" style:font-style-asian="normal" style:font-weight-asian="normal" style:font-name-complex="DejaVu Sans1" style:font-family-complex="'DejaVu Sans'" style:font-size-complex="28pt" style:language-complex="en" style:country-complex="US"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style:style>
    <style:style style:name="Blank_20_Slide-outline3" style:display-name="Blank Slide-outline3" style:family="presentation" style:parent-style-name="Blank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S PGothic" style:font-family-asian="'MS PGothic'"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1" style:font-family-asian="'DejaVu Sans'" style:font-size-asian="18pt" style:language-asian="en" style:country-asian="US" style:font-style-asian="normal" style:font-weight-asian="normal" style:font-name-complex="DejaVu Sans1"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9.998cm" fo:page-height="59.999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_20_Slide" style:display-name="Blank Slide" style:page-layout-name="PM1" draw:style-name="Mdp1">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title>PowerPoint Presentation</dc:title>
    <meta:initial-creator>Regina Henschel</meta:initial-creator>
    <dc:creator>Regina Henschel</dc:creator>
    <meta:editing-cycles>63</meta:editing-cycles>
    <meta:creation-date>2019-05-07T20:16:59</meta:creation-date>
    <dc:date>2019-08-08T13:11:04</dc:date>
    <dc:language>en-US</dc:language>
    <meta:editing-duration>PT6H7M</meta:editing-duration>
    <meta:generator>BforCommit/6.4.0.0.alpha0$Windows_X86_64 LibreOffice_project/8387a6db641b29e6ff3c2f4cdc4688f538cbe35f</meta:generator>
    <meta:document-statistic meta:object-count="139"/>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